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74.15pt" svg:height="477.35pt" svg:x="67.12pt" svg:y="3.03pt">
            <loext:p/>
            <draw:object draw:notify-on-update-of-ranges="Sheet1.A1:Sheet1.A1 Sheet1.A2:Sheet1.A2 Sheet1.A3:Sheet1.A3 Sheet1.A4:Sheet1.A4 Sheet1.A5:Sheet1.A5 Sheet1.A6:Sheet1.A6 Sheet1.A7:Sheet1.A7 Sheet1.A8:Sheet1.A8 Sheet1.A9:Sheet1.A9 Sheet1.A10:Sheet1.A10 Sheet1.A11:Sheet1.A11 Sheet1.A12:Sheet1.A12 Sheet1.A13:Sheet1.A13 Sheet1.A14:Sheet1.A14 Sheet1.A15:Sheet1.A15 Sheet1.A16:Sheet1.A16 Sheet1.A17:Sheet1.A17 Sheet1.A18:Sheet1.A18 Sheet1.A19:Sheet1.A19 Sheet1.A20:Sheet1.A20 Sheet1.A21:Sheet1.A21 Sheet1.A22:Sheet1.A22 Sheet1.A23:Sheet1.A23 Sheet1.A24:Sheet1.A24 Sheet1.A25:Sheet1.A25 Sheet1.A26:Sheet1.A26 Sheet1.A27:Sheet1.A27 Sheet1.A28:Sheet1.A28 Sheet1.A29:Sheet1.A29 Sheet1.A30:Sheet1.A30 Sheet1.A31:Sheet1.A31 Sheet1.A32:Sheet1.A32 Sheet1.A33:Sheet1.A33 Sheet1.A34:Sheet1.A34 Sheet1.A35:Sheet1.A35 Sheet1.A36:Sheet1.A36 Sheet1.A37:Sheet1.A37 Sheet1.A38:Sheet1.A38 Sheet1.A39:Sheet1.A39 Sheet1.A40:Sheet1.A40 Sheet1.A41:Sheet1.A41 Sheet1.A42:Sheet1.A42 Sheet1.A43:Sheet1.A43 Sheet1.A44:Sheet1.A44 Sheet1.A45:Sheet1.A45 Sheet1.A46:Sheet1.A46 Sheet1.A47:Sheet1.A47 Sheet1.A48:Sheet1.A48 Sheet1.A49:Sheet1.A49 Sheet1.A50:Sheet1.A50 Sheet1.A51:Sheet1.A51 Sheet1.A52:Sheet1.A52 Sheet1.A53:Sheet1.A53 Sheet1.A54:Sheet1.A54 Sheet1.A55:Sheet1.A55 Sheet1.A56:Sheet1.A56 Sheet1.A57:Sheet1.A57 Sheet1.A58:Sheet1.A58 Sheet1.A59:Sheet1.A59 Sheet1.A60:Sheet1.A60 Sheet1.A61:Sheet1.A61 Sheet1.A62:Sheet1.A62 Sheet1.A63:Sheet1.A63 Sheet1.A64:Sheet1.A64 Sheet1.A65:Sheet1.A65 Sheet1.A66:Sheet1.A66 Sheet1.A67:Sheet1.A67 Sheet1.A68:Sheet1.A68 Sheet1.A69:Sheet1.A69 Sheet1.A70:Sheet1.A70 Sheet1.A71:Sheet1.A71 Sheet1.A72:Sheet1.A72 Sheet1.A73:Sheet1.A73 Sheet1.A74:Sheet1.A74 Sheet1.A75:Sheet1.A75 Sheet1.A76:Sheet1.A76 Sheet1.A77:Sheet1.A77 Sheet1.A78:Sheet1.A78 Sheet1.A79:Sheet1.A79 Sheet1.A80:Sheet1.A80 Sheet1.A81:Sheet1.A81 Sheet1.A82:Sheet1.A82 Sheet1.A83:Sheet1.A83 Sheet1.A84:Sheet1.A84 Sheet1.A85:Sheet1.A85 Sheet1.A86:Sheet1.A86 Sheet1.A87:Sheet1.A87 Sheet1.A88:Sheet1.A88 Sheet1.A89:Sheet1.A89 Sheet1.A90:Sheet1.A90 Sheet1.A91:Sheet1.A91 Sheet1.A92:Sheet1.A92 Sheet1.A93:Sheet1.A93 Sheet1.A94:Sheet1.A94 Sheet1.A95:Sheet1.A95 Sheet1.A96:Sheet1.A96 Sheet1.A97:Sheet1.A97 Sheet1.A98:Sheet1.A98 Sheet1.A99:Sheet1.A99 Sheet1.A100:Sheet1.A100 Sheet1.A101:Sheet1.A101 Sheet1.A102:Sheet1.A102 Sheet1.A103:Sheet1.A103 Sheet1.A104:Sheet1.A104 Sheet1.A105:Sheet1.A105 Sheet1.A106:Sheet1.A106 Sheet1.A107:Sheet1.A107 Sheet1.A108:Sheet1.A108 Sheet1.A109:Sheet1.A109 Sheet1.A110:Sheet1.A110 Sheet1.A111:Sheet1.A111 Sheet1.A112:Sheet1.A112 Sheet1.A113:Sheet1.A113 Sheet1.A114:Sheet1.A114 Sheet1.A115:Sheet1.A115 Sheet1.A116:Sheet1.A116 Sheet1.A117:Sheet1.A117 Sheet1.A118:Sheet1.A118 Sheet1.A119:Sheet1.A119 Sheet1.A120:Sheet1.A120 Sheet1.A121:Sheet1.A121 Sheet1.A122:Sheet1.A122 Sheet1.A123:Sheet1.A123 Sheet1.A124:Sheet1.A124 Sheet1.A125:Sheet1.A125 Sheet1.A126:Sheet1.A126 Sheet1.A127:Sheet1.A127 Sheet1.A128:Sheet1.A128 Sheet1.A129:Sheet1.A129 Sheet1.A130:Sheet1.A130 Sheet1.A131:Sheet1.A131 Sheet1.A132:Sheet1.A132 Sheet1.A133:Sheet1.A133 Sheet1.A134:Sheet1.A134 Sheet1.A135:Sheet1.A135 Sheet1.A136:Sheet1.A136 Sheet1.A137:Sheet1.A137 Sheet1.A138:Sheet1.A138 Sheet1.A139:Sheet1.A139 Sheet1.A140:Sheet1.A140 Sheet1.A141:Sheet1.A141 Sheet1.A142:Sheet1.A142 Sheet1.A143:Sheet1.A143 Sheet1.A144:Sheet1.A144 Sheet1.A145:Sheet1.A145 Sheet1.A146:Sheet1.A146 Sheet1.A147:Sheet1.A147 Sheet1.A148:Sheet1.A148 Sheet1.A149:Sheet1.A149 Sheet1.A150:Sheet1.A150 Sheet1.A151:Sheet1.A151 Sheet1.A152:Sheet1.A152 Sheet1.A153:Sheet1.A153 Sheet1.A154:Sheet1.A154 Sheet1.A155:Sheet1.A155 Sheet1.A156:Sheet1.A156 Sheet1.A157:Sheet1.A157 Sheet1.A158:Sheet1.A158 Sheet1.A159:Sheet1.A159 Sheet1.A160:Sheet1.A160 Sheet1.A161:Sheet1.A161 Sheet1.A162:Sheet1.A162 Sheet1.A163:Sheet1.A163 Sheet1.A164:Sheet1.A164 Sheet1.A165:Sheet1.A165 Sheet1.A166:Sheet1.A166 Sheet1.A167:Sheet1.A167 Sheet1.A168:Sheet1.A168 Sheet1.A169:Sheet1.A169 Sheet1.A170:Sheet1.A170 Sheet1.A171:Sheet1.A171 Sheet1.A172:Sheet1.A172 Sheet1.A173:Sheet1.A173 Sheet1.A174:Sheet1.A174 Sheet1.A175:Sheet1.A175 Sheet1.A176:Sheet1.A176 Sheet1.A177:Sheet1.A177 Sheet1.A178:Sheet1.A178 Sheet1.A179:Sheet1.A179 Sheet1.A180:Sheet1.A180 Sheet1.A181:Sheet1.A181 Sheet1.A182:Sheet1.A182 Sheet1.A183:Sheet1.A183 Sheet1.A184:Sheet1.A184 Sheet1.A185:Sheet1.A185 Sheet1.A186:Sheet1.A186 Sheet1.A187:Sheet1.A187 Sheet1.A188:Sheet1.A188 Sheet1.A189:Sheet1.A189 Sheet1.A190:Sheet1.A190 Sheet1.A191:Sheet1.A191 Sheet1.A192:Sheet1.A192 Sheet1.A193:Sheet1.A193 Sheet1.A194:Sheet1.A194 Sheet1.A195:Sheet1.A195 Sheet1.A196:Sheet1.A196 Sheet1.A197:Sheet1.A197 Sheet1.A198:Sheet1.A198 Sheet1.A199:Sheet1.A199 Sheet1.A200:Sheet1.A200 Sheet1.A201:Sheet1.A201 Sheet1.A202:Sheet1.A202 Sheet1.A203:Sheet1.A203 Sheet1.A204:Sheet1.A204 Sheet1.A205:Sheet1.A205 Sheet1.A206:Sheet1.A206 Sheet1.A207:Sheet1.A207 Sheet1.A208:Sheet1.A208 Sheet1.A209:Sheet1.A209 Sheet1.A210:Sheet1.A210 Sheet1.A211:Sheet1.A211 Sheet1.A212:Sheet1.A212 Sheet1.A213:Sheet1.A213 Sheet1.A214:Sheet1.A214 Sheet1.A215:Sheet1.A215 Sheet1.A216:Sheet1.A216 Sheet1.A217:Sheet1.A217 Sheet1.A218:Sheet1.A218 Sheet1.A219:Sheet1.A219 Sheet1.A220:Sheet1.A220 Sheet1.A221:Sheet1.A221 Sheet1.A222:Sheet1.A222 Sheet1.A223:Sheet1.A223 Sheet1.A224:Sheet1.A224 Sheet1.A225:Sheet1.A225 Sheet1.A226:Sheet1.A226 Sheet1.A227:Sheet1.A227 Sheet1.A228:Sheet1.A228 Sheet1.A229:Sheet1.A229 Sheet1.A230:Sheet1.A230 Sheet1.A231:Sheet1.A231 Sheet1.A232:Sheet1.A232 Sheet1.A233:Sheet1.A233 Sheet1.A234:Sheet1.A234 Sheet1.A235:Sheet1.A235 Sheet1.A236:Sheet1.A236 Sheet1.A237:Sheet1.A237 Sheet1.A238:Sheet1.A238 Sheet1.A239:Sheet1.A239 Sheet1.A240:Sheet1.A240 Sheet1.A241:Sheet1.A241 Sheet1.A242:Sheet1.A242 Sheet1.A243:Sheet1.A243 Sheet1.A244:Sheet1.A244 Sheet1.A245:Sheet1.A245 Sheet1.A246:Sheet1.A246 Sheet1.A247:Sheet1.A247 Sheet1.A248:Sheet1.A248 Sheet1.A249:Sheet1.A249 Sheet1.A250:Sheet1.A250 Sheet1.A251:Sheet1.A251 Sheet1.A252:Sheet1.A252 Sheet1.A253:Sheet1.A253 Sheet1.A254:Sheet1.A254 Sheet1.A255:Sheet1.A255 Sheet1.A256:Sheet1.A256 Sheet1.A257:Sheet1.A257 Sheet1.A258:Sheet1.A258 Sheet1.A259:Sheet1.A259 Sheet1.A260:Sheet1.A260 Sheet1.A261:Sheet1.A261 Sheet1.A262:Sheet1.A262 Sheet1.A263:Sheet1.A263 Sheet1.A264:Sheet1.A264 Sheet1.A265:Sheet1.A265 Sheet1.A266:Sheet1.A266 Sheet1.A267:Sheet1.A267 Sheet1.A268:Sheet1.A268 Sheet1.A269:Sheet1.A269 Sheet1.A270:Sheet1.A270 Sheet1.A271:Sheet1.A271 Sheet1.A272:Sheet1.A272 Sheet1.A273:Sheet1.A273 Sheet1.A274:Sheet1.A274 Sheet1.A275:Sheet1.A275 Sheet1.A276:Sheet1.A276 Sheet1.A277:Sheet1.A277 Sheet1.A278:Sheet1.A278 Sheet1.A279:Sheet1.A279 Sheet1.A280:Sheet1.A280 Sheet1.A281:Sheet1.A281 Sheet1.A282:Sheet1.A282 Sheet1.A283:Sheet1.A283 Sheet1.A284:Sheet1.A284 Sheet1.A285:Sheet1.A285 Sheet1.A286:Sheet1.A286 Sheet1.A287:Sheet1.A287 Sheet1.A288:Sheet1.A288 Sheet1.A289:Sheet1.A289 Sheet1.A290:Sheet1.A290 Sheet1.A291:Sheet1.A291 Sheet1.A292:Sheet1.A292 Sheet1.A293:Sheet1.A293 Sheet1.A294:Sheet1.A294 Sheet1.A295:Sheet1.A295 Sheet1.A296:Sheet1.A296 Sheet1.A297:Sheet1.A297 Sheet1.A298:Sheet1.A298 Sheet1.A299:Sheet1.A299 Sheet1.A300:Sheet1.A300 Sheet1.A301:Sheet1.A301 Sheet1.A302:Sheet1.A302 Sheet1.A303:Sheet1.A303 Sheet1.A304:Sheet1.A304 Sheet1.A305:Sheet1.A305 Sheet1.A306:Sheet1.A306 Sheet1.A307:Sheet1.A307 Sheet1.A308:Sheet1.A308 Sheet1.A309:Sheet1.A309 Sheet1.A310:Sheet1.A310 Sheet1.A311:Sheet1.A311 Sheet1.A312:Sheet1.A312 Sheet1.A313:Sheet1.A313 Sheet1.A314:Sheet1.A314 Sheet1.A315:Sheet1.A315 Sheet1.A316:Sheet1.A316 Sheet1.A317:Sheet1.A317 Sheet1.A318:Sheet1.A318 Sheet1.A319:Sheet1.A319 Sheet1.A320:Sheet1.A320 Sheet1.A321:Sheet1.A321 Sheet1.A322:Sheet1.A322 Sheet1.A323:Sheet1.A323 Sheet1.A324:Sheet1.A324 Sheet1.A325:Sheet1.A325 Sheet1.A326:Sheet1.A326 Sheet1.A327:Sheet1.A327 Sheet1.A328:Sheet1.A328 Sheet1.A329:Sheet1.A329 Sheet1.A330:Sheet1.A330 Sheet1.A331:Sheet1.A331 Sheet1.A332:Sheet1.A332 Sheet1.A333:Sheet1.A333 Sheet1.A334:Sheet1.A334 Sheet1.A335:Sheet1.A335 Sheet1.A336:Sheet1.A336 Sheet1.A337:Sheet1.A337 Sheet1.A338:Sheet1.A338 Sheet1.A339:Sheet1.A339 Sheet1.A340:Sheet1.A340 Sheet1.A341:Sheet1.A341 Sheet1.A342:Sheet1.A342 Sheet1.A343:Sheet1.A343 Sheet1.A344:Sheet1.A344 Sheet1.A345:Sheet1.A345 Sheet1.A346:Sheet1.A346 Sheet1.A347:Sheet1.A347 Sheet1.A348:Sheet1.A348 Sheet1.A349:Sheet1.A349 Sheet1.A350:Sheet1.A350 Sheet1.A351:Sheet1.A351 Sheet1.A352:Sheet1.A352 Sheet1.A353:Sheet1.A353 Sheet1.A354:Sheet1.A354 Sheet1.A355:Sheet1.A355 Sheet1.A356:Sheet1.A356 Sheet1.A357:Sheet1.A357 Sheet1.A358:Sheet1.A358 Sheet1.A359:Sheet1.A359 Sheet1.A360:Sheet1.A360 Sheet1.A361:Sheet1.A361 Sheet1.A362:Sheet1.A362 Sheet1.A363:Sheet1.A363 Sheet1.A364:Sheet1.A364 Sheet1.A365:Sheet1.A365 Sheet1.A366:Sheet1.A366 Sheet1.A367:Sheet1.A367 Sheet1.A368:Sheet1.A368 Sheet1.A369:Sheet1.A369 Sheet1.A370:Sheet1.A370 Sheet1.A371:Sheet1.A371 Sheet1.A372:Sheet1.A372 Sheet1.A373:Sheet1.A373 Sheet1.A374:Sheet1.A374 Sheet1.A375:Sheet1.A375 Sheet1.A376:Sheet1.A376 Sheet1.A377:Sheet1.A377 Sheet1.A378:Sheet1.A378 Sheet1.A379:Sheet1.A379 Sheet1.A380:Sheet1.A380 Sheet1.A381:Sheet1.A381 Sheet1.A382:Sheet1.A382 Sheet1.A383:Sheet1.A383 Sheet1.A384:Sheet1.A384 Sheet1.A385:Sheet1.A385 Sheet1.A386:Sheet1.A386 Sheet1.A387:Sheet1.A387 Sheet1.A388:Sheet1.A388 Sheet1.A389:Sheet1.A389 Sheet1.A390:Sheet1.A390 Sheet1.A391:Sheet1.A391 Sheet1.A392:Sheet1.A392 Sheet1.A393:Sheet1.A393 Sheet1.A394:Sheet1.A394 Sheet1.A395:Sheet1.A395 Sheet1.A396:Sheet1.A396 Sheet1.A397:Sheet1.A397 Sheet1.A398:Sheet1.A398 Sheet1.A399:Sheet1.A399 Sheet1.A400:Sheet1.A400 Sheet1.A401:Sheet1.A401 Sheet1.A402:Sheet1.A402 Sheet1.A403:Sheet1.A403 Sheet1.A404:Sheet1.A404 Sheet1.A405:Sheet1.A405 Sheet1.A406:Sheet1.A406 Sheet1.A407:Sheet1.A407 Sheet1.A408:Sheet1.A408 Sheet1.A409:Sheet1.A409 Sheet1.A410:Sheet1.A410 Sheet1.A411:Sheet1.A411 Sheet1.A412:Sheet1.A412 Sheet1.A413:Sheet1.A413 Sheet1.A414:Sheet1.A414 Sheet1.A415:Sheet1.A415 Sheet1.A416:Sheet1.A416 Sheet1.A417:Sheet1.A417 Sheet1.A418:Sheet1.A418 Sheet1.A419:Sheet1.A419 Sheet1.A420:Sheet1.A420 Sheet1.A421:Sheet1.A421 Sheet1.A422:Sheet1.A422 Sheet1.A423:Sheet1.A423 Sheet1.A424:Sheet1.A424 Sheet1.A425:Sheet1.A425 Sheet1.A426:Sheet1.A426 Sheet1.A427:Sheet1.A427 Sheet1.A428:Sheet1.A428 Sheet1.A429:Sheet1.A429 Sheet1.A430:Sheet1.A430 Sheet1.A431:Sheet1.A431 Sheet1.A432:Sheet1.A432 Sheet1.A433:Sheet1.A433 Sheet1.A434:Sheet1.A434 Sheet1.A435:Sheet1.A435 Sheet1.A436:Sheet1.A436 Sheet1.A437:Sheet1.A437 Sheet1.A438:Sheet1.A438 Sheet1.A439:Sheet1.A439 Sheet1.A440:Sheet1.A440 Sheet1.A441:Sheet1.A441 Sheet1.A442:Sheet1.A442 Sheet1.A443:Sheet1.A443 Sheet1.A444:Sheet1.A444 Sheet1.A445:Sheet1.A445 Sheet1.A446:Sheet1.A446 Sheet1.A447:Sheet1.A447 Sheet1.A448:Sheet1.A448 Sheet1.A449:Sheet1.A449 Sheet1.A450:Sheet1.A450 Sheet1.A451:Sheet1.A451 Sheet1.A452:Sheet1.A452 Sheet1.A453:Sheet1.A453 Sheet1.A454:Sheet1.A454 Sheet1.A455:Sheet1.A455 Sheet1.A456:Sheet1.A456 Sheet1.A457:Sheet1.A457 Sheet1.A458:Sheet1.A458 Sheet1.A459:Sheet1.A459 Sheet1.A460:Sheet1.A460 Sheet1.A461:Sheet1.A461 Sheet1.A462:Sheet1.A462 Sheet1.A463:Sheet1.A463 Sheet1.A464:Sheet1.A464 Sheet1.A465:Sheet1.A465 Sheet1.A466:Sheet1.A466 Sheet1.A467:Sheet1.A467 Sheet1.A468:Sheet1.A468 Sheet1.A469:Sheet1.A469 Sheet1.A470:Sheet1.A470 Sheet1.A471:Sheet1.A471 Sheet1.A472:Sheet1.A472 Sheet1.A473:Sheet1.A473 Sheet1.A474:Sheet1.A474 Sheet1.A475:Sheet1.A475 Sheet1.A476:Sheet1.A476 Sheet1.A477:Sheet1.A477 Sheet1.A478:Sheet1.A478 Sheet1.A479:Sheet1.A479 Sheet1.A480:Sheet1.A480 Sheet1.A481:Sheet1.A481 Sheet1.A482:Sheet1.A482 Sheet1.A483:Sheet1.A483 Sheet1.A484:Sheet1.A484 Sheet1.A485:Sheet1.A485 Sheet1.A486:Sheet1.A486 Sheet1.A487:Sheet1.A487 Sheet1.A488:Sheet1.A488 Sheet1.A489:Sheet1.A489 Sheet1.A490:Sheet1.A490 Sheet1.A491:Sheet1.A491 Sheet1.A492:Sheet1.A492 Sheet1.A493:Sheet1.A493 Sheet1.A494:Sheet1.A494 Sheet1.A495:Sheet1.A495 Sheet1.A496:Sheet1.A496 Sheet1.A497:Sheet1.A497 Sheet1.A498:Sheet1.A498 Sheet1.A499:Sheet1.A499 Sheet1.A500:Sheet1.A5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4566" calcext:value-type="float">
            <text:p>4566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</table:table-row>
        <table:table-row table:style-name="ro1">
          <table:table-cell office:value-type="float" office:value="4786" calcext:value-type="float">
            <text:p>4786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float" office:value="4632" calcext:value-type="float">
            <text:p>4632</text:p>
          </table:table-cell>
        </table:table-row>
        <table:table-row table:style-name="ro1">
          <table:table-cell office:value-type="float" office:value="6961" calcext:value-type="float">
            <text:p>6961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</table:table-row>
        <table:table-row table:style-name="ro1">
          <table:table-cell office:value-type="float" office:value="4398" calcext:value-type="float">
            <text:p>4398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float" office:value="4701" calcext:value-type="float">
            <text:p>4701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float" office:value="4978" calcext:value-type="float">
            <text:p>4978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5232" calcext:value-type="float">
            <text:p>5232</text:p>
          </table:table-cell>
        </table:table-row>
        <table:table-row table:style-name="ro1">
          <table:table-cell office:value-type="float" office:value="5314" calcext:value-type="float">
            <text:p>5314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</table:table-row>
        <table:table-row table:style-name="ro1">
          <table:table-cell office:value-type="float" office:value="6033" calcext:value-type="float">
            <text:p>6033</text:p>
          </table:table-cell>
        </table:table-row>
        <table:table-row table:style-name="ro1"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6187" calcext:value-type="float">
            <text:p>6187</text:p>
          </table:table-cell>
        </table:table-row>
        <table:table-row table:style-name="ro1">
          <table:table-cell office:value-type="float" office:value="6238" calcext:value-type="float">
            <text:p>6238</text:p>
          </table:table-cell>
        </table:table-row>
        <table:table-row table:style-name="ro1">
          <table:table-cell office:value-type="float" office:value="6338" calcext:value-type="float">
            <text:p>6338</text:p>
          </table:table-cell>
        </table:table-row>
        <table:table-row table:style-name="ro1">
          <table:table-cell office:value-type="float" office:value="7928" calcext:value-type="float">
            <text:p>7928</text:p>
          </table:table-cell>
        </table:table-row>
        <table:table-row table:style-name="ro1">
          <table:table-cell office:value-type="float" office:value="12341" calcext:value-type="float">
            <text:p>12341</text:p>
          </table:table-cell>
        </table:table-row>
        <table:table-row table:style-name="ro1">
          <table:table-cell office:value-type="float" office:value="8242" calcext:value-type="float">
            <text:p>8242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</table:table-row>
        <table:table-row table:style-name="ro1">
          <table:table-cell office:value-type="float" office:value="6928" calcext:value-type="float">
            <text:p>6928</text:p>
          </table:table-cell>
        </table:table-row>
        <table:table-row table:style-name="ro1">
          <table:table-cell office:value-type="float" office:value="6992" calcext:value-type="float">
            <text:p>6992</text:p>
          </table:table-cell>
        </table:table-row>
        <table:table-row table:style-name="ro1">
          <table:table-cell office:value-type="float" office:value="7109" calcext:value-type="float">
            <text:p>7109</text:p>
          </table:table-cell>
        </table:table-row>
        <table:table-row table:style-name="ro1">
          <table:table-cell office:value-type="float" office:value="7214" calcext:value-type="float">
            <text:p>7214</text:p>
          </table:table-cell>
        </table:table-row>
        <table:table-row table:style-name="ro1">
          <table:table-cell office:value-type="float" office:value="7385" calcext:value-type="float">
            <text:p>7385</text:p>
          </table:table-cell>
        </table:table-row>
        <table:table-row table:style-name="ro1">
          <table:table-cell office:value-type="float" office:value="7416" calcext:value-type="float">
            <text:p>7416</text:p>
          </table:table-cell>
        </table:table-row>
        <table:table-row table:style-name="ro1">
          <table:table-cell office:value-type="float" office:value="7481" calcext:value-type="float">
            <text:p>7481</text:p>
          </table:table-cell>
        </table:table-row>
        <table:table-row table:style-name="ro1">
          <table:table-cell office:value-type="float" office:value="7606" calcext:value-type="float">
            <text:p>7606</text:p>
          </table:table-cell>
        </table:table-row>
        <table:table-row table:style-name="ro1">
          <table:table-cell office:value-type="float" office:value="15715" calcext:value-type="float">
            <text:p>15715</text:p>
          </table:table-cell>
        </table:table-row>
        <table:table-row table:style-name="ro1">
          <table:table-cell office:value-type="float" office:value="10378" calcext:value-type="float">
            <text:p>10378</text:p>
          </table:table-cell>
        </table:table-row>
        <table:table-row table:style-name="ro1">
          <table:table-cell office:value-type="float" office:value="8146" calcext:value-type="float">
            <text:p>8146</text:p>
          </table:table-cell>
        </table:table-row>
        <table:table-row table:style-name="ro1">
          <table:table-cell office:value-type="float" office:value="8242" calcext:value-type="float">
            <text:p>8242</text:p>
          </table:table-cell>
        </table:table-row>
        <table:table-row table:style-name="ro1">
          <table:table-cell office:value-type="float" office:value="8562" calcext:value-type="float">
            <text:p>8562</text:p>
          </table:table-cell>
        </table:table-row>
        <table:table-row table:style-name="ro1">
          <table:table-cell office:value-type="float" office:value="8540" calcext:value-type="float">
            <text:p>8540</text:p>
          </table:table-cell>
        </table:table-row>
        <table:table-row table:style-name="ro1">
          <table:table-cell office:value-type="float" office:value="13264" calcext:value-type="float">
            <text:p>13264</text:p>
          </table:table-cell>
        </table:table-row>
        <table:table-row table:style-name="ro1">
          <table:table-cell office:value-type="float" office:value="8776" calcext:value-type="float">
            <text:p>8776</text:p>
          </table:table-cell>
        </table:table-row>
        <table:table-row table:style-name="ro1">
          <table:table-cell office:value-type="float" office:value="9340" calcext:value-type="float">
            <text:p>9340</text:p>
          </table:table-cell>
        </table:table-row>
        <table:table-row table:style-name="ro1">
          <table:table-cell office:value-type="float" office:value="14964" calcext:value-type="float">
            <text:p>14964</text:p>
          </table:table-cell>
        </table:table-row>
        <table:table-row table:style-name="ro1">
          <table:table-cell office:value-type="float" office:value="9337" calcext:value-type="float">
            <text:p>9337</text:p>
          </table:table-cell>
        </table:table-row>
        <table:table-row table:style-name="ro1">
          <table:table-cell office:value-type="float" office:value="9001" calcext:value-type="float">
            <text:p>9001</text:p>
          </table:table-cell>
        </table:table-row>
        <table:table-row table:style-name="ro1">
          <table:table-cell office:value-type="float" office:value="9068" calcext:value-type="float">
            <text:p>9068</text:p>
          </table:table-cell>
        </table:table-row>
        <table:table-row table:style-name="ro1">
          <table:table-cell office:value-type="float" office:value="10465" calcext:value-type="float">
            <text:p>10465</text:p>
          </table:table-cell>
        </table:table-row>
        <table:table-row table:style-name="ro1">
          <table:table-cell office:value-type="float" office:value="9746" calcext:value-type="float">
            <text:p>9746</text:p>
          </table:table-cell>
        </table:table-row>
        <table:table-row table:style-name="ro1">
          <table:table-cell office:value-type="float" office:value="10782" calcext:value-type="float">
            <text:p>10782</text:p>
          </table:table-cell>
        </table:table-row>
        <table:table-row table:style-name="ro1">
          <table:table-cell office:value-type="float" office:value="16095" calcext:value-type="float">
            <text:p>16095</text:p>
          </table:table-cell>
        </table:table-row>
        <table:table-row table:style-name="ro1">
          <table:table-cell office:value-type="float" office:value="10495" calcext:value-type="float">
            <text:p>10495</text:p>
          </table:table-cell>
        </table:table-row>
        <table:table-row table:style-name="ro1">
          <table:table-cell office:value-type="float" office:value="9759" calcext:value-type="float">
            <text:p>9759</text:p>
          </table:table-cell>
        </table:table-row>
        <table:table-row table:style-name="ro1">
          <table:table-cell office:value-type="float" office:value="9893" calcext:value-type="float">
            <text:p>9893</text:p>
          </table:table-cell>
        </table:table-row>
        <table:table-row table:style-name="ro1">
          <table:table-cell office:value-type="float" office:value="9928" calcext:value-type="float">
            <text:p>9928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</table:table-row>
        <table:table-row table:style-name="ro1">
          <table:table-cell office:value-type="float" office:value="10245" calcext:value-type="float">
            <text:p>10245</text:p>
          </table:table-cell>
        </table:table-row>
        <table:table-row table:style-name="ro1">
          <table:table-cell office:value-type="float" office:value="10368" calcext:value-type="float">
            <text:p>10368</text:p>
          </table:table-cell>
        </table:table-row>
        <table:table-row table:style-name="ro1">
          <table:table-cell office:value-type="float" office:value="11411" calcext:value-type="float">
            <text:p>11411</text:p>
          </table:table-cell>
        </table:table-row>
        <table:table-row table:style-name="ro1">
          <table:table-cell office:value-type="float" office:value="14919" calcext:value-type="float">
            <text:p>14919</text:p>
          </table:table-cell>
        </table:table-row>
        <table:table-row table:style-name="ro1">
          <table:table-cell office:value-type="float" office:value="10948" calcext:value-type="float">
            <text:p>10948</text:p>
          </table:table-cell>
        </table:table-row>
        <table:table-row table:style-name="ro1">
          <table:table-cell office:value-type="float" office:value="10950" calcext:value-type="float">
            <text:p>10950</text:p>
          </table:table-cell>
        </table:table-row>
        <table:table-row table:style-name="ro1">
          <table:table-cell office:value-type="float" office:value="10824" calcext:value-type="float">
            <text:p>10824</text:p>
          </table:table-cell>
        </table:table-row>
        <table:table-row table:style-name="ro1">
          <table:table-cell office:value-type="float" office:value="20887" calcext:value-type="float">
            <text:p>20887</text:p>
          </table:table-cell>
        </table:table-row>
        <table:table-row table:style-name="ro1">
          <table:table-cell office:value-type="float" office:value="12215" calcext:value-type="float">
            <text:p>12215</text:p>
          </table:table-cell>
        </table:table-row>
        <table:table-row table:style-name="ro1">
          <table:table-cell office:value-type="float" office:value="11320" calcext:value-type="float">
            <text:p>11320</text:p>
          </table:table-cell>
        </table:table-row>
        <table:table-row table:style-name="ro1">
          <table:table-cell office:value-type="float" office:value="11417" calcext:value-type="float">
            <text:p>11417</text:p>
          </table:table-cell>
        </table:table-row>
        <table:table-row table:style-name="ro1">
          <table:table-cell office:value-type="float" office:value="11485" calcext:value-type="float">
            <text:p>11485</text:p>
          </table:table-cell>
        </table:table-row>
        <table:table-row table:style-name="ro1">
          <table:table-cell office:value-type="float" office:value="11552" calcext:value-type="float">
            <text:p>11552</text:p>
          </table:table-cell>
        </table:table-row>
        <table:table-row table:style-name="ro1">
          <table:table-cell office:value-type="float" office:value="13930" calcext:value-type="float">
            <text:p>13930</text:p>
          </table:table-cell>
        </table:table-row>
        <table:table-row table:style-name="ro1">
          <table:table-cell office:value-type="float" office:value="11930" calcext:value-type="float">
            <text:p>11930</text:p>
          </table:table-cell>
        </table:table-row>
        <table:table-row table:style-name="ro1">
          <table:table-cell office:value-type="float" office:value="12023" calcext:value-type="float">
            <text:p>12023</text:p>
          </table:table-cell>
        </table:table-row>
        <table:table-row table:style-name="ro1">
          <table:table-cell office:value-type="float" office:value="12324" calcext:value-type="float">
            <text:p>12324</text:p>
          </table:table-cell>
        </table:table-row>
        <table:table-row table:style-name="ro1">
          <table:table-cell office:value-type="float" office:value="12377" calcext:value-type="float">
            <text:p>12377</text:p>
          </table:table-cell>
        </table:table-row>
        <table:table-row table:style-name="ro1">
          <table:table-cell office:value-type="float" office:value="12452" calcext:value-type="float">
            <text:p>12452</text:p>
          </table:table-cell>
        </table:table-row>
        <table:table-row table:style-name="ro1">
          <table:table-cell office:value-type="float" office:value="12966" calcext:value-type="float">
            <text:p>12966</text:p>
          </table:table-cell>
        </table:table-row>
        <table:table-row table:style-name="ro1">
          <table:table-cell office:value-type="float" office:value="20469" calcext:value-type="float">
            <text:p>20469</text:p>
          </table:table-cell>
        </table:table-row>
        <table:table-row table:style-name="ro1">
          <table:table-cell office:value-type="float" office:value="15919" calcext:value-type="float">
            <text:p>15919</text:p>
          </table:table-cell>
        </table:table-row>
        <table:table-row table:style-name="ro1">
          <table:table-cell office:value-type="float" office:value="13210" calcext:value-type="float">
            <text:p>13210</text:p>
          </table:table-cell>
        </table:table-row>
        <table:table-row table:style-name="ro1">
          <table:table-cell office:value-type="float" office:value="13399" calcext:value-type="float">
            <text:p>13399</text:p>
          </table:table-cell>
        </table:table-row>
        <table:table-row table:style-name="ro1">
          <table:table-cell office:value-type="float" office:value="20904" calcext:value-type="float">
            <text:p>20904</text:p>
          </table:table-cell>
        </table:table-row>
        <table:table-row table:style-name="ro1">
          <table:table-cell office:value-type="float" office:value="17940" calcext:value-type="float">
            <text:p>17940</text:p>
          </table:table-cell>
        </table:table-row>
        <table:table-row table:style-name="ro1">
          <table:table-cell office:value-type="float" office:value="19825" calcext:value-type="float">
            <text:p>19825</text:p>
          </table:table-cell>
        </table:table-row>
        <table:table-row table:style-name="ro1">
          <table:table-cell office:value-type="float" office:value="17681" calcext:value-type="float">
            <text:p>17681</text:p>
          </table:table-cell>
        </table:table-row>
        <table:table-row table:style-name="ro1">
          <table:table-cell office:value-type="float" office:value="16755" calcext:value-type="float">
            <text:p>16755</text:p>
          </table:table-cell>
        </table:table-row>
        <table:table-row table:style-name="ro1">
          <table:table-cell office:value-type="float" office:value="13998" calcext:value-type="float">
            <text:p>13998</text:p>
          </table:table-cell>
        </table:table-row>
        <table:table-row table:style-name="ro1">
          <table:table-cell office:value-type="float" office:value="14063" calcext:value-type="float">
            <text:p>14063</text:p>
          </table:table-cell>
        </table:table-row>
        <table:table-row table:style-name="ro1">
          <table:table-cell office:value-type="float" office:value="18700" calcext:value-type="float">
            <text:p>18700</text:p>
          </table:table-cell>
        </table:table-row>
        <table:table-row table:style-name="ro1">
          <table:table-cell office:value-type="float" office:value="20944" calcext:value-type="float">
            <text:p>20944</text:p>
          </table:table-cell>
        </table:table-row>
        <table:table-row table:style-name="ro1">
          <table:table-cell office:value-type="float" office:value="14466" calcext:value-type="float">
            <text:p>14466</text:p>
          </table:table-cell>
        </table:table-row>
        <table:table-row table:style-name="ro1">
          <table:table-cell office:value-type="float" office:value="14408" calcext:value-type="float">
            <text:p>14408</text:p>
          </table:table-cell>
        </table:table-row>
        <table:table-row table:style-name="ro1">
          <table:table-cell office:value-type="float" office:value="22233" calcext:value-type="float">
            <text:p>22233</text:p>
          </table:table-cell>
        </table:table-row>
        <table:table-row table:style-name="ro1">
          <table:table-cell office:value-type="float" office:value="23478" calcext:value-type="float">
            <text:p>23478</text:p>
          </table:table-cell>
        </table:table-row>
        <table:table-row table:style-name="ro1">
          <table:table-cell office:value-type="float" office:value="15348" calcext:value-type="float">
            <text:p>15348</text:p>
          </table:table-cell>
        </table:table-row>
        <table:table-row table:style-name="ro1">
          <table:table-cell office:value-type="float" office:value="24696" calcext:value-type="float">
            <text:p>24696</text:p>
          </table:table-cell>
        </table:table-row>
        <table:table-row table:style-name="ro1">
          <table:table-cell office:value-type="float" office:value="17186" calcext:value-type="float">
            <text:p>17186</text:p>
          </table:table-cell>
        </table:table-row>
        <table:table-row table:style-name="ro1">
          <table:table-cell office:value-type="float" office:value="15475" calcext:value-type="float">
            <text:p>15475</text:p>
          </table:table-cell>
        </table:table-row>
        <table:table-row table:style-name="ro1">
          <table:table-cell office:value-type="float" office:value="19437" calcext:value-type="float">
            <text:p>19437</text:p>
          </table:table-cell>
        </table:table-row>
        <table:table-row table:style-name="ro1">
          <table:table-cell office:value-type="float" office:value="21735" calcext:value-type="float">
            <text:p>21735</text:p>
          </table:table-cell>
        </table:table-row>
        <table:table-row table:style-name="ro1">
          <table:table-cell office:value-type="float" office:value="21289" calcext:value-type="float">
            <text:p>21289</text:p>
          </table:table-cell>
        </table:table-row>
        <table:table-row table:style-name="ro1">
          <table:table-cell office:value-type="float" office:value="16612" calcext:value-type="float">
            <text:p>16612</text:p>
          </table:table-cell>
        </table:table-row>
        <table:table-row table:style-name="ro1">
          <table:table-cell office:value-type="float" office:value="18186" calcext:value-type="float">
            <text:p>18186</text:p>
          </table:table-cell>
        </table:table-row>
        <table:table-row table:style-name="ro1">
          <table:table-cell office:value-type="float" office:value="16647" calcext:value-type="float">
            <text:p>16647</text:p>
          </table:table-cell>
        </table:table-row>
        <table:table-row table:style-name="ro1">
          <table:table-cell office:value-type="float" office:value="26224" calcext:value-type="float">
            <text:p>26224</text:p>
          </table:table-cell>
        </table:table-row>
        <table:table-row table:style-name="ro1">
          <table:table-cell office:value-type="float" office:value="25141" calcext:value-type="float">
            <text:p>25141</text:p>
          </table:table-cell>
        </table:table-row>
        <table:table-row table:style-name="ro1">
          <table:table-cell office:value-type="float" office:value="23564" calcext:value-type="float">
            <text:p>23564</text:p>
          </table:table-cell>
        </table:table-row>
        <table:table-row table:style-name="ro1">
          <table:table-cell office:value-type="float" office:value="16715" calcext:value-type="float">
            <text:p>16715</text:p>
          </table:table-cell>
        </table:table-row>
        <table:table-row table:style-name="ro1">
          <table:table-cell office:value-type="float" office:value="23831" calcext:value-type="float">
            <text:p>23831</text:p>
          </table:table-cell>
        </table:table-row>
        <table:table-row table:style-name="ro1">
          <table:table-cell office:value-type="float" office:value="27911" calcext:value-type="float">
            <text:p>27911</text:p>
          </table:table-cell>
        </table:table-row>
        <table:table-row table:style-name="ro1">
          <table:table-cell office:value-type="float" office:value="18709" calcext:value-type="float">
            <text:p>18709</text:p>
          </table:table-cell>
        </table:table-row>
        <table:table-row table:style-name="ro1">
          <table:table-cell office:value-type="float" office:value="16936" calcext:value-type="float">
            <text:p>16936</text:p>
          </table:table-cell>
        </table:table-row>
        <table:table-row table:style-name="ro1">
          <table:table-cell office:value-type="float" office:value="17320" calcext:value-type="float">
            <text:p>17320</text:p>
          </table:table-cell>
        </table:table-row>
        <table:table-row table:style-name="ro1">
          <table:table-cell office:value-type="float" office:value="27037" calcext:value-type="float">
            <text:p>27037</text:p>
          </table:table-cell>
        </table:table-row>
        <table:table-row table:style-name="ro1">
          <table:table-cell office:value-type="float" office:value="21799" calcext:value-type="float">
            <text:p>21799</text:p>
          </table:table-cell>
        </table:table-row>
        <table:table-row table:style-name="ro1">
          <table:table-cell office:value-type="float" office:value="26448" calcext:value-type="float">
            <text:p>26448</text:p>
          </table:table-cell>
        </table:table-row>
        <table:table-row table:style-name="ro1">
          <table:table-cell office:value-type="float" office:value="23127" calcext:value-type="float">
            <text:p>23127</text:p>
          </table:table-cell>
        </table:table-row>
        <table:table-row table:style-name="ro1">
          <table:table-cell office:value-type="float" office:value="26783" calcext:value-type="float">
            <text:p>26783</text:p>
          </table:table-cell>
        </table:table-row>
        <table:table-row table:style-name="ro1">
          <table:table-cell office:value-type="float" office:value="19463" calcext:value-type="float">
            <text:p>19463</text:p>
          </table:table-cell>
        </table:table-row>
        <table:table-row table:style-name="ro1">
          <table:table-cell office:value-type="float" office:value="18163" calcext:value-type="float">
            <text:p>18163</text:p>
          </table:table-cell>
        </table:table-row>
        <table:table-row table:style-name="ro1">
          <table:table-cell office:value-type="float" office:value="20792" calcext:value-type="float">
            <text:p>20792</text:p>
          </table:table-cell>
        </table:table-row>
        <table:table-row table:style-name="ro1">
          <table:table-cell office:value-type="float" office:value="19127" calcext:value-type="float">
            <text:p>19127</text:p>
          </table:table-cell>
        </table:table-row>
        <table:table-row table:style-name="ro1">
          <table:table-cell office:value-type="float" office:value="26571" calcext:value-type="float">
            <text:p>26571</text:p>
          </table:table-cell>
        </table:table-row>
        <table:table-row table:style-name="ro1">
          <table:table-cell office:value-type="float" office:value="18702" calcext:value-type="float">
            <text:p>18702</text:p>
          </table:table-cell>
        </table:table-row>
        <table:table-row table:style-name="ro1">
          <table:table-cell office:value-type="float" office:value="35592" calcext:value-type="float">
            <text:p>35592</text:p>
          </table:table-cell>
        </table:table-row>
        <table:table-row table:style-name="ro1">
          <table:table-cell office:value-type="float" office:value="23781" calcext:value-type="float">
            <text:p>23781</text:p>
          </table:table-cell>
        </table:table-row>
        <table:table-row table:style-name="ro1">
          <table:table-cell office:value-type="float" office:value="18792" calcext:value-type="float">
            <text:p>18792</text:p>
          </table:table-cell>
        </table:table-row>
        <table:table-row table:style-name="ro1">
          <table:table-cell office:value-type="float" office:value="19047" calcext:value-type="float">
            <text:p>19047</text:p>
          </table:table-cell>
        </table:table-row>
        <table:table-row table:style-name="ro1">
          <table:table-cell office:value-type="float" office:value="25463" calcext:value-type="float">
            <text:p>25463</text:p>
          </table:table-cell>
        </table:table-row>
        <table:table-row table:style-name="ro1">
          <table:table-cell office:value-type="float" office:value="22376" calcext:value-type="float">
            <text:p>22376</text:p>
          </table:table-cell>
        </table:table-row>
        <table:table-row table:style-name="ro1">
          <table:table-cell office:value-type="float" office:value="29269" calcext:value-type="float">
            <text:p>29269</text:p>
          </table:table-cell>
        </table:table-row>
        <table:table-row table:style-name="ro1">
          <table:table-cell office:value-type="float" office:value="19661" calcext:value-type="float">
            <text:p>19661</text:p>
          </table:table-cell>
        </table:table-row>
        <table:table-row table:style-name="ro1">
          <table:table-cell office:value-type="float" office:value="19815" calcext:value-type="float">
            <text:p>19815</text:p>
          </table:table-cell>
        </table:table-row>
        <table:table-row table:style-name="ro1">
          <table:table-cell office:value-type="float" office:value="20327" calcext:value-type="float">
            <text:p>20327</text:p>
          </table:table-cell>
        </table:table-row>
        <table:table-row table:style-name="ro1">
          <table:table-cell office:value-type="float" office:value="20169" calcext:value-type="float">
            <text:p>20169</text:p>
          </table:table-cell>
        </table:table-row>
        <table:table-row table:style-name="ro1">
          <table:table-cell office:value-type="float" office:value="20116" calcext:value-type="float">
            <text:p>20116</text:p>
          </table:table-cell>
        </table:table-row>
        <table:table-row table:style-name="ro1">
          <table:table-cell office:value-type="float" office:value="20324" calcext:value-type="float">
            <text:p>20324</text:p>
          </table:table-cell>
        </table:table-row>
        <table:table-row table:style-name="ro1">
          <table:table-cell office:value-type="float" office:value="20588" calcext:value-type="float">
            <text:p>20588</text:p>
          </table:table-cell>
        </table:table-row>
        <table:table-row table:style-name="ro1">
          <table:table-cell office:value-type="float" office:value="24166" calcext:value-type="float">
            <text:p>24166</text:p>
          </table:table-cell>
        </table:table-row>
        <table:table-row table:style-name="ro1">
          <table:table-cell office:value-type="float" office:value="26879" calcext:value-type="float">
            <text:p>26879</text:p>
          </table:table-cell>
        </table:table-row>
        <table:table-row table:style-name="ro1">
          <table:table-cell office:value-type="float" office:value="31845" calcext:value-type="float">
            <text:p>31845</text:p>
          </table:table-cell>
        </table:table-row>
        <table:table-row table:style-name="ro1">
          <table:table-cell office:value-type="float" office:value="20951" calcext:value-type="float">
            <text:p>20951</text:p>
          </table:table-cell>
        </table:table-row>
        <table:table-row table:style-name="ro1">
          <table:table-cell office:value-type="float" office:value="30840" calcext:value-type="float">
            <text:p>30840</text:p>
          </table:table-cell>
        </table:table-row>
        <table:table-row table:style-name="ro1">
          <table:table-cell office:value-type="float" office:value="38301" calcext:value-type="float">
            <text:p>38301</text:p>
          </table:table-cell>
        </table:table-row>
        <table:table-row table:style-name="ro1">
          <table:table-cell office:value-type="float" office:value="23593" calcext:value-type="float">
            <text:p>23593</text:p>
          </table:table-cell>
        </table:table-row>
        <table:table-row table:style-name="ro1">
          <table:table-cell office:value-type="float" office:value="21463" calcext:value-type="float">
            <text:p>21463</text:p>
          </table:table-cell>
        </table:table-row>
        <table:table-row table:style-name="ro1">
          <table:table-cell office:value-type="float" office:value="32178" calcext:value-type="float">
            <text:p>32178</text:p>
          </table:table-cell>
        </table:table-row>
        <table:table-row table:style-name="ro1">
          <table:table-cell office:value-type="float" office:value="30189" calcext:value-type="float">
            <text:p>30189</text:p>
          </table:table-cell>
        </table:table-row>
        <table:table-row table:style-name="ro1">
          <table:table-cell office:value-type="float" office:value="22135" calcext:value-type="float">
            <text:p>22135</text:p>
          </table:table-cell>
        </table:table-row>
        <table:table-row table:style-name="ro1">
          <table:table-cell office:value-type="float" office:value="21798" calcext:value-type="float">
            <text:p>21798</text:p>
          </table:table-cell>
        </table:table-row>
        <table:table-row table:style-name="ro1">
          <table:table-cell office:value-type="float" office:value="22141" calcext:value-type="float">
            <text:p>22141</text:p>
          </table:table-cell>
        </table:table-row>
        <table:table-row table:style-name="ro1">
          <table:table-cell office:value-type="float" office:value="32541" calcext:value-type="float">
            <text:p>32541</text:p>
          </table:table-cell>
        </table:table-row>
        <table:table-row table:style-name="ro1">
          <table:table-cell office:value-type="float" office:value="22965" calcext:value-type="float">
            <text:p>22965</text:p>
          </table:table-cell>
        </table:table-row>
        <table:table-row table:style-name="ro1">
          <table:table-cell office:value-type="float" office:value="33369" calcext:value-type="float">
            <text:p>33369</text:p>
          </table:table-cell>
        </table:table-row>
        <table:table-row table:style-name="ro1">
          <table:table-cell office:value-type="float" office:value="41103" calcext:value-type="float">
            <text:p>41103</text:p>
          </table:table-cell>
        </table:table-row>
        <table:table-row table:style-name="ro1">
          <table:table-cell office:value-type="float" office:value="23405" calcext:value-type="float">
            <text:p>23405</text:p>
          </table:table-cell>
        </table:table-row>
        <table:table-row table:style-name="ro1">
          <table:table-cell office:value-type="float" office:value="27175" calcext:value-type="float">
            <text:p>27175</text:p>
          </table:table-cell>
        </table:table-row>
        <table:table-row table:style-name="ro1">
          <table:table-cell office:value-type="float" office:value="32840" calcext:value-type="float">
            <text:p>32840</text:p>
          </table:table-cell>
        </table:table-row>
        <table:table-row table:style-name="ro1">
          <table:table-cell office:value-type="float" office:value="35250" calcext:value-type="float">
            <text:p>35250</text:p>
          </table:table-cell>
        </table:table-row>
        <table:table-row table:style-name="ro1">
          <table:table-cell office:value-type="float" office:value="37367" calcext:value-type="float">
            <text:p>37367</text:p>
          </table:table-cell>
        </table:table-row>
        <table:table-row table:style-name="ro1">
          <table:table-cell office:value-type="float" office:value="39483" calcext:value-type="float">
            <text:p>39483</text:p>
          </table:table-cell>
        </table:table-row>
        <table:table-row table:style-name="ro1">
          <table:table-cell office:value-type="float" office:value="28336" calcext:value-type="float">
            <text:p>28336</text:p>
          </table:table-cell>
        </table:table-row>
        <table:table-row table:style-name="ro1">
          <table:table-cell office:value-type="float" office:value="34552" calcext:value-type="float">
            <text:p>34552</text:p>
          </table:table-cell>
        </table:table-row>
        <table:table-row table:style-name="ro1">
          <table:table-cell office:value-type="float" office:value="34690" calcext:value-type="float">
            <text:p>34690</text:p>
          </table:table-cell>
        </table:table-row>
        <table:table-row table:style-name="ro1">
          <table:table-cell office:value-type="float" office:value="24021" calcext:value-type="float">
            <text:p>24021</text:p>
          </table:table-cell>
        </table:table-row>
        <table:table-row table:style-name="ro1">
          <table:table-cell office:value-type="float" office:value="24036" calcext:value-type="float">
            <text:p>24036</text:p>
          </table:table-cell>
        </table:table-row>
        <table:table-row table:style-name="ro1">
          <table:table-cell office:value-type="float" office:value="24426" calcext:value-type="float">
            <text:p>24426</text:p>
          </table:table-cell>
        </table:table-row>
        <table:table-row table:style-name="ro1">
          <table:table-cell office:value-type="float" office:value="40368" calcext:value-type="float">
            <text:p>40368</text:p>
          </table:table-cell>
        </table:table-row>
        <table:table-row table:style-name="ro1">
          <table:table-cell office:value-type="float" office:value="28327" calcext:value-type="float">
            <text:p>28327</text:p>
          </table:table-cell>
        </table:table-row>
        <table:table-row table:style-name="ro1">
          <table:table-cell office:value-type="float" office:value="37250" calcext:value-type="float">
            <text:p>37250</text:p>
          </table:table-cell>
        </table:table-row>
        <table:table-row table:style-name="ro1">
          <table:table-cell office:value-type="float" office:value="30897" calcext:value-type="float">
            <text:p>30897</text:p>
          </table:table-cell>
        </table:table-row>
        <table:table-row table:style-name="ro1">
          <table:table-cell office:value-type="float" office:value="28153" calcext:value-type="float">
            <text:p>28153</text:p>
          </table:table-cell>
        </table:table-row>
        <table:table-row table:style-name="ro1">
          <table:table-cell office:value-type="float" office:value="31921" calcext:value-type="float">
            <text:p>31921</text:p>
          </table:table-cell>
        </table:table-row>
        <table:table-row table:style-name="ro1">
          <table:table-cell office:value-type="float" office:value="40107" calcext:value-type="float">
            <text:p>40107</text:p>
          </table:table-cell>
        </table:table-row>
        <table:table-row table:style-name="ro1">
          <table:table-cell office:value-type="float" office:value="30475" calcext:value-type="float">
            <text:p>30475</text:p>
          </table:table-cell>
        </table:table-row>
        <table:table-row table:style-name="ro1">
          <table:table-cell office:value-type="float" office:value="28839" calcext:value-type="float">
            <text:p>28839</text:p>
          </table:table-cell>
        </table:table-row>
        <table:table-row table:style-name="ro1">
          <table:table-cell office:value-type="float" office:value="34906" calcext:value-type="float">
            <text:p>34906</text:p>
          </table:table-cell>
        </table:table-row>
        <table:table-row table:style-name="ro1">
          <table:table-cell office:value-type="float" office:value="26020" calcext:value-type="float">
            <text:p>26020</text:p>
          </table:table-cell>
        </table:table-row>
        <table:table-row table:style-name="ro1">
          <table:table-cell office:value-type="float" office:value="26097" calcext:value-type="float">
            <text:p>26097</text:p>
          </table:table-cell>
        </table:table-row>
        <table:table-row table:style-name="ro1">
          <table:table-cell office:value-type="float" office:value="26494" calcext:value-type="float">
            <text:p>26494</text:p>
          </table:table-cell>
        </table:table-row>
        <table:table-row table:style-name="ro1">
          <table:table-cell office:value-type="float" office:value="29510" calcext:value-type="float">
            <text:p>29510</text:p>
          </table:table-cell>
        </table:table-row>
        <table:table-row table:style-name="ro1">
          <table:table-cell office:value-type="float" office:value="42826" calcext:value-type="float">
            <text:p>42826</text:p>
          </table:table-cell>
        </table:table-row>
        <table:table-row table:style-name="ro1">
          <table:table-cell office:value-type="float" office:value="34308" calcext:value-type="float">
            <text:p>34308</text:p>
          </table:table-cell>
        </table:table-row>
        <table:table-row table:style-name="ro1">
          <table:table-cell office:value-type="float" office:value="29328" calcext:value-type="float">
            <text:p>29328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</table:table-row>
        <table:table-row table:style-name="ro1">
          <table:table-cell office:value-type="float" office:value="39358" calcext:value-type="float">
            <text:p>39358</text:p>
          </table:table-cell>
        </table:table-row>
        <table:table-row table:style-name="ro1">
          <table:table-cell office:value-type="float" office:value="27242" calcext:value-type="float">
            <text:p>27242</text:p>
          </table:table-cell>
        </table:table-row>
        <table:table-row table:style-name="ro1">
          <table:table-cell office:value-type="float" office:value="27456" calcext:value-type="float">
            <text:p>27456</text:p>
          </table:table-cell>
        </table:table-row>
        <table:table-row table:style-name="ro1">
          <table:table-cell office:value-type="float" office:value="42027" calcext:value-type="float">
            <text:p>42027</text:p>
          </table:table-cell>
        </table:table-row>
        <table:table-row table:style-name="ro1">
          <table:table-cell office:value-type="float" office:value="27800" calcext:value-type="float">
            <text:p>27800</text:p>
          </table:table-cell>
        </table:table-row>
        <table:table-row table:style-name="ro1">
          <table:table-cell office:value-type="float" office:value="27943" calcext:value-type="float">
            <text:p>27943</text:p>
          </table:table-cell>
        </table:table-row>
        <table:table-row table:style-name="ro1">
          <table:table-cell office:value-type="float" office:value="33282" calcext:value-type="float">
            <text:p>33282</text:p>
          </table:table-cell>
        </table:table-row>
        <table:table-row table:style-name="ro1">
          <table:table-cell office:value-type="float" office:value="28150" calcext:value-type="float">
            <text:p>28150</text:p>
          </table:table-cell>
        </table:table-row>
        <table:table-row table:style-name="ro1">
          <table:table-cell office:value-type="float" office:value="36482" calcext:value-type="float">
            <text:p>36482</text:p>
          </table:table-cell>
        </table:table-row>
        <table:table-row table:style-name="ro1">
          <table:table-cell office:value-type="float" office:value="38023" calcext:value-type="float">
            <text:p>38023</text:p>
          </table:table-cell>
        </table:table-row>
        <table:table-row table:style-name="ro1">
          <table:table-cell office:value-type="float" office:value="37880" calcext:value-type="float">
            <text:p>37880</text:p>
          </table:table-cell>
        </table:table-row>
        <table:table-row table:style-name="ro1">
          <table:table-cell office:value-type="float" office:value="30253" calcext:value-type="float">
            <text:p>30253</text:p>
          </table:table-cell>
        </table:table-row>
        <table:table-row table:style-name="ro1">
          <table:table-cell office:value-type="float" office:value="48122" calcext:value-type="float">
            <text:p>48122</text:p>
          </table:table-cell>
        </table:table-row>
        <table:table-row table:style-name="ro1">
          <table:table-cell office:value-type="float" office:value="29450" calcext:value-type="float">
            <text:p>29450</text:p>
          </table:table-cell>
        </table:table-row>
        <table:table-row table:style-name="ro1">
          <table:table-cell office:value-type="float" office:value="59100" calcext:value-type="float">
            <text:p>59100</text:p>
          </table:table-cell>
        </table:table-row>
        <table:table-row table:style-name="ro1">
          <table:table-cell office:value-type="float" office:value="31879" calcext:value-type="float">
            <text:p>31879</text:p>
          </table:table-cell>
        </table:table-row>
        <table:table-row table:style-name="ro1">
          <table:table-cell office:value-type="float" office:value="29477" calcext:value-type="float">
            <text:p>29477</text:p>
          </table:table-cell>
        </table:table-row>
        <table:table-row table:style-name="ro1">
          <table:table-cell office:value-type="float" office:value="29278" calcext:value-type="float">
            <text:p>29278</text:p>
          </table:table-cell>
        </table:table-row>
        <table:table-row table:style-name="ro1">
          <table:table-cell office:value-type="float" office:value="29728" calcext:value-type="float">
            <text:p>29728</text:p>
          </table:table-cell>
        </table:table-row>
        <table:table-row table:style-name="ro1">
          <table:table-cell office:value-type="float" office:value="29488" calcext:value-type="float">
            <text:p>29488</text:p>
          </table:table-cell>
        </table:table-row>
        <table:table-row table:style-name="ro1">
          <table:table-cell office:value-type="float" office:value="50771" calcext:value-type="float">
            <text:p>50771</text:p>
          </table:table-cell>
        </table:table-row>
        <table:table-row table:style-name="ro1">
          <table:table-cell office:value-type="float" office:value="39238" calcext:value-type="float">
            <text:p>39238</text:p>
          </table:table-cell>
        </table:table-row>
        <table:table-row table:style-name="ro1">
          <table:table-cell office:value-type="float" office:value="44434" calcext:value-type="float">
            <text:p>44434</text:p>
          </table:table-cell>
        </table:table-row>
        <table:table-row table:style-name="ro1">
          <table:table-cell office:value-type="float" office:value="40229" calcext:value-type="float">
            <text:p>40229</text:p>
          </table:table-cell>
        </table:table-row>
        <table:table-row table:style-name="ro1">
          <table:table-cell office:value-type="float" office:value="48237" calcext:value-type="float">
            <text:p>48237</text:p>
          </table:table-cell>
        </table:table-row>
        <table:table-row table:style-name="ro1">
          <table:table-cell office:value-type="float" office:value="30745" calcext:value-type="float">
            <text:p>30745</text:p>
          </table:table-cell>
        </table:table-row>
        <table:table-row table:style-name="ro1">
          <table:table-cell office:value-type="float" office:value="35138" calcext:value-type="float">
            <text:p>35138</text:p>
          </table:table-cell>
        </table:table-row>
        <table:table-row table:style-name="ro1">
          <table:table-cell office:value-type="float" office:value="34484" calcext:value-type="float">
            <text:p>34484</text:p>
          </table:table-cell>
        </table:table-row>
        <table:table-row table:style-name="ro1">
          <table:table-cell office:value-type="float" office:value="41301" calcext:value-type="float">
            <text:p>41301</text:p>
          </table:table-cell>
        </table:table-row>
        <table:table-row table:style-name="ro1">
          <table:table-cell office:value-type="float" office:value="34308" calcext:value-type="float">
            <text:p>34308</text:p>
          </table:table-cell>
        </table:table-row>
        <table:table-row table:style-name="ro1">
          <table:table-cell office:value-type="float" office:value="31515" calcext:value-type="float">
            <text:p>31515</text:p>
          </table:table-cell>
        </table:table-row>
        <table:table-row table:style-name="ro1">
          <table:table-cell office:value-type="float" office:value="31622" calcext:value-type="float">
            <text:p>31622</text:p>
          </table:table-cell>
        </table:table-row>
        <table:table-row table:style-name="ro1">
          <table:table-cell office:value-type="float" office:value="37257" calcext:value-type="float">
            <text:p>37257</text:p>
          </table:table-cell>
        </table:table-row>
        <table:table-row table:style-name="ro1">
          <table:table-cell office:value-type="float" office:value="56887" calcext:value-type="float">
            <text:p>56887</text:p>
          </table:table-cell>
        </table:table-row>
        <table:table-row table:style-name="ro1">
          <table:table-cell office:value-type="float" office:value="47266" calcext:value-type="float">
            <text:p>47266</text:p>
          </table:table-cell>
        </table:table-row>
        <table:table-row table:style-name="ro1">
          <table:table-cell office:value-type="float" office:value="51922" calcext:value-type="float">
            <text:p>51922</text:p>
          </table:table-cell>
        </table:table-row>
        <table:table-row table:style-name="ro1">
          <table:table-cell office:value-type="float" office:value="33997" calcext:value-type="float">
            <text:p>33997</text:p>
          </table:table-cell>
        </table:table-row>
        <table:table-row table:style-name="ro1">
          <table:table-cell office:value-type="float" office:value="48283" calcext:value-type="float">
            <text:p>48283</text:p>
          </table:table-cell>
        </table:table-row>
        <table:table-row table:style-name="ro1">
          <table:table-cell office:value-type="float" office:value="33417" calcext:value-type="float">
            <text:p>33417</text:p>
          </table:table-cell>
        </table:table-row>
        <table:table-row table:style-name="ro1">
          <table:table-cell office:value-type="float" office:value="36259" calcext:value-type="float">
            <text:p>36259</text:p>
          </table:table-cell>
        </table:table-row>
        <table:table-row table:style-name="ro1">
          <table:table-cell office:value-type="float" office:value="32864" calcext:value-type="float">
            <text:p>32864</text:p>
          </table:table-cell>
        </table:table-row>
        <table:table-row table:style-name="ro1">
          <table:table-cell office:value-type="float" office:value="33942" calcext:value-type="float">
            <text:p>33942</text:p>
          </table:table-cell>
        </table:table-row>
        <table:table-row table:style-name="ro1">
          <table:table-cell office:value-type="float" office:value="33641" calcext:value-type="float">
            <text:p>33641</text:p>
          </table:table-cell>
        </table:table-row>
        <table:table-row table:style-name="ro1">
          <table:table-cell office:value-type="float" office:value="41459" calcext:value-type="float">
            <text:p>41459</text:p>
          </table:table-cell>
        </table:table-row>
        <table:table-row table:style-name="ro1">
          <table:table-cell office:value-type="float" office:value="33811" calcext:value-type="float">
            <text:p>33811</text:p>
          </table:table-cell>
        </table:table-row>
        <table:table-row table:style-name="ro1">
          <table:table-cell office:value-type="float" office:value="46647" calcext:value-type="float">
            <text:p>46647</text:p>
          </table:table-cell>
        </table:table-row>
        <table:table-row table:style-name="ro1">
          <table:table-cell office:value-type="float" office:value="36075" calcext:value-type="float">
            <text:p>36075</text:p>
          </table:table-cell>
        </table:table-row>
        <table:table-row table:style-name="ro1">
          <table:table-cell office:value-type="float" office:value="45424" calcext:value-type="float">
            <text:p>45424</text:p>
          </table:table-cell>
        </table:table-row>
        <table:table-row table:style-name="ro1">
          <table:table-cell office:value-type="float" office:value="38180" calcext:value-type="float">
            <text:p>38180</text:p>
          </table:table-cell>
        </table:table-row>
        <table:table-row table:style-name="ro1">
          <table:table-cell office:value-type="float" office:value="34721" calcext:value-type="float">
            <text:p>34721</text:p>
          </table:table-cell>
        </table:table-row>
        <table:table-row table:style-name="ro1">
          <table:table-cell office:value-type="float" office:value="52626" calcext:value-type="float">
            <text:p>52626</text:p>
          </table:table-cell>
        </table:table-row>
        <table:table-row table:style-name="ro1">
          <table:table-cell office:value-type="float" office:value="35913" calcext:value-type="float">
            <text:p>35913</text:p>
          </table:table-cell>
        </table:table-row>
        <table:table-row table:style-name="ro1">
          <table:table-cell office:value-type="float" office:value="35394" calcext:value-type="float">
            <text:p>35394</text:p>
          </table:table-cell>
        </table:table-row>
        <table:table-row table:style-name="ro1">
          <table:table-cell office:value-type="float" office:value="35367" calcext:value-type="float">
            <text:p>35367</text:p>
          </table:table-cell>
        </table:table-row>
        <table:table-row table:style-name="ro1">
          <table:table-cell office:value-type="float" office:value="47680" calcext:value-type="float">
            <text:p>47680</text:p>
          </table:table-cell>
        </table:table-row>
        <table:table-row table:style-name="ro1">
          <table:table-cell office:value-type="float" office:value="40895" calcext:value-type="float">
            <text:p>40895</text:p>
          </table:table-cell>
        </table:table-row>
        <table:table-row table:style-name="ro1">
          <table:table-cell office:value-type="float" office:value="44640" calcext:value-type="float">
            <text:p>44640</text:p>
          </table:table-cell>
        </table:table-row>
        <table:table-row table:style-name="ro1">
          <table:table-cell office:value-type="float" office:value="54286" calcext:value-type="float">
            <text:p>54286</text:p>
          </table:table-cell>
        </table:table-row>
        <table:table-row table:style-name="ro1">
          <table:table-cell office:value-type="float" office:value="36229" calcext:value-type="float">
            <text:p>36229</text:p>
          </table:table-cell>
        </table:table-row>
        <table:table-row table:style-name="ro1">
          <table:table-cell office:value-type="float" office:value="47106" calcext:value-type="float">
            <text:p>47106</text:p>
          </table:table-cell>
        </table:table-row>
        <table:table-row table:style-name="ro1">
          <table:table-cell office:value-type="float" office:value="37453" calcext:value-type="float">
            <text:p>37453</text:p>
          </table:table-cell>
        </table:table-row>
        <table:table-row table:style-name="ro1">
          <table:table-cell office:value-type="float" office:value="52049" calcext:value-type="float">
            <text:p>52049</text:p>
          </table:table-cell>
        </table:table-row>
        <table:table-row table:style-name="ro1">
          <table:table-cell office:value-type="float" office:value="36638" calcext:value-type="float">
            <text:p>36638</text:p>
          </table:table-cell>
        </table:table-row>
        <table:table-row table:style-name="ro1">
          <table:table-cell office:value-type="float" office:value="43659" calcext:value-type="float">
            <text:p>43659</text:p>
          </table:table-cell>
        </table:table-row>
        <table:table-row table:style-name="ro1">
          <table:table-cell office:value-type="float" office:value="44157" calcext:value-type="float">
            <text:p>44157</text:p>
          </table:table-cell>
        </table:table-row>
        <table:table-row table:style-name="ro1">
          <table:table-cell office:value-type="float" office:value="55232" calcext:value-type="float">
            <text:p>55232</text:p>
          </table:table-cell>
        </table:table-row>
        <table:table-row table:style-name="ro1">
          <table:table-cell office:value-type="float" office:value="53239" calcext:value-type="float">
            <text:p>53239</text:p>
          </table:table-cell>
        </table:table-row>
        <table:table-row table:style-name="ro1">
          <table:table-cell office:value-type="float" office:value="46055" calcext:value-type="float">
            <text:p>46055</text:p>
          </table:table-cell>
        </table:table-row>
        <table:table-row table:style-name="ro1">
          <table:table-cell office:value-type="float" office:value="37425" calcext:value-type="float">
            <text:p>37425</text:p>
          </table:table-cell>
        </table:table-row>
        <table:table-row table:style-name="ro1">
          <table:table-cell office:value-type="float" office:value="37483" calcext:value-type="float">
            <text:p>37483</text:p>
          </table:table-cell>
        </table:table-row>
        <table:table-row table:style-name="ro1">
          <table:table-cell office:value-type="float" office:value="41164" calcext:value-type="float">
            <text:p>41164</text:p>
          </table:table-cell>
        </table:table-row>
        <table:table-row table:style-name="ro1">
          <table:table-cell office:value-type="float" office:value="46272" calcext:value-type="float">
            <text:p>46272</text:p>
          </table:table-cell>
        </table:table-row>
        <table:table-row table:style-name="ro1">
          <table:table-cell office:value-type="float" office:value="51278" calcext:value-type="float">
            <text:p>51278</text:p>
          </table:table-cell>
        </table:table-row>
        <table:table-row table:style-name="ro1">
          <table:table-cell office:value-type="float" office:value="46031" calcext:value-type="float">
            <text:p>46031</text:p>
          </table:table-cell>
        </table:table-row>
        <table:table-row table:style-name="ro1">
          <table:table-cell office:value-type="float" office:value="38072" calcext:value-type="float">
            <text:p>38072</text:p>
          </table:table-cell>
        </table:table-row>
        <table:table-row table:style-name="ro1">
          <table:table-cell office:value-type="float" office:value="42416" calcext:value-type="float">
            <text:p>42416</text:p>
          </table:table-cell>
        </table:table-row>
        <table:table-row table:style-name="ro1">
          <table:table-cell office:value-type="float" office:value="45950" calcext:value-type="float">
            <text:p>45950</text:p>
          </table:table-cell>
        </table:table-row>
        <table:table-row table:style-name="ro1">
          <table:table-cell office:value-type="float" office:value="53002" calcext:value-type="float">
            <text:p>53002</text:p>
          </table:table-cell>
        </table:table-row>
        <table:table-row table:style-name="ro1">
          <table:table-cell office:value-type="float" office:value="38658" calcext:value-type="float">
            <text:p>38658</text:p>
          </table:table-cell>
        </table:table-row>
        <table:table-row table:style-name="ro1">
          <table:table-cell office:value-type="float" office:value="53013" calcext:value-type="float">
            <text:p>53013</text:p>
          </table:table-cell>
        </table:table-row>
        <table:table-row table:style-name="ro1">
          <table:table-cell office:value-type="float" office:value="46523" calcext:value-type="float">
            <text:p>46523</text:p>
          </table:table-cell>
        </table:table-row>
        <table:table-row table:style-name="ro1">
          <table:table-cell office:value-type="float" office:value="52417" calcext:value-type="float">
            <text:p>52417</text:p>
          </table:table-cell>
        </table:table-row>
        <table:table-row table:style-name="ro1">
          <table:table-cell office:value-type="float" office:value="43680" calcext:value-type="float">
            <text:p>43680</text:p>
          </table:table-cell>
        </table:table-row>
        <table:table-row table:style-name="ro1">
          <table:table-cell office:value-type="float" office:value="48275" calcext:value-type="float">
            <text:p>48275</text:p>
          </table:table-cell>
        </table:table-row>
        <table:table-row table:style-name="ro1">
          <table:table-cell office:value-type="float" office:value="39981" calcext:value-type="float">
            <text:p>39981</text:p>
          </table:table-cell>
        </table:table-row>
        <table:table-row table:style-name="ro1">
          <table:table-cell office:value-type="float" office:value="46367" calcext:value-type="float">
            <text:p>46367</text:p>
          </table:table-cell>
        </table:table-row>
        <table:table-row table:style-name="ro1">
          <table:table-cell office:value-type="float" office:value="40097" calcext:value-type="float">
            <text:p>40097</text:p>
          </table:table-cell>
        </table:table-row>
        <table:table-row table:style-name="ro1">
          <table:table-cell office:value-type="float" office:value="40090" calcext:value-type="float">
            <text:p>40090</text:p>
          </table:table-cell>
        </table:table-row>
        <table:table-row table:style-name="ro1">
          <table:table-cell office:value-type="float" office:value="52007" calcext:value-type="float">
            <text:p>52007</text:p>
          </table:table-cell>
        </table:table-row>
        <table:table-row table:style-name="ro1">
          <table:table-cell office:value-type="float" office:value="50993" calcext:value-type="float">
            <text:p>50993</text:p>
          </table:table-cell>
        </table:table-row>
        <table:table-row table:style-name="ro1">
          <table:table-cell office:value-type="float" office:value="80048" calcext:value-type="float">
            <text:p>80048</text:p>
          </table:table-cell>
        </table:table-row>
        <table:table-row table:style-name="ro1">
          <table:table-cell office:value-type="float" office:value="55719" calcext:value-type="float">
            <text:p>55719</text:p>
          </table:table-cell>
        </table:table-row>
        <table:table-row table:style-name="ro1">
          <table:table-cell office:value-type="float" office:value="41301" calcext:value-type="float">
            <text:p>41301</text:p>
          </table:table-cell>
        </table:table-row>
        <table:table-row table:style-name="ro1">
          <table:table-cell office:value-type="float" office:value="40771" calcext:value-type="float">
            <text:p>40771</text:p>
          </table:table-cell>
        </table:table-row>
        <table:table-row table:style-name="ro1">
          <table:table-cell office:value-type="float" office:value="57035" calcext:value-type="float">
            <text:p>57035</text:p>
          </table:table-cell>
        </table:table-row>
        <table:table-row table:style-name="ro1">
          <table:table-cell office:value-type="float" office:value="57781" calcext:value-type="float">
            <text:p>57781</text:p>
          </table:table-cell>
        </table:table-row>
        <table:table-row table:style-name="ro1">
          <table:table-cell office:value-type="float" office:value="59152" calcext:value-type="float">
            <text:p>59152</text:p>
          </table:table-cell>
        </table:table-row>
        <table:table-row table:style-name="ro1">
          <table:table-cell office:value-type="float" office:value="59352" calcext:value-type="float">
            <text:p>59352</text:p>
          </table:table-cell>
        </table:table-row>
        <table:table-row table:style-name="ro1">
          <table:table-cell office:value-type="float" office:value="55997" calcext:value-type="float">
            <text:p>55997</text:p>
          </table:table-cell>
        </table:table-row>
        <table:table-row table:style-name="ro1">
          <table:table-cell office:value-type="float" office:value="42306" calcext:value-type="float">
            <text:p>42306</text:p>
          </table:table-cell>
        </table:table-row>
        <table:table-row table:style-name="ro1">
          <table:table-cell office:value-type="float" office:value="54704" calcext:value-type="float">
            <text:p>54704</text:p>
          </table:table-cell>
        </table:table-row>
        <table:table-row table:style-name="ro1">
          <table:table-cell office:value-type="float" office:value="43587" calcext:value-type="float">
            <text:p>43587</text:p>
          </table:table-cell>
        </table:table-row>
        <table:table-row table:style-name="ro1">
          <table:table-cell office:value-type="float" office:value="53300" calcext:value-type="float">
            <text:p>53300</text:p>
          </table:table-cell>
        </table:table-row>
        <table:table-row table:style-name="ro1">
          <table:table-cell office:value-type="float" office:value="51628" calcext:value-type="float">
            <text:p>51628</text:p>
          </table:table-cell>
        </table:table-row>
        <table:table-row table:style-name="ro1">
          <table:table-cell office:value-type="float" office:value="47680" calcext:value-type="float">
            <text:p>47680</text:p>
          </table:table-cell>
        </table:table-row>
        <table:table-row table:style-name="ro1">
          <table:table-cell office:value-type="float" office:value="57270" calcext:value-type="float">
            <text:p>57270</text:p>
          </table:table-cell>
        </table:table-row>
        <table:table-row table:style-name="ro1">
          <table:table-cell office:value-type="float" office:value="52832" calcext:value-type="float">
            <text:p>52832</text:p>
          </table:table-cell>
        </table:table-row>
        <table:table-row table:style-name="ro1">
          <table:table-cell office:value-type="float" office:value="54067" calcext:value-type="float">
            <text:p>54067</text:p>
          </table:table-cell>
        </table:table-row>
        <table:table-row table:style-name="ro1">
          <table:table-cell office:value-type="float" office:value="51606" calcext:value-type="float">
            <text:p>51606</text:p>
          </table:table-cell>
        </table:table-row>
        <table:table-row table:style-name="ro1">
          <table:table-cell office:value-type="float" office:value="44166" calcext:value-type="float">
            <text:p>44166</text:p>
          </table:table-cell>
        </table:table-row>
        <table:table-row table:style-name="ro1">
          <table:table-cell office:value-type="float" office:value="67411" calcext:value-type="float">
            <text:p>67411</text:p>
          </table:table-cell>
        </table:table-row>
        <table:table-row table:style-name="ro1">
          <table:table-cell office:value-type="float" office:value="69422" calcext:value-type="float">
            <text:p>69422</text:p>
          </table:table-cell>
        </table:table-row>
        <table:table-row table:style-name="ro1">
          <table:table-cell office:value-type="float" office:value="48516" calcext:value-type="float">
            <text:p>48516</text:p>
          </table:table-cell>
        </table:table-row>
        <table:table-row table:style-name="ro1">
          <table:table-cell office:value-type="float" office:value="47932" calcext:value-type="float">
            <text:p>47932</text:p>
          </table:table-cell>
        </table:table-row>
        <table:table-row table:style-name="ro1">
          <table:table-cell office:value-type="float" office:value="45108" calcext:value-type="float">
            <text:p>45108</text:p>
          </table:table-cell>
        </table:table-row>
        <table:table-row table:style-name="ro1">
          <table:table-cell office:value-type="float" office:value="51872" calcext:value-type="float">
            <text:p>51872</text:p>
          </table:table-cell>
        </table:table-row>
        <table:table-row table:style-name="ro1">
          <table:table-cell office:value-type="float" office:value="56592" calcext:value-type="float">
            <text:p>56592</text:p>
          </table:table-cell>
        </table:table-row>
        <table:table-row table:style-name="ro1">
          <table:table-cell office:value-type="float" office:value="50737" calcext:value-type="float">
            <text:p>50737</text:p>
          </table:table-cell>
        </table:table-row>
        <table:table-row table:style-name="ro1">
          <table:table-cell office:value-type="float" office:value="45644" calcext:value-type="float">
            <text:p>45644</text:p>
          </table:table-cell>
        </table:table-row>
        <table:table-row table:style-name="ro1">
          <table:table-cell office:value-type="float" office:value="56069" calcext:value-type="float">
            <text:p>56069</text:p>
          </table:table-cell>
        </table:table-row>
        <table:table-row table:style-name="ro1">
          <table:table-cell office:value-type="float" office:value="45901" calcext:value-type="float">
            <text:p>45901</text:p>
          </table:table-cell>
        </table:table-row>
        <table:table-row table:style-name="ro1">
          <table:table-cell office:value-type="float" office:value="45869" calcext:value-type="float">
            <text:p>45869</text:p>
          </table:table-cell>
        </table:table-row>
        <table:table-row table:style-name="ro1">
          <table:table-cell office:value-type="float" office:value="53035" calcext:value-type="float">
            <text:p>53035</text:p>
          </table:table-cell>
        </table:table-row>
        <table:table-row table:style-name="ro1">
          <table:table-cell office:value-type="float" office:value="57937" calcext:value-type="float">
            <text:p>57937</text:p>
          </table:table-cell>
        </table:table-row>
        <table:table-row table:style-name="ro1">
          <table:table-cell office:value-type="float" office:value="47658" calcext:value-type="float">
            <text:p>47658</text:p>
          </table:table-cell>
        </table:table-row>
        <table:table-row table:style-name="ro1">
          <table:table-cell office:value-type="float" office:value="48224" calcext:value-type="float">
            <text:p>48224</text:p>
          </table:table-cell>
        </table:table-row>
        <table:table-row table:style-name="ro1">
          <table:table-cell office:value-type="float" office:value="74204" calcext:value-type="float">
            <text:p>74204</text:p>
          </table:table-cell>
        </table:table-row>
        <table:table-row table:style-name="ro1">
          <table:table-cell office:value-type="float" office:value="66608" calcext:value-type="float">
            <text:p>66608</text:p>
          </table:table-cell>
        </table:table-row>
        <table:table-row table:style-name="ro1">
          <table:table-cell office:value-type="float" office:value="51874" calcext:value-type="float">
            <text:p>51874</text:p>
          </table:table-cell>
        </table:table-row>
        <table:table-row table:style-name="ro1">
          <table:table-cell office:value-type="float" office:value="52003" calcext:value-type="float">
            <text:p>52003</text:p>
          </table:table-cell>
        </table:table-row>
        <table:table-row table:style-name="ro1">
          <table:table-cell office:value-type="float" office:value="67032" calcext:value-type="float">
            <text:p>67032</text:p>
          </table:table-cell>
        </table:table-row>
        <table:table-row table:style-name="ro1">
          <table:table-cell office:value-type="float" office:value="61092" calcext:value-type="float">
            <text:p>61092</text:p>
          </table:table-cell>
        </table:table-row>
        <table:table-row table:style-name="ro1">
          <table:table-cell office:value-type="float" office:value="55832" calcext:value-type="float">
            <text:p>55832</text:p>
          </table:table-cell>
        </table:table-row>
        <table:table-row table:style-name="ro1">
          <table:table-cell office:value-type="float" office:value="52922" calcext:value-type="float">
            <text:p>52922</text:p>
          </table:table-cell>
        </table:table-row>
        <table:table-row table:style-name="ro1">
          <table:table-cell office:value-type="float" office:value="48440" calcext:value-type="float">
            <text:p>48440</text:p>
          </table:table-cell>
        </table:table-row>
        <table:table-row table:style-name="ro1">
          <table:table-cell office:value-type="float" office:value="48320" calcext:value-type="float">
            <text:p>48320</text:p>
          </table:table-cell>
        </table:table-row>
        <table:table-row table:style-name="ro1">
          <table:table-cell office:value-type="float" office:value="63464" calcext:value-type="float">
            <text:p>63464</text:p>
          </table:table-cell>
        </table:table-row>
        <table:table-row table:style-name="ro1">
          <table:table-cell office:value-type="float" office:value="60636" calcext:value-type="float">
            <text:p>60636</text:p>
          </table:table-cell>
        </table:table-row>
        <table:table-row table:style-name="ro1">
          <table:table-cell office:value-type="float" office:value="58337" calcext:value-type="float">
            <text:p>58337</text:p>
          </table:table-cell>
        </table:table-row>
        <table:table-row table:style-name="ro1">
          <table:table-cell office:value-type="float" office:value="56146" calcext:value-type="float">
            <text:p>56146</text:p>
          </table:table-cell>
        </table:table-row>
        <table:table-row table:style-name="ro1">
          <table:table-cell office:value-type="float" office:value="80306" calcext:value-type="float">
            <text:p>80306</text:p>
          </table:table-cell>
        </table:table-row>
        <table:table-row table:style-name="ro1">
          <table:table-cell office:value-type="float" office:value="52984" calcext:value-type="float">
            <text:p>52984</text:p>
          </table:table-cell>
        </table:table-row>
        <table:table-row table:style-name="ro1">
          <table:table-cell office:value-type="float" office:value="51888" calcext:value-type="float">
            <text:p>51888</text:p>
          </table:table-cell>
        </table:table-row>
        <table:table-row table:style-name="ro1">
          <table:table-cell office:value-type="float" office:value="59837" calcext:value-type="float">
            <text:p>59837</text:p>
          </table:table-cell>
        </table:table-row>
        <table:table-row table:style-name="ro1">
          <table:table-cell office:value-type="float" office:value="52726" calcext:value-type="float">
            <text:p>52726</text:p>
          </table:table-cell>
        </table:table-row>
        <table:table-row table:style-name="ro1">
          <table:table-cell office:value-type="float" office:value="74036" calcext:value-type="float">
            <text:p>74036</text:p>
          </table:table-cell>
        </table:table-row>
        <table:table-row table:style-name="ro1">
          <table:table-cell office:value-type="float" office:value="56955" calcext:value-type="float">
            <text:p>56955</text:p>
          </table:table-cell>
        </table:table-row>
        <table:table-row table:style-name="ro1">
          <table:table-cell office:value-type="float" office:value="70051" calcext:value-type="float">
            <text:p>70051</text:p>
          </table:table-cell>
        </table:table-row>
        <table:table-row table:style-name="ro1">
          <table:table-cell office:value-type="float" office:value="59883" calcext:value-type="float">
            <text:p>59883</text:p>
          </table:table-cell>
        </table:table-row>
        <table:table-row table:style-name="ro1">
          <table:table-cell office:value-type="float" office:value="64690" calcext:value-type="float">
            <text:p>64690</text:p>
          </table:table-cell>
        </table:table-row>
        <table:table-row table:style-name="ro1">
          <table:table-cell office:value-type="float" office:value="58171" calcext:value-type="float">
            <text:p>58171</text:p>
          </table:table-cell>
        </table:table-row>
        <table:table-row table:style-name="ro1">
          <table:table-cell office:value-type="float" office:value="58751" calcext:value-type="float">
            <text:p>58751</text:p>
          </table:table-cell>
        </table:table-row>
        <table:table-row table:style-name="ro1">
          <table:table-cell office:value-type="float" office:value="59809" calcext:value-type="float">
            <text:p>59809</text:p>
          </table:table-cell>
        </table:table-row>
        <table:table-row table:style-name="ro1">
          <table:table-cell office:value-type="float" office:value="78250" calcext:value-type="float">
            <text:p>78250</text:p>
          </table:table-cell>
        </table:table-row>
        <table:table-row table:style-name="ro1">
          <table:table-cell office:value-type="float" office:value="51684" calcext:value-type="float">
            <text:p>51684</text:p>
          </table:table-cell>
        </table:table-row>
        <table:table-row table:style-name="ro1">
          <table:table-cell office:value-type="float" office:value="62190" calcext:value-type="float">
            <text:p>62190</text:p>
          </table:table-cell>
        </table:table-row>
        <table:table-row table:style-name="ro1">
          <table:table-cell office:value-type="float" office:value="62090" calcext:value-type="float">
            <text:p>62090</text:p>
          </table:table-cell>
        </table:table-row>
        <table:table-row table:style-name="ro1">
          <table:table-cell office:value-type="float" office:value="52539" calcext:value-type="float">
            <text:p>52539</text:p>
          </table:table-cell>
        </table:table-row>
        <table:table-row table:style-name="ro1">
          <table:table-cell office:value-type="float" office:value="65186" calcext:value-type="float">
            <text:p>65186</text:p>
          </table:table-cell>
        </table:table-row>
        <table:table-row table:style-name="ro1">
          <table:table-cell office:value-type="float" office:value="53047" calcext:value-type="float">
            <text:p>53047</text:p>
          </table:table-cell>
        </table:table-row>
        <table:table-row table:style-name="ro1">
          <table:table-cell office:value-type="float" office:value="52836" calcext:value-type="float">
            <text:p>52836</text:p>
          </table:table-cell>
        </table:table-row>
        <table:table-row table:style-name="ro1">
          <table:table-cell office:value-type="float" office:value="64723" calcext:value-type="float">
            <text:p>64723</text:p>
          </table:table-cell>
        </table:table-row>
        <table:table-row table:style-name="ro1">
          <table:table-cell office:value-type="float" office:value="68162" calcext:value-type="float">
            <text:p>68162</text:p>
          </table:table-cell>
        </table:table-row>
        <table:table-row table:style-name="ro1">
          <table:table-cell office:value-type="float" office:value="62680" calcext:value-type="float">
            <text:p>62680</text:p>
          </table:table-cell>
        </table:table-row>
        <table:table-row table:style-name="ro1">
          <table:table-cell office:value-type="float" office:value="79731" calcext:value-type="float">
            <text:p>79731</text:p>
          </table:table-cell>
        </table:table-row>
        <table:table-row table:style-name="ro1">
          <table:table-cell office:value-type="float" office:value="76414" calcext:value-type="float">
            <text:p>76414</text:p>
          </table:table-cell>
        </table:table-row>
        <table:table-row table:style-name="ro1">
          <table:table-cell office:value-type="float" office:value="59897" calcext:value-type="float">
            <text:p>59897</text:p>
          </table:table-cell>
        </table:table-row>
        <table:table-row table:style-name="ro1">
          <table:table-cell office:value-type="float" office:value="54401" calcext:value-type="float">
            <text:p>54401</text:p>
          </table:table-cell>
        </table:table-row>
        <table:table-row table:style-name="ro1">
          <table:table-cell office:value-type="float" office:value="59823" calcext:value-type="float">
            <text:p>59823</text:p>
          </table:table-cell>
        </table:table-row>
        <table:table-row table:style-name="ro1">
          <table:table-cell office:value-type="float" office:value="65748" calcext:value-type="float">
            <text:p>65748</text:p>
          </table:table-cell>
        </table:table-row>
        <table:table-row table:style-name="ro1">
          <table:table-cell office:value-type="float" office:value="64255" calcext:value-type="float">
            <text:p>64255</text:p>
          </table:table-cell>
        </table:table-row>
        <table:table-row table:style-name="ro1">
          <table:table-cell office:value-type="float" office:value="56396" calcext:value-type="float">
            <text:p>56396</text:p>
          </table:table-cell>
        </table:table-row>
        <table:table-row table:style-name="ro1">
          <table:table-cell office:value-type="float" office:value="70475" calcext:value-type="float">
            <text:p>70475</text:p>
          </table:table-cell>
        </table:table-row>
        <table:table-row table:style-name="ro1">
          <table:table-cell office:value-type="float" office:value="64493" calcext:value-type="float">
            <text:p>64493</text:p>
          </table:table-cell>
        </table:table-row>
        <table:table-row table:style-name="ro1">
          <table:table-cell office:value-type="float" office:value="70811" calcext:value-type="float">
            <text:p>70811</text:p>
          </table:table-cell>
        </table:table-row>
        <table:table-row table:style-name="ro1">
          <table:table-cell office:value-type="float" office:value="65639" calcext:value-type="float">
            <text:p>65639</text:p>
          </table:table-cell>
        </table:table-row>
        <table:table-row table:style-name="ro1">
          <table:table-cell office:value-type="float" office:value="62736" calcext:value-type="float">
            <text:p>62736</text:p>
          </table:table-cell>
        </table:table-row>
        <table:table-row table:style-name="ro1">
          <table:table-cell office:value-type="float" office:value="60198" calcext:value-type="float">
            <text:p>60198</text:p>
          </table:table-cell>
        </table:table-row>
        <table:table-row table:style-name="ro1">
          <table:table-cell office:value-type="float" office:value="81989" calcext:value-type="float">
            <text:p>81989</text:p>
          </table:table-cell>
        </table:table-row>
        <table:table-row table:style-name="ro1">
          <table:table-cell office:value-type="float" office:value="56389" calcext:value-type="float">
            <text:p>56389</text:p>
          </table:table-cell>
        </table:table-row>
        <table:table-row table:style-name="ro1">
          <table:table-cell office:value-type="float" office:value="61459" calcext:value-type="float">
            <text:p>61459</text:p>
          </table:table-cell>
        </table:table-row>
        <table:table-row table:style-name="ro1">
          <table:table-cell office:value-type="float" office:value="70691" calcext:value-type="float">
            <text:p>70691</text:p>
          </table:table-cell>
        </table:table-row>
        <table:table-row table:style-name="ro1">
          <table:table-cell office:value-type="float" office:value="91771" calcext:value-type="float">
            <text:p>91771</text:p>
          </table:table-cell>
        </table:table-row>
        <table:table-row table:style-name="ro1">
          <table:table-cell office:value-type="float" office:value="72950" calcext:value-type="float">
            <text:p>72950</text:p>
          </table:table-cell>
        </table:table-row>
        <table:table-row table:style-name="ro1">
          <table:table-cell office:value-type="float" office:value="56968" calcext:value-type="float">
            <text:p>56968</text:p>
          </table:table-cell>
        </table:table-row>
        <table:table-row table:style-name="ro1">
          <table:table-cell office:value-type="float" office:value="102432" calcext:value-type="float">
            <text:p>102432</text:p>
          </table:table-cell>
        </table:table-row>
        <table:table-row table:style-name="ro1">
          <table:table-cell office:value-type="float" office:value="82184" calcext:value-type="float">
            <text:p>82184</text:p>
          </table:table-cell>
        </table:table-row>
        <table:table-row table:style-name="ro1">
          <table:table-cell office:value-type="float" office:value="68394" calcext:value-type="float">
            <text:p>68394</text:p>
          </table:table-cell>
        </table:table-row>
        <table:table-row table:style-name="ro1">
          <table:table-cell office:value-type="float" office:value="57365" calcext:value-type="float">
            <text:p>57365</text:p>
          </table:table-cell>
        </table:table-row>
        <table:table-row table:style-name="ro1">
          <table:table-cell office:value-type="float" office:value="96217" calcext:value-type="float">
            <text:p>96217</text:p>
          </table:table-cell>
        </table:table-row>
        <table:table-row table:style-name="ro1">
          <table:table-cell office:value-type="float" office:value="84415" calcext:value-type="float">
            <text:p>84415</text:p>
          </table:table-cell>
        </table:table-row>
        <table:table-row table:style-name="ro1">
          <table:table-cell office:value-type="float" office:value="75136" calcext:value-type="float">
            <text:p>75136</text:p>
          </table:table-cell>
        </table:table-row>
        <table:table-row table:style-name="ro1">
          <table:table-cell office:value-type="float" office:value="76581" calcext:value-type="float">
            <text:p>76581</text:p>
          </table:table-cell>
        </table:table-row>
        <table:table-row table:style-name="ro1">
          <table:table-cell office:value-type="float" office:value="77503" calcext:value-type="float">
            <text:p>77503</text:p>
          </table:table-cell>
        </table:table-row>
        <table:table-row table:style-name="ro1">
          <table:table-cell office:value-type="float" office:value="74134" calcext:value-type="float">
            <text:p>74134</text:p>
          </table:table-cell>
        </table:table-row>
        <table:table-row table:style-name="ro1">
          <table:table-cell office:value-type="float" office:value="84870" calcext:value-type="float">
            <text:p>84870</text:p>
          </table:table-cell>
        </table:table-row>
        <table:table-row table:style-name="ro1">
          <table:table-cell office:value-type="float" office:value="94699" calcext:value-type="float">
            <text:p>94699</text:p>
          </table:table-cell>
        </table:table-row>
        <table:table-row table:style-name="ro1">
          <table:table-cell office:value-type="float" office:value="95152" calcext:value-type="float">
            <text:p>95152</text:p>
          </table:table-cell>
        </table:table-row>
        <table:table-row table:style-name="ro1">
          <table:table-cell office:value-type="float" office:value="105693" calcext:value-type="float">
            <text:p>105693</text:p>
          </table:table-cell>
        </table:table-row>
        <table:table-row table:style-name="ro1">
          <table:table-cell office:value-type="float" office:value="70928" calcext:value-type="float">
            <text:p>70928</text:p>
          </table:table-cell>
        </table:table-row>
        <table:table-row table:style-name="ro1">
          <table:table-cell office:value-type="float" office:value="71330" calcext:value-type="float">
            <text:p>71330</text:p>
          </table:table-cell>
        </table:table-row>
        <table:table-row table:style-name="ro1">
          <table:table-cell office:value-type="float" office:value="59796" calcext:value-type="float">
            <text:p>59796</text:p>
          </table:table-cell>
        </table:table-row>
        <table:table-row table:style-name="ro1">
          <table:table-cell office:value-type="float" office:value="88829" calcext:value-type="float">
            <text:p>88829</text:p>
          </table:table-cell>
        </table:table-row>
        <table:table-row table:style-name="ro1">
          <table:table-cell office:value-type="float" office:value="60399" calcext:value-type="float">
            <text:p>60399</text:p>
          </table:table-cell>
        </table:table-row>
        <table:table-row table:style-name="ro1">
          <table:table-cell office:value-type="float" office:value="68926" calcext:value-type="float">
            <text:p>68926</text:p>
          </table:table-cell>
        </table:table-row>
        <table:table-row table:style-name="ro1">
          <table:table-cell office:value-type="float" office:value="60779" calcext:value-type="float">
            <text:p>60779</text:p>
          </table:table-cell>
        </table:table-row>
        <table:table-row table:style-name="ro1">
          <table:table-cell office:value-type="float" office:value="74464" calcext:value-type="float">
            <text:p>74464</text:p>
          </table:table-cell>
        </table:table-row>
        <table:table-row table:style-name="ro1">
          <table:table-cell office:value-type="float" office:value="81044" calcext:value-type="float">
            <text:p>81044</text:p>
          </table:table-cell>
        </table:table-row>
        <table:table-row table:style-name="ro1">
          <table:table-cell office:value-type="float" office:value="80809" calcext:value-type="float">
            <text:p>80809</text:p>
          </table:table-cell>
        </table:table-row>
        <table:table-row table:style-name="ro1">
          <table:table-cell office:value-type="float" office:value="74326" calcext:value-type="float">
            <text:p>74326</text:p>
          </table:table-cell>
        </table:table-row>
        <table:table-row table:style-name="ro1">
          <table:table-cell office:value-type="float" office:value="80438" calcext:value-type="float">
            <text:p>80438</text:p>
          </table:table-cell>
        </table:table-row>
        <table:table-row table:style-name="ro1">
          <table:table-cell office:value-type="float" office:value="91574" calcext:value-type="float">
            <text:p>91574</text:p>
          </table:table-cell>
        </table:table-row>
        <table:table-row table:style-name="ro1">
          <table:table-cell office:value-type="float" office:value="66051" calcext:value-type="float">
            <text:p>66051</text:p>
          </table:table-cell>
        </table:table-row>
        <table:table-row table:style-name="ro1">
          <table:table-cell office:value-type="float" office:value="65392" calcext:value-type="float">
            <text:p>65392</text:p>
          </table:table-cell>
        </table:table-row>
        <table:table-row table:style-name="ro1">
          <table:table-cell office:value-type="float" office:value="88227" calcext:value-type="float">
            <text:p>88227</text:p>
          </table:table-cell>
        </table:table-row>
        <table:table-row table:style-name="ro1">
          <table:table-cell office:value-type="float" office:value="73408" calcext:value-type="float">
            <text:p>73408</text:p>
          </table:table-cell>
        </table:table-row>
        <table:table-row table:style-name="ro1">
          <table:table-cell office:value-type="float" office:value="69354" calcext:value-type="float">
            <text:p>69354</text:p>
          </table:table-cell>
        </table:table-row>
        <table:table-row table:style-name="ro1">
          <table:table-cell office:value-type="float" office:value="69618" calcext:value-type="float">
            <text:p>69618</text:p>
          </table:table-cell>
        </table:table-row>
        <table:table-row table:style-name="ro1">
          <table:table-cell office:value-type="float" office:value="73387" calcext:value-type="float">
            <text:p>73387</text:p>
          </table:table-cell>
        </table:table-row>
        <table:table-row table:style-name="ro1">
          <table:table-cell office:value-type="float" office:value="74893" calcext:value-type="float">
            <text:p>74893</text:p>
          </table:table-cell>
        </table:table-row>
        <table:table-row table:style-name="ro1">
          <table:table-cell office:value-type="float" office:value="70282" calcext:value-type="float">
            <text:p>70282</text:p>
          </table:table-cell>
        </table:table-row>
        <table:table-row table:style-name="ro1">
          <table:table-cell office:value-type="float" office:value="66819" calcext:value-type="float">
            <text:p>66819</text:p>
          </table:table-cell>
        </table:table-row>
        <table:table-row table:style-name="ro1">
          <table:table-cell office:value-type="float" office:value="82804" calcext:value-type="float">
            <text:p>82804</text:p>
          </table:table-cell>
        </table:table-row>
        <table:table-row table:style-name="ro1">
          <table:table-cell office:value-type="float" office:value="84829" calcext:value-type="float">
            <text:p>84829</text:p>
          </table:table-cell>
        </table:table-row>
        <table:table-row table:style-name="ro1">
          <table:table-cell office:value-type="float" office:value="88299" calcext:value-type="float">
            <text:p>88299</text:p>
          </table:table-cell>
        </table:table-row>
        <table:table-row table:style-name="ro1">
          <table:table-cell office:value-type="float" office:value="88734" calcext:value-type="float">
            <text:p>88734</text:p>
          </table:table-cell>
        </table:table-row>
        <table:table-row table:style-name="ro1">
          <table:table-cell office:value-type="float" office:value="78753" calcext:value-type="float">
            <text:p>78753</text:p>
          </table:table-cell>
        </table:table-row>
        <table:table-row table:style-name="ro1">
          <table:table-cell office:value-type="float" office:value="72451" calcext:value-type="float">
            <text:p>72451</text:p>
          </table:table-cell>
        </table:table-row>
        <table:table-row table:style-name="ro1">
          <table:table-cell office:value-type="float" office:value="80927" calcext:value-type="float">
            <text:p>80927</text:p>
          </table:table-cell>
        </table:table-row>
        <table:table-row table:style-name="ro1">
          <table:table-cell office:value-type="float" office:value="79830" calcext:value-type="float">
            <text:p>79830</text:p>
          </table:table-cell>
        </table:table-row>
        <table:table-row table:style-name="ro1">
          <table:table-cell office:value-type="float" office:value="76709" calcext:value-type="float">
            <text:p>76709</text:p>
          </table:table-cell>
        </table:table-row>
        <table:table-row table:style-name="ro1">
          <table:table-cell office:value-type="float" office:value="66899" calcext:value-type="float">
            <text:p>66899</text:p>
          </table:table-cell>
        </table:table-row>
        <table:table-row table:style-name="ro1">
          <table:table-cell office:value-type="float" office:value="83305" calcext:value-type="float">
            <text:p>83305</text:p>
          </table:table-cell>
        </table:table-row>
        <table:table-row table:style-name="ro1">
          <table:table-cell office:value-type="float" office:value="76392" calcext:value-type="float">
            <text:p>76392</text:p>
          </table:table-cell>
        </table:table-row>
        <table:table-row table:style-name="ro1">
          <table:table-cell office:value-type="float" office:value="73221" calcext:value-type="float">
            <text:p>73221</text:p>
          </table:table-cell>
        </table:table-row>
        <table:table-row table:style-name="ro1">
          <table:table-cell office:value-type="float" office:value="96500" calcext:value-type="float">
            <text:p>96500</text:p>
          </table:table-cell>
        </table:table-row>
        <table:table-row table:style-name="ro1">
          <table:table-cell office:value-type="float" office:value="73089" calcext:value-type="float">
            <text:p>73089</text:p>
          </table:table-cell>
        </table:table-row>
        <table:table-row table:style-name="ro1">
          <table:table-cell office:value-type="float" office:value="84561" calcext:value-type="float">
            <text:p>84561</text:p>
          </table:table-cell>
        </table:table-row>
        <table:table-row table:style-name="ro1">
          <table:table-cell office:value-type="float" office:value="96367" calcext:value-type="float">
            <text:p>96367</text:p>
          </table:table-cell>
        </table:table-row>
        <table:table-row table:style-name="ro1">
          <table:table-cell office:value-type="float" office:value="76873" calcext:value-type="float">
            <text:p>76873</text:p>
          </table:table-cell>
        </table:table-row>
        <table:table-row table:style-name="ro1">
          <table:table-cell office:value-type="float" office:value="80246" calcext:value-type="float">
            <text:p>80246</text:p>
          </table:table-cell>
        </table:table-row>
        <table:table-row table:style-name="ro1">
          <table:table-cell office:value-type="float" office:value="76779" calcext:value-type="float">
            <text:p>76779</text:p>
          </table:table-cell>
        </table:table-row>
        <table:table-row table:style-name="ro1">
          <table:table-cell office:value-type="float" office:value="105034" calcext:value-type="float">
            <text:p>105034</text:p>
          </table:table-cell>
        </table:table-row>
        <table:table-row table:style-name="ro1">
          <table:table-cell office:value-type="float" office:value="90257" calcext:value-type="float">
            <text:p>90257</text:p>
          </table:table-cell>
        </table:table-row>
        <table:table-row table:style-name="ro1">
          <table:table-cell office:value-type="float" office:value="76750" calcext:value-type="float">
            <text:p>76750</text:p>
          </table:table-cell>
        </table:table-row>
        <table:table-row table:style-name="ro1">
          <table:table-cell office:value-type="float" office:value="83912" calcext:value-type="float">
            <text:p>83912</text:p>
          </table:table-cell>
        </table:table-row>
        <table:table-row table:style-name="ro1">
          <table:table-cell office:value-type="float" office:value="100157" calcext:value-type="float">
            <text:p>100157</text:p>
          </table:table-cell>
        </table:table-row>
        <table:table-row table:style-name="ro1">
          <table:table-cell office:value-type="float" office:value="86528" calcext:value-type="float">
            <text:p>86528</text:p>
          </table:table-cell>
        </table:table-row>
        <table:table-row table:style-name="ro1">
          <table:table-cell office:value-type="float" office:value="70422" calcext:value-type="float">
            <text:p>70422</text:p>
          </table:table-cell>
        </table:table-row>
        <table:table-row table:style-name="ro1">
          <table:table-cell office:value-type="float" office:value="70972" calcext:value-type="float">
            <text:p>70972</text:p>
          </table:table-cell>
        </table:table-row>
        <table:table-row table:style-name="ro1">
          <table:table-cell office:value-type="float" office:value="68917" calcext:value-type="float">
            <text:p>68917</text:p>
          </table:table-cell>
        </table:table-row>
        <table:table-row table:style-name="ro1">
          <table:table-cell office:value-type="float" office:value="85748" calcext:value-type="float">
            <text:p>857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7:28:51.853343817</meta:creation-date>
    <dc:date>2018-01-25T19:52:10.945034107</dc:date>
    <meta:editing-duration>PT2H2M56S</meta:editing-duration>
    <meta:editing-cycles>1</meta:editing-cycles>
    <meta:document-statistic meta:table-count="1" meta:cell-count="500" meta:object-count="1"/>
    <meta:generator>LibreOffice/5.3.7.2.0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0.839cm" svg:height="16.841cm" xlink:href=".." xlink:type="simple" chart:class="chart:bar" chart:style-name="ch1">
        <chart:plot-area chart:style-name="ch2" table:cell-range-address="Sheet1.A1:Sheet1.A500" svg:x="0.616cm" svg:y="0.336cm" svg:width="29.607cm" svg:height="16.169cm">
          <chartooo:coordinate-region svg:x="1.978cm" svg:y="0.535cm" svg:width="28.245cm" svg:height="15.77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" chart:class="chart:bar">
            <chart:data-point/>
          </chart:series>
          <chart:series chart:style-name="ch7" chart:values-cell-range-address="Sheet1.A2:Sheet1.A2" chart:class="chart:bar">
            <chart:data-point/>
          </chart:series>
          <chart:series chart:style-name="ch8" chart:values-cell-range-address="Sheet1.A3:Sheet1.A3" chart:class="chart:bar">
            <chart:data-point/>
          </chart:series>
          <chart:series chart:style-name="ch9" chart:values-cell-range-address="Sheet1.A4:Sheet1.A4" chart:class="chart:bar">
            <chart:data-point/>
          </chart:series>
          <chart:series chart:style-name="ch10" chart:values-cell-range-address="Sheet1.A5:Sheet1.A5" chart:class="chart:bar">
            <chart:data-point/>
          </chart:series>
          <chart:series chart:style-name="ch11" chart:values-cell-range-address="Sheet1.A6:Sheet1.A6" chart:class="chart:bar">
            <chart:data-point/>
          </chart:series>
          <chart:series chart:style-name="ch12" chart:values-cell-range-address="Sheet1.A7:Sheet1.A7" chart:class="chart:bar">
            <chart:data-point/>
          </chart:series>
          <chart:series chart:style-name="ch13" chart:values-cell-range-address="Sheet1.A8:Sheet1.A8" chart:class="chart:bar">
            <chart:data-point/>
          </chart:series>
          <chart:series chart:style-name="ch14" chart:values-cell-range-address="Sheet1.A9:Sheet1.A9" chart:class="chart:bar">
            <chart:data-point/>
          </chart:series>
          <chart:series chart:style-name="ch15" chart:values-cell-range-address="Sheet1.A10:Sheet1.A10" chart:class="chart:bar">
            <chart:data-point/>
          </chart:series>
          <chart:series chart:style-name="ch16" chart:values-cell-range-address="Sheet1.A11:Sheet1.A11" chart:class="chart:bar">
            <chart:data-point/>
          </chart:series>
          <chart:series chart:style-name="ch17" chart:values-cell-range-address="Sheet1.A12:Sheet1.A12" chart:class="chart:bar">
            <chart:data-point/>
          </chart:series>
          <chart:series chart:style-name="ch6" chart:values-cell-range-address="Sheet1.A13:Sheet1.A13" chart:class="chart:bar">
            <chart:data-point/>
          </chart:series>
          <chart:series chart:style-name="ch7" chart:values-cell-range-address="Sheet1.A14:Sheet1.A14" chart:class="chart:bar">
            <chart:data-point/>
          </chart:series>
          <chart:series chart:style-name="ch8" chart:values-cell-range-address="Sheet1.A15:Sheet1.A15" chart:class="chart:bar">
            <chart:data-point/>
          </chart:series>
          <chart:series chart:style-name="ch9" chart:values-cell-range-address="Sheet1.A16:Sheet1.A16" chart:class="chart:bar">
            <chart:data-point/>
          </chart:series>
          <chart:series chart:style-name="ch10" chart:values-cell-range-address="Sheet1.A17:Sheet1.A17" chart:class="chart:bar">
            <chart:data-point/>
          </chart:series>
          <chart:series chart:style-name="ch11" chart:values-cell-range-address="Sheet1.A18:Sheet1.A18" chart:class="chart:bar">
            <chart:data-point/>
          </chart:series>
          <chart:series chart:style-name="ch12" chart:values-cell-range-address="Sheet1.A19:Sheet1.A19" chart:class="chart:bar">
            <chart:data-point/>
          </chart:series>
          <chart:series chart:style-name="ch13" chart:values-cell-range-address="Sheet1.A20:Sheet1.A20" chart:class="chart:bar">
            <chart:data-point/>
          </chart:series>
          <chart:series chart:style-name="ch14" chart:values-cell-range-address="Sheet1.A21:Sheet1.A21" chart:class="chart:bar">
            <chart:data-point/>
          </chart:series>
          <chart:series chart:style-name="ch15" chart:values-cell-range-address="Sheet1.A22:Sheet1.A22" chart:class="chart:bar">
            <chart:data-point/>
          </chart:series>
          <chart:series chart:style-name="ch16" chart:values-cell-range-address="Sheet1.A23:Sheet1.A23" chart:class="chart:bar">
            <chart:data-point/>
          </chart:series>
          <chart:series chart:style-name="ch17" chart:values-cell-range-address="Sheet1.A24:Sheet1.A24" chart:class="chart:bar">
            <chart:data-point/>
          </chart:series>
          <chart:series chart:style-name="ch6" chart:values-cell-range-address="Sheet1.A25:Sheet1.A25" chart:class="chart:bar">
            <chart:data-point/>
          </chart:series>
          <chart:series chart:style-name="ch7" chart:values-cell-range-address="Sheet1.A26:Sheet1.A26" chart:class="chart:bar">
            <chart:data-point/>
          </chart:series>
          <chart:series chart:style-name="ch8" chart:values-cell-range-address="Sheet1.A27:Sheet1.A27" chart:class="chart:bar">
            <chart:data-point/>
          </chart:series>
          <chart:series chart:style-name="ch9" chart:values-cell-range-address="Sheet1.A28:Sheet1.A28" chart:class="chart:bar">
            <chart:data-point/>
          </chart:series>
          <chart:series chart:style-name="ch10" chart:values-cell-range-address="Sheet1.A29:Sheet1.A29" chart:class="chart:bar">
            <chart:data-point/>
          </chart:series>
          <chart:series chart:style-name="ch11" chart:values-cell-range-address="Sheet1.A30:Sheet1.A30" chart:class="chart:bar">
            <chart:data-point/>
          </chart:series>
          <chart:series chart:style-name="ch12" chart:values-cell-range-address="Sheet1.A31:Sheet1.A31" chart:class="chart:bar">
            <chart:data-point/>
          </chart:series>
          <chart:series chart:style-name="ch13" chart:values-cell-range-address="Sheet1.A32:Sheet1.A32" chart:class="chart:bar">
            <chart:data-point/>
          </chart:series>
          <chart:series chart:style-name="ch14" chart:values-cell-range-address="Sheet1.A33:Sheet1.A33" chart:class="chart:bar">
            <chart:data-point/>
          </chart:series>
          <chart:series chart:style-name="ch15" chart:values-cell-range-address="Sheet1.A34:Sheet1.A34" chart:class="chart:bar">
            <chart:data-point/>
          </chart:series>
          <chart:series chart:style-name="ch16" chart:values-cell-range-address="Sheet1.A35:Sheet1.A35" chart:class="chart:bar">
            <chart:data-point/>
          </chart:series>
          <chart:series chart:style-name="ch17" chart:values-cell-range-address="Sheet1.A36:Sheet1.A36" chart:class="chart:bar">
            <chart:data-point/>
          </chart:series>
          <chart:series chart:style-name="ch6" chart:values-cell-range-address="Sheet1.A37:Sheet1.A37" chart:class="chart:bar">
            <chart:data-point/>
          </chart:series>
          <chart:series chart:style-name="ch7" chart:values-cell-range-address="Sheet1.A38:Sheet1.A38" chart:class="chart:bar">
            <chart:data-point/>
          </chart:series>
          <chart:series chart:style-name="ch8" chart:values-cell-range-address="Sheet1.A39:Sheet1.A39" chart:class="chart:bar">
            <chart:data-point/>
          </chart:series>
          <chart:series chart:style-name="ch9" chart:values-cell-range-address="Sheet1.A40:Sheet1.A40" chart:class="chart:bar">
            <chart:data-point/>
          </chart:series>
          <chart:series chart:style-name="ch10" chart:values-cell-range-address="Sheet1.A41:Sheet1.A41" chart:class="chart:bar">
            <chart:data-point/>
          </chart:series>
          <chart:series chart:style-name="ch11" chart:values-cell-range-address="Sheet1.A42:Sheet1.A42" chart:class="chart:bar">
            <chart:data-point/>
          </chart:series>
          <chart:series chart:style-name="ch12" chart:values-cell-range-address="Sheet1.A43:Sheet1.A43" chart:class="chart:bar">
            <chart:data-point/>
          </chart:series>
          <chart:series chart:style-name="ch13" chart:values-cell-range-address="Sheet1.A44:Sheet1.A44" chart:class="chart:bar">
            <chart:data-point/>
          </chart:series>
          <chart:series chart:style-name="ch14" chart:values-cell-range-address="Sheet1.A45:Sheet1.A45" chart:class="chart:bar">
            <chart:data-point/>
          </chart:series>
          <chart:series chart:style-name="ch15" chart:values-cell-range-address="Sheet1.A46:Sheet1.A46" chart:class="chart:bar">
            <chart:data-point/>
          </chart:series>
          <chart:series chart:style-name="ch16" chart:values-cell-range-address="Sheet1.A47:Sheet1.A47" chart:class="chart:bar">
            <chart:data-point/>
          </chart:series>
          <chart:series chart:style-name="ch17" chart:values-cell-range-address="Sheet1.A48:Sheet1.A48" chart:class="chart:bar">
            <chart:data-point/>
          </chart:series>
          <chart:series chart:style-name="ch6" chart:values-cell-range-address="Sheet1.A49:Sheet1.A49" chart:class="chart:bar">
            <chart:data-point/>
          </chart:series>
          <chart:series chart:style-name="ch7" chart:values-cell-range-address="Sheet1.A50:Sheet1.A50" chart:class="chart:bar">
            <chart:data-point/>
          </chart:series>
          <chart:series chart:style-name="ch8" chart:values-cell-range-address="Sheet1.A51:Sheet1.A51" chart:class="chart:bar">
            <chart:data-point/>
          </chart:series>
          <chart:series chart:style-name="ch9" chart:values-cell-range-address="Sheet1.A52:Sheet1.A52" chart:class="chart:bar">
            <chart:data-point/>
          </chart:series>
          <chart:series chart:style-name="ch10" chart:values-cell-range-address="Sheet1.A53:Sheet1.A53" chart:class="chart:bar">
            <chart:data-point/>
          </chart:series>
          <chart:series chart:style-name="ch11" chart:values-cell-range-address="Sheet1.A54:Sheet1.A54" chart:class="chart:bar">
            <chart:data-point/>
          </chart:series>
          <chart:series chart:style-name="ch12" chart:values-cell-range-address="Sheet1.A55:Sheet1.A55" chart:class="chart:bar">
            <chart:data-point/>
          </chart:series>
          <chart:series chart:style-name="ch13" chart:values-cell-range-address="Sheet1.A56:Sheet1.A56" chart:class="chart:bar">
            <chart:data-point/>
          </chart:series>
          <chart:series chart:style-name="ch14" chart:values-cell-range-address="Sheet1.A57:Sheet1.A57" chart:class="chart:bar">
            <chart:data-point/>
          </chart:series>
          <chart:series chart:style-name="ch15" chart:values-cell-range-address="Sheet1.A58:Sheet1.A58" chart:class="chart:bar">
            <chart:data-point/>
          </chart:series>
          <chart:series chart:style-name="ch16" chart:values-cell-range-address="Sheet1.A59:Sheet1.A59" chart:class="chart:bar">
            <chart:data-point/>
          </chart:series>
          <chart:series chart:style-name="ch17" chart:values-cell-range-address="Sheet1.A60:Sheet1.A60" chart:class="chart:bar">
            <chart:data-point/>
          </chart:series>
          <chart:series chart:style-name="ch6" chart:values-cell-range-address="Sheet1.A61:Sheet1.A61" chart:class="chart:bar">
            <chart:data-point/>
          </chart:series>
          <chart:series chart:style-name="ch7" chart:values-cell-range-address="Sheet1.A62:Sheet1.A62" chart:class="chart:bar">
            <chart:data-point/>
          </chart:series>
          <chart:series chart:style-name="ch8" chart:values-cell-range-address="Sheet1.A63:Sheet1.A63" chart:class="chart:bar">
            <chart:data-point/>
          </chart:series>
          <chart:series chart:style-name="ch9" chart:values-cell-range-address="Sheet1.A64:Sheet1.A64" chart:class="chart:bar">
            <chart:data-point/>
          </chart:series>
          <chart:series chart:style-name="ch10" chart:values-cell-range-address="Sheet1.A65:Sheet1.A65" chart:class="chart:bar">
            <chart:data-point/>
          </chart:series>
          <chart:series chart:style-name="ch11" chart:values-cell-range-address="Sheet1.A66:Sheet1.A66" chart:class="chart:bar">
            <chart:data-point/>
          </chart:series>
          <chart:series chart:style-name="ch12" chart:values-cell-range-address="Sheet1.A67:Sheet1.A67" chart:class="chart:bar">
            <chart:data-point/>
          </chart:series>
          <chart:series chart:style-name="ch13" chart:values-cell-range-address="Sheet1.A68:Sheet1.A68" chart:class="chart:bar">
            <chart:data-point/>
          </chart:series>
          <chart:series chart:style-name="ch14" chart:values-cell-range-address="Sheet1.A69:Sheet1.A69" chart:class="chart:bar">
            <chart:data-point/>
          </chart:series>
          <chart:series chart:style-name="ch15" chart:values-cell-range-address="Sheet1.A70:Sheet1.A70" chart:class="chart:bar">
            <chart:data-point/>
          </chart:series>
          <chart:series chart:style-name="ch16" chart:values-cell-range-address="Sheet1.A71:Sheet1.A71" chart:class="chart:bar">
            <chart:data-point/>
          </chart:series>
          <chart:series chart:style-name="ch17" chart:values-cell-range-address="Sheet1.A72:Sheet1.A72" chart:class="chart:bar">
            <chart:data-point/>
          </chart:series>
          <chart:series chart:style-name="ch6" chart:values-cell-range-address="Sheet1.A73:Sheet1.A73" chart:class="chart:bar">
            <chart:data-point/>
          </chart:series>
          <chart:series chart:style-name="ch7" chart:values-cell-range-address="Sheet1.A74:Sheet1.A74" chart:class="chart:bar">
            <chart:data-point/>
          </chart:series>
          <chart:series chart:style-name="ch8" chart:values-cell-range-address="Sheet1.A75:Sheet1.A75" chart:class="chart:bar">
            <chart:data-point/>
          </chart:series>
          <chart:series chart:style-name="ch9" chart:values-cell-range-address="Sheet1.A76:Sheet1.A76" chart:class="chart:bar">
            <chart:data-point/>
          </chart:series>
          <chart:series chart:style-name="ch10" chart:values-cell-range-address="Sheet1.A77:Sheet1.A77" chart:class="chart:bar">
            <chart:data-point/>
          </chart:series>
          <chart:series chart:style-name="ch11" chart:values-cell-range-address="Sheet1.A78:Sheet1.A78" chart:class="chart:bar">
            <chart:data-point/>
          </chart:series>
          <chart:series chart:style-name="ch12" chart:values-cell-range-address="Sheet1.A79:Sheet1.A79" chart:class="chart:bar">
            <chart:data-point/>
          </chart:series>
          <chart:series chart:style-name="ch13" chart:values-cell-range-address="Sheet1.A80:Sheet1.A80" chart:class="chart:bar">
            <chart:data-point/>
          </chart:series>
          <chart:series chart:style-name="ch14" chart:values-cell-range-address="Sheet1.A81:Sheet1.A81" chart:class="chart:bar">
            <chart:data-point/>
          </chart:series>
          <chart:series chart:style-name="ch15" chart:values-cell-range-address="Sheet1.A82:Sheet1.A82" chart:class="chart:bar">
            <chart:data-point/>
          </chart:series>
          <chart:series chart:style-name="ch16" chart:values-cell-range-address="Sheet1.A83:Sheet1.A83" chart:class="chart:bar">
            <chart:data-point/>
          </chart:series>
          <chart:series chart:style-name="ch17" chart:values-cell-range-address="Sheet1.A84:Sheet1.A84" chart:class="chart:bar">
            <chart:data-point/>
          </chart:series>
          <chart:series chart:style-name="ch6" chart:values-cell-range-address="Sheet1.A85:Sheet1.A85" chart:class="chart:bar">
            <chart:data-point/>
          </chart:series>
          <chart:series chart:style-name="ch7" chart:values-cell-range-address="Sheet1.A86:Sheet1.A86" chart:class="chart:bar">
            <chart:data-point/>
          </chart:series>
          <chart:series chart:style-name="ch8" chart:values-cell-range-address="Sheet1.A87:Sheet1.A87" chart:class="chart:bar">
            <chart:data-point/>
          </chart:series>
          <chart:series chart:style-name="ch9" chart:values-cell-range-address="Sheet1.A88:Sheet1.A88" chart:class="chart:bar">
            <chart:data-point/>
          </chart:series>
          <chart:series chart:style-name="ch10" chart:values-cell-range-address="Sheet1.A89:Sheet1.A89" chart:class="chart:bar">
            <chart:data-point/>
          </chart:series>
          <chart:series chart:style-name="ch11" chart:values-cell-range-address="Sheet1.A90:Sheet1.A90" chart:class="chart:bar">
            <chart:data-point/>
          </chart:series>
          <chart:series chart:style-name="ch12" chart:values-cell-range-address="Sheet1.A91:Sheet1.A91" chart:class="chart:bar">
            <chart:data-point/>
          </chart:series>
          <chart:series chart:style-name="ch13" chart:values-cell-range-address="Sheet1.A92:Sheet1.A92" chart:class="chart:bar">
            <chart:data-point/>
          </chart:series>
          <chart:series chart:style-name="ch14" chart:values-cell-range-address="Sheet1.A93:Sheet1.A93" chart:class="chart:bar">
            <chart:data-point/>
          </chart:series>
          <chart:series chart:style-name="ch15" chart:values-cell-range-address="Sheet1.A94:Sheet1.A94" chart:class="chart:bar">
            <chart:data-point/>
          </chart:series>
          <chart:series chart:style-name="ch16" chart:values-cell-range-address="Sheet1.A95:Sheet1.A95" chart:class="chart:bar">
            <chart:data-point/>
          </chart:series>
          <chart:series chart:style-name="ch17" chart:values-cell-range-address="Sheet1.A96:Sheet1.A96" chart:class="chart:bar">
            <chart:data-point/>
          </chart:series>
          <chart:series chart:style-name="ch6" chart:values-cell-range-address="Sheet1.A97:Sheet1.A97" chart:class="chart:bar">
            <chart:data-point/>
          </chart:series>
          <chart:series chart:style-name="ch7" chart:values-cell-range-address="Sheet1.A98:Sheet1.A98" chart:class="chart:bar">
            <chart:data-point/>
          </chart:series>
          <chart:series chart:style-name="ch8" chart:values-cell-range-address="Sheet1.A99:Sheet1.A99" chart:class="chart:bar">
            <chart:data-point/>
          </chart:series>
          <chart:series chart:style-name="ch9" chart:values-cell-range-address="Sheet1.A100:Sheet1.A100" chart:class="chart:bar">
            <chart:data-point/>
          </chart:series>
          <chart:series chart:style-name="ch10" chart:values-cell-range-address="Sheet1.A101:Sheet1.A101" chart:class="chart:bar">
            <chart:data-point/>
          </chart:series>
          <chart:series chart:style-name="ch11" chart:values-cell-range-address="Sheet1.A102:Sheet1.A102" chart:class="chart:bar">
            <chart:data-point/>
          </chart:series>
          <chart:series chart:style-name="ch12" chart:values-cell-range-address="Sheet1.A103:Sheet1.A103" chart:class="chart:bar">
            <chart:data-point/>
          </chart:series>
          <chart:series chart:style-name="ch13" chart:values-cell-range-address="Sheet1.A104:Sheet1.A104" chart:class="chart:bar">
            <chart:data-point/>
          </chart:series>
          <chart:series chart:style-name="ch14" chart:values-cell-range-address="Sheet1.A105:Sheet1.A105" chart:class="chart:bar">
            <chart:data-point/>
          </chart:series>
          <chart:series chart:style-name="ch15" chart:values-cell-range-address="Sheet1.A106:Sheet1.A106" chart:class="chart:bar">
            <chart:data-point/>
          </chart:series>
          <chart:series chart:style-name="ch16" chart:values-cell-range-address="Sheet1.A107:Sheet1.A107" chart:class="chart:bar">
            <chart:data-point/>
          </chart:series>
          <chart:series chart:style-name="ch17" chart:values-cell-range-address="Sheet1.A108:Sheet1.A108" chart:class="chart:bar">
            <chart:data-point/>
          </chart:series>
          <chart:series chart:style-name="ch6" chart:values-cell-range-address="Sheet1.A109:Sheet1.A109" chart:class="chart:bar">
            <chart:data-point/>
          </chart:series>
          <chart:series chart:style-name="ch7" chart:values-cell-range-address="Sheet1.A110:Sheet1.A110" chart:class="chart:bar">
            <chart:data-point/>
          </chart:series>
          <chart:series chart:style-name="ch8" chart:values-cell-range-address="Sheet1.A111:Sheet1.A111" chart:class="chart:bar">
            <chart:data-point/>
          </chart:series>
          <chart:series chart:style-name="ch9" chart:values-cell-range-address="Sheet1.A112:Sheet1.A112" chart:class="chart:bar">
            <chart:data-point/>
          </chart:series>
          <chart:series chart:style-name="ch10" chart:values-cell-range-address="Sheet1.A113:Sheet1.A113" chart:class="chart:bar">
            <chart:data-point/>
          </chart:series>
          <chart:series chart:style-name="ch11" chart:values-cell-range-address="Sheet1.A114:Sheet1.A114" chart:class="chart:bar">
            <chart:data-point/>
          </chart:series>
          <chart:series chart:style-name="ch12" chart:values-cell-range-address="Sheet1.A115:Sheet1.A115" chart:class="chart:bar">
            <chart:data-point/>
          </chart:series>
          <chart:series chart:style-name="ch13" chart:values-cell-range-address="Sheet1.A116:Sheet1.A116" chart:class="chart:bar">
            <chart:data-point/>
          </chart:series>
          <chart:series chart:style-name="ch14" chart:values-cell-range-address="Sheet1.A117:Sheet1.A117" chart:class="chart:bar">
            <chart:data-point/>
          </chart:series>
          <chart:series chart:style-name="ch15" chart:values-cell-range-address="Sheet1.A118:Sheet1.A118" chart:class="chart:bar">
            <chart:data-point/>
          </chart:series>
          <chart:series chart:style-name="ch16" chart:values-cell-range-address="Sheet1.A119:Sheet1.A119" chart:class="chart:bar">
            <chart:data-point/>
          </chart:series>
          <chart:series chart:style-name="ch17" chart:values-cell-range-address="Sheet1.A120:Sheet1.A120" chart:class="chart:bar">
            <chart:data-point/>
          </chart:series>
          <chart:series chart:style-name="ch6" chart:values-cell-range-address="Sheet1.A121:Sheet1.A121" chart:class="chart:bar">
            <chart:data-point/>
          </chart:series>
          <chart:series chart:style-name="ch7" chart:values-cell-range-address="Sheet1.A122:Sheet1.A122" chart:class="chart:bar">
            <chart:data-point/>
          </chart:series>
          <chart:series chart:style-name="ch8" chart:values-cell-range-address="Sheet1.A123:Sheet1.A123" chart:class="chart:bar">
            <chart:data-point/>
          </chart:series>
          <chart:series chart:style-name="ch9" chart:values-cell-range-address="Sheet1.A124:Sheet1.A124" chart:class="chart:bar">
            <chart:data-point/>
          </chart:series>
          <chart:series chart:style-name="ch10" chart:values-cell-range-address="Sheet1.A125:Sheet1.A125" chart:class="chart:bar">
            <chart:data-point/>
          </chart:series>
          <chart:series chart:style-name="ch11" chart:values-cell-range-address="Sheet1.A126:Sheet1.A126" chart:class="chart:bar">
            <chart:data-point/>
          </chart:series>
          <chart:series chart:style-name="ch12" chart:values-cell-range-address="Sheet1.A127:Sheet1.A127" chart:class="chart:bar">
            <chart:data-point/>
          </chart:series>
          <chart:series chart:style-name="ch13" chart:values-cell-range-address="Sheet1.A128:Sheet1.A128" chart:class="chart:bar">
            <chart:data-point/>
          </chart:series>
          <chart:series chart:style-name="ch14" chart:values-cell-range-address="Sheet1.A129:Sheet1.A129" chart:class="chart:bar">
            <chart:data-point/>
          </chart:series>
          <chart:series chart:style-name="ch15" chart:values-cell-range-address="Sheet1.A130:Sheet1.A130" chart:class="chart:bar">
            <chart:data-point/>
          </chart:series>
          <chart:series chart:style-name="ch16" chart:values-cell-range-address="Sheet1.A131:Sheet1.A131" chart:class="chart:bar">
            <chart:data-point/>
          </chart:series>
          <chart:series chart:style-name="ch17" chart:values-cell-range-address="Sheet1.A132:Sheet1.A132" chart:class="chart:bar">
            <chart:data-point/>
          </chart:series>
          <chart:series chart:style-name="ch6" chart:values-cell-range-address="Sheet1.A133:Sheet1.A133" chart:class="chart:bar">
            <chart:data-point/>
          </chart:series>
          <chart:series chart:style-name="ch7" chart:values-cell-range-address="Sheet1.A134:Sheet1.A134" chart:class="chart:bar">
            <chart:data-point/>
          </chart:series>
          <chart:series chart:style-name="ch8" chart:values-cell-range-address="Sheet1.A135:Sheet1.A135" chart:class="chart:bar">
            <chart:data-point/>
          </chart:series>
          <chart:series chart:style-name="ch9" chart:values-cell-range-address="Sheet1.A136:Sheet1.A136" chart:class="chart:bar">
            <chart:data-point/>
          </chart:series>
          <chart:series chart:style-name="ch10" chart:values-cell-range-address="Sheet1.A137:Sheet1.A137" chart:class="chart:bar">
            <chart:data-point/>
          </chart:series>
          <chart:series chart:style-name="ch11" chart:values-cell-range-address="Sheet1.A138:Sheet1.A138" chart:class="chart:bar">
            <chart:data-point/>
          </chart:series>
          <chart:series chart:style-name="ch12" chart:values-cell-range-address="Sheet1.A139:Sheet1.A139" chart:class="chart:bar">
            <chart:data-point/>
          </chart:series>
          <chart:series chart:style-name="ch13" chart:values-cell-range-address="Sheet1.A140:Sheet1.A140" chart:class="chart:bar">
            <chart:data-point/>
          </chart:series>
          <chart:series chart:style-name="ch14" chart:values-cell-range-address="Sheet1.A141:Sheet1.A141" chart:class="chart:bar">
            <chart:data-point/>
          </chart:series>
          <chart:series chart:style-name="ch15" chart:values-cell-range-address="Sheet1.A142:Sheet1.A142" chart:class="chart:bar">
            <chart:data-point/>
          </chart:series>
          <chart:series chart:style-name="ch16" chart:values-cell-range-address="Sheet1.A143:Sheet1.A143" chart:class="chart:bar">
            <chart:data-point/>
          </chart:series>
          <chart:series chart:style-name="ch17" chart:values-cell-range-address="Sheet1.A144:Sheet1.A144" chart:class="chart:bar">
            <chart:data-point/>
          </chart:series>
          <chart:series chart:style-name="ch6" chart:values-cell-range-address="Sheet1.A145:Sheet1.A145" chart:class="chart:bar">
            <chart:data-point/>
          </chart:series>
          <chart:series chart:style-name="ch7" chart:values-cell-range-address="Sheet1.A146:Sheet1.A146" chart:class="chart:bar">
            <chart:data-point/>
          </chart:series>
          <chart:series chart:style-name="ch8" chart:values-cell-range-address="Sheet1.A147:Sheet1.A147" chart:class="chart:bar">
            <chart:data-point/>
          </chart:series>
          <chart:series chart:style-name="ch9" chart:values-cell-range-address="Sheet1.A148:Sheet1.A148" chart:class="chart:bar">
            <chart:data-point/>
          </chart:series>
          <chart:series chart:style-name="ch10" chart:values-cell-range-address="Sheet1.A149:Sheet1.A149" chart:class="chart:bar">
            <chart:data-point/>
          </chart:series>
          <chart:series chart:style-name="ch11" chart:values-cell-range-address="Sheet1.A150:Sheet1.A150" chart:class="chart:bar">
            <chart:data-point/>
          </chart:series>
          <chart:series chart:style-name="ch12" chart:values-cell-range-address="Sheet1.A151:Sheet1.A151" chart:class="chart:bar">
            <chart:data-point/>
          </chart:series>
          <chart:series chart:style-name="ch13" chart:values-cell-range-address="Sheet1.A152:Sheet1.A152" chart:class="chart:bar">
            <chart:data-point/>
          </chart:series>
          <chart:series chart:style-name="ch14" chart:values-cell-range-address="Sheet1.A153:Sheet1.A153" chart:class="chart:bar">
            <chart:data-point/>
          </chart:series>
          <chart:series chart:style-name="ch15" chart:values-cell-range-address="Sheet1.A154:Sheet1.A154" chart:class="chart:bar">
            <chart:data-point/>
          </chart:series>
          <chart:series chart:style-name="ch16" chart:values-cell-range-address="Sheet1.A155:Sheet1.A155" chart:class="chart:bar">
            <chart:data-point/>
          </chart:series>
          <chart:series chart:style-name="ch17" chart:values-cell-range-address="Sheet1.A156:Sheet1.A156" chart:class="chart:bar">
            <chart:data-point/>
          </chart:series>
          <chart:series chart:style-name="ch6" chart:values-cell-range-address="Sheet1.A157:Sheet1.A157" chart:class="chart:bar">
            <chart:data-point/>
          </chart:series>
          <chart:series chart:style-name="ch7" chart:values-cell-range-address="Sheet1.A158:Sheet1.A158" chart:class="chart:bar">
            <chart:data-point/>
          </chart:series>
          <chart:series chart:style-name="ch8" chart:values-cell-range-address="Sheet1.A159:Sheet1.A159" chart:class="chart:bar">
            <chart:data-point/>
          </chart:series>
          <chart:series chart:style-name="ch9" chart:values-cell-range-address="Sheet1.A160:Sheet1.A160" chart:class="chart:bar">
            <chart:data-point/>
          </chart:series>
          <chart:series chart:style-name="ch10" chart:values-cell-range-address="Sheet1.A161:Sheet1.A161" chart:class="chart:bar">
            <chart:data-point/>
          </chart:series>
          <chart:series chart:style-name="ch11" chart:values-cell-range-address="Sheet1.A162:Sheet1.A162" chart:class="chart:bar">
            <chart:data-point/>
          </chart:series>
          <chart:series chart:style-name="ch12" chart:values-cell-range-address="Sheet1.A163:Sheet1.A163" chart:class="chart:bar">
            <chart:data-point/>
          </chart:series>
          <chart:series chart:style-name="ch13" chart:values-cell-range-address="Sheet1.A164:Sheet1.A164" chart:class="chart:bar">
            <chart:data-point/>
          </chart:series>
          <chart:series chart:style-name="ch14" chart:values-cell-range-address="Sheet1.A165:Sheet1.A165" chart:class="chart:bar">
            <chart:data-point/>
          </chart:series>
          <chart:series chart:style-name="ch15" chart:values-cell-range-address="Sheet1.A166:Sheet1.A166" chart:class="chart:bar">
            <chart:data-point/>
          </chart:series>
          <chart:series chart:style-name="ch16" chart:values-cell-range-address="Sheet1.A167:Sheet1.A167" chart:class="chart:bar">
            <chart:data-point/>
          </chart:series>
          <chart:series chart:style-name="ch17" chart:values-cell-range-address="Sheet1.A168:Sheet1.A168" chart:class="chart:bar">
            <chart:data-point/>
          </chart:series>
          <chart:series chart:style-name="ch6" chart:values-cell-range-address="Sheet1.A169:Sheet1.A169" chart:class="chart:bar">
            <chart:data-point/>
          </chart:series>
          <chart:series chart:style-name="ch7" chart:values-cell-range-address="Sheet1.A170:Sheet1.A170" chart:class="chart:bar">
            <chart:data-point/>
          </chart:series>
          <chart:series chart:style-name="ch8" chart:values-cell-range-address="Sheet1.A171:Sheet1.A171" chart:class="chart:bar">
            <chart:data-point/>
          </chart:series>
          <chart:series chart:style-name="ch9" chart:values-cell-range-address="Sheet1.A172:Sheet1.A172" chart:class="chart:bar">
            <chart:data-point/>
          </chart:series>
          <chart:series chart:style-name="ch10" chart:values-cell-range-address="Sheet1.A173:Sheet1.A173" chart:class="chart:bar">
            <chart:data-point/>
          </chart:series>
          <chart:series chart:style-name="ch11" chart:values-cell-range-address="Sheet1.A174:Sheet1.A174" chart:class="chart:bar">
            <chart:data-point/>
          </chart:series>
          <chart:series chart:style-name="ch12" chart:values-cell-range-address="Sheet1.A175:Sheet1.A175" chart:class="chart:bar">
            <chart:data-point/>
          </chart:series>
          <chart:series chart:style-name="ch13" chart:values-cell-range-address="Sheet1.A176:Sheet1.A176" chart:class="chart:bar">
            <chart:data-point/>
          </chart:series>
          <chart:series chart:style-name="ch14" chart:values-cell-range-address="Sheet1.A177:Sheet1.A177" chart:class="chart:bar">
            <chart:data-point/>
          </chart:series>
          <chart:series chart:style-name="ch15" chart:values-cell-range-address="Sheet1.A178:Sheet1.A178" chart:class="chart:bar">
            <chart:data-point/>
          </chart:series>
          <chart:series chart:style-name="ch16" chart:values-cell-range-address="Sheet1.A179:Sheet1.A179" chart:class="chart:bar">
            <chart:data-point/>
          </chart:series>
          <chart:series chart:style-name="ch17" chart:values-cell-range-address="Sheet1.A180:Sheet1.A180" chart:class="chart:bar">
            <chart:data-point/>
          </chart:series>
          <chart:series chart:style-name="ch6" chart:values-cell-range-address="Sheet1.A181:Sheet1.A181" chart:class="chart:bar">
            <chart:data-point/>
          </chart:series>
          <chart:series chart:style-name="ch7" chart:values-cell-range-address="Sheet1.A182:Sheet1.A182" chart:class="chart:bar">
            <chart:data-point/>
          </chart:series>
          <chart:series chart:style-name="ch8" chart:values-cell-range-address="Sheet1.A183:Sheet1.A183" chart:class="chart:bar">
            <chart:data-point/>
          </chart:series>
          <chart:series chart:style-name="ch9" chart:values-cell-range-address="Sheet1.A184:Sheet1.A184" chart:class="chart:bar">
            <chart:data-point/>
          </chart:series>
          <chart:series chart:style-name="ch10" chart:values-cell-range-address="Sheet1.A185:Sheet1.A185" chart:class="chart:bar">
            <chart:data-point/>
          </chart:series>
          <chart:series chart:style-name="ch11" chart:values-cell-range-address="Sheet1.A186:Sheet1.A186" chart:class="chart:bar">
            <chart:data-point/>
          </chart:series>
          <chart:series chart:style-name="ch12" chart:values-cell-range-address="Sheet1.A187:Sheet1.A187" chart:class="chart:bar">
            <chart:data-point/>
          </chart:series>
          <chart:series chart:style-name="ch13" chart:values-cell-range-address="Sheet1.A188:Sheet1.A188" chart:class="chart:bar">
            <chart:data-point/>
          </chart:series>
          <chart:series chart:style-name="ch14" chart:values-cell-range-address="Sheet1.A189:Sheet1.A189" chart:class="chart:bar">
            <chart:data-point/>
          </chart:series>
          <chart:series chart:style-name="ch15" chart:values-cell-range-address="Sheet1.A190:Sheet1.A190" chart:class="chart:bar">
            <chart:data-point/>
          </chart:series>
          <chart:series chart:style-name="ch16" chart:values-cell-range-address="Sheet1.A191:Sheet1.A191" chart:class="chart:bar">
            <chart:data-point/>
          </chart:series>
          <chart:series chart:style-name="ch17" chart:values-cell-range-address="Sheet1.A192:Sheet1.A192" chart:class="chart:bar">
            <chart:data-point/>
          </chart:series>
          <chart:series chart:style-name="ch6" chart:values-cell-range-address="Sheet1.A193:Sheet1.A193" chart:class="chart:bar">
            <chart:data-point/>
          </chart:series>
          <chart:series chart:style-name="ch7" chart:values-cell-range-address="Sheet1.A194:Sheet1.A194" chart:class="chart:bar">
            <chart:data-point/>
          </chart:series>
          <chart:series chart:style-name="ch8" chart:values-cell-range-address="Sheet1.A195:Sheet1.A195" chart:class="chart:bar">
            <chart:data-point/>
          </chart:series>
          <chart:series chart:style-name="ch9" chart:values-cell-range-address="Sheet1.A196:Sheet1.A196" chart:class="chart:bar">
            <chart:data-point/>
          </chart:series>
          <chart:series chart:style-name="ch10" chart:values-cell-range-address="Sheet1.A197:Sheet1.A197" chart:class="chart:bar">
            <chart:data-point/>
          </chart:series>
          <chart:series chart:style-name="ch11" chart:values-cell-range-address="Sheet1.A198:Sheet1.A198" chart:class="chart:bar">
            <chart:data-point/>
          </chart:series>
          <chart:series chart:style-name="ch12" chart:values-cell-range-address="Sheet1.A199:Sheet1.A199" chart:class="chart:bar">
            <chart:data-point/>
          </chart:series>
          <chart:series chart:style-name="ch13" chart:values-cell-range-address="Sheet1.A200:Sheet1.A200" chart:class="chart:bar">
            <chart:data-point/>
          </chart:series>
          <chart:series chart:style-name="ch14" chart:values-cell-range-address="Sheet1.A201:Sheet1.A201" chart:class="chart:bar">
            <chart:data-point/>
          </chart:series>
          <chart:series chart:style-name="ch15" chart:values-cell-range-address="Sheet1.A202:Sheet1.A202" chart:class="chart:bar">
            <chart:data-point/>
          </chart:series>
          <chart:series chart:style-name="ch16" chart:values-cell-range-address="Sheet1.A203:Sheet1.A203" chart:class="chart:bar">
            <chart:data-point/>
          </chart:series>
          <chart:series chart:style-name="ch17" chart:values-cell-range-address="Sheet1.A204:Sheet1.A204" chart:class="chart:bar">
            <chart:data-point/>
          </chart:series>
          <chart:series chart:style-name="ch6" chart:values-cell-range-address="Sheet1.A205:Sheet1.A205" chart:class="chart:bar">
            <chart:data-point/>
          </chart:series>
          <chart:series chart:style-name="ch7" chart:values-cell-range-address="Sheet1.A206:Sheet1.A206" chart:class="chart:bar">
            <chart:data-point/>
          </chart:series>
          <chart:series chart:style-name="ch8" chart:values-cell-range-address="Sheet1.A207:Sheet1.A207" chart:class="chart:bar">
            <chart:data-point/>
          </chart:series>
          <chart:series chart:style-name="ch9" chart:values-cell-range-address="Sheet1.A208:Sheet1.A208" chart:class="chart:bar">
            <chart:data-point/>
          </chart:series>
          <chart:series chart:style-name="ch10" chart:values-cell-range-address="Sheet1.A209:Sheet1.A209" chart:class="chart:bar">
            <chart:data-point/>
          </chart:series>
          <chart:series chart:style-name="ch11" chart:values-cell-range-address="Sheet1.A210:Sheet1.A210" chart:class="chart:bar">
            <chart:data-point/>
          </chart:series>
          <chart:series chart:style-name="ch12" chart:values-cell-range-address="Sheet1.A211:Sheet1.A211" chart:class="chart:bar">
            <chart:data-point/>
          </chart:series>
          <chart:series chart:style-name="ch13" chart:values-cell-range-address="Sheet1.A212:Sheet1.A212" chart:class="chart:bar">
            <chart:data-point/>
          </chart:series>
          <chart:series chart:style-name="ch14" chart:values-cell-range-address="Sheet1.A213:Sheet1.A213" chart:class="chart:bar">
            <chart:data-point/>
          </chart:series>
          <chart:series chart:style-name="ch15" chart:values-cell-range-address="Sheet1.A214:Sheet1.A214" chart:class="chart:bar">
            <chart:data-point/>
          </chart:series>
          <chart:series chart:style-name="ch16" chart:values-cell-range-address="Sheet1.A215:Sheet1.A215" chart:class="chart:bar">
            <chart:data-point/>
          </chart:series>
          <chart:series chart:style-name="ch17" chart:values-cell-range-address="Sheet1.A216:Sheet1.A216" chart:class="chart:bar">
            <chart:data-point/>
          </chart:series>
          <chart:series chart:style-name="ch6" chart:values-cell-range-address="Sheet1.A217:Sheet1.A217" chart:class="chart:bar">
            <chart:data-point/>
          </chart:series>
          <chart:series chart:style-name="ch7" chart:values-cell-range-address="Sheet1.A218:Sheet1.A218" chart:class="chart:bar">
            <chart:data-point/>
          </chart:series>
          <chart:series chart:style-name="ch8" chart:values-cell-range-address="Sheet1.A219:Sheet1.A219" chart:class="chart:bar">
            <chart:data-point/>
          </chart:series>
          <chart:series chart:style-name="ch9" chart:values-cell-range-address="Sheet1.A220:Sheet1.A220" chart:class="chart:bar">
            <chart:data-point/>
          </chart:series>
          <chart:series chart:style-name="ch10" chart:values-cell-range-address="Sheet1.A221:Sheet1.A221" chart:class="chart:bar">
            <chart:data-point/>
          </chart:series>
          <chart:series chart:style-name="ch11" chart:values-cell-range-address="Sheet1.A222:Sheet1.A222" chart:class="chart:bar">
            <chart:data-point/>
          </chart:series>
          <chart:series chart:style-name="ch12" chart:values-cell-range-address="Sheet1.A223:Sheet1.A223" chart:class="chart:bar">
            <chart:data-point/>
          </chart:series>
          <chart:series chart:style-name="ch13" chart:values-cell-range-address="Sheet1.A224:Sheet1.A224" chart:class="chart:bar">
            <chart:data-point/>
          </chart:series>
          <chart:series chart:style-name="ch14" chart:values-cell-range-address="Sheet1.A225:Sheet1.A225" chart:class="chart:bar">
            <chart:data-point/>
          </chart:series>
          <chart:series chart:style-name="ch15" chart:values-cell-range-address="Sheet1.A226:Sheet1.A226" chart:class="chart:bar">
            <chart:data-point/>
          </chart:series>
          <chart:series chart:style-name="ch16" chart:values-cell-range-address="Sheet1.A227:Sheet1.A227" chart:class="chart:bar">
            <chart:data-point/>
          </chart:series>
          <chart:series chart:style-name="ch17" chart:values-cell-range-address="Sheet1.A228:Sheet1.A228" chart:class="chart:bar">
            <chart:data-point/>
          </chart:series>
          <chart:series chart:style-name="ch6" chart:values-cell-range-address="Sheet1.A229:Sheet1.A229" chart:class="chart:bar">
            <chart:data-point/>
          </chart:series>
          <chart:series chart:style-name="ch7" chart:values-cell-range-address="Sheet1.A230:Sheet1.A230" chart:class="chart:bar">
            <chart:data-point/>
          </chart:series>
          <chart:series chart:style-name="ch8" chart:values-cell-range-address="Sheet1.A231:Sheet1.A231" chart:class="chart:bar">
            <chart:data-point/>
          </chart:series>
          <chart:series chart:style-name="ch9" chart:values-cell-range-address="Sheet1.A232:Sheet1.A232" chart:class="chart:bar">
            <chart:data-point/>
          </chart:series>
          <chart:series chart:style-name="ch10" chart:values-cell-range-address="Sheet1.A233:Sheet1.A233" chart:class="chart:bar">
            <chart:data-point/>
          </chart:series>
          <chart:series chart:style-name="ch11" chart:values-cell-range-address="Sheet1.A234:Sheet1.A234" chart:class="chart:bar">
            <chart:data-point/>
          </chart:series>
          <chart:series chart:style-name="ch12" chart:values-cell-range-address="Sheet1.A235:Sheet1.A235" chart:class="chart:bar">
            <chart:data-point/>
          </chart:series>
          <chart:series chart:style-name="ch13" chart:values-cell-range-address="Sheet1.A236:Sheet1.A236" chart:class="chart:bar">
            <chart:data-point/>
          </chart:series>
          <chart:series chart:style-name="ch14" chart:values-cell-range-address="Sheet1.A237:Sheet1.A237" chart:class="chart:bar">
            <chart:data-point/>
          </chart:series>
          <chart:series chart:style-name="ch15" chart:values-cell-range-address="Sheet1.A238:Sheet1.A238" chart:class="chart:bar">
            <chart:data-point/>
          </chart:series>
          <chart:series chart:style-name="ch16" chart:values-cell-range-address="Sheet1.A239:Sheet1.A239" chart:class="chart:bar">
            <chart:data-point/>
          </chart:series>
          <chart:series chart:style-name="ch17" chart:values-cell-range-address="Sheet1.A240:Sheet1.A240" chart:class="chart:bar">
            <chart:data-point/>
          </chart:series>
          <chart:series chart:style-name="ch6" chart:values-cell-range-address="Sheet1.A241:Sheet1.A241" chart:class="chart:bar">
            <chart:data-point/>
          </chart:series>
          <chart:series chart:style-name="ch7" chart:values-cell-range-address="Sheet1.A242:Sheet1.A242" chart:class="chart:bar">
            <chart:data-point/>
          </chart:series>
          <chart:series chart:style-name="ch8" chart:values-cell-range-address="Sheet1.A243:Sheet1.A243" chart:class="chart:bar">
            <chart:data-point/>
          </chart:series>
          <chart:series chart:style-name="ch9" chart:values-cell-range-address="Sheet1.A244:Sheet1.A244" chart:class="chart:bar">
            <chart:data-point/>
          </chart:series>
          <chart:series chart:style-name="ch10" chart:values-cell-range-address="Sheet1.A245:Sheet1.A245" chart:class="chart:bar">
            <chart:data-point/>
          </chart:series>
          <chart:series chart:style-name="ch11" chart:values-cell-range-address="Sheet1.A246:Sheet1.A246" chart:class="chart:bar">
            <chart:data-point/>
          </chart:series>
          <chart:series chart:style-name="ch12" chart:values-cell-range-address="Sheet1.A247:Sheet1.A247" chart:class="chart:bar">
            <chart:data-point/>
          </chart:series>
          <chart:series chart:style-name="ch13" chart:values-cell-range-address="Sheet1.A248:Sheet1.A248" chart:class="chart:bar">
            <chart:data-point/>
          </chart:series>
          <chart:series chart:style-name="ch14" chart:values-cell-range-address="Sheet1.A249:Sheet1.A249" chart:class="chart:bar">
            <chart:data-point/>
          </chart:series>
          <chart:series chart:style-name="ch15" chart:values-cell-range-address="Sheet1.A250:Sheet1.A250" chart:class="chart:bar">
            <chart:data-point/>
          </chart:series>
          <chart:series chart:style-name="ch16" chart:values-cell-range-address="Sheet1.A251:Sheet1.A251" chart:class="chart:bar">
            <chart:data-point/>
          </chart:series>
          <chart:series chart:style-name="ch17" chart:values-cell-range-address="Sheet1.A252:Sheet1.A252" chart:class="chart:bar">
            <chart:data-point/>
          </chart:series>
          <chart:series chart:style-name="ch6" chart:values-cell-range-address="Sheet1.A253:Sheet1.A253" chart:class="chart:bar">
            <chart:data-point/>
          </chart:series>
          <chart:series chart:style-name="ch7" chart:values-cell-range-address="Sheet1.A254:Sheet1.A254" chart:class="chart:bar">
            <chart:data-point/>
          </chart:series>
          <chart:series chart:style-name="ch8" chart:values-cell-range-address="Sheet1.A255:Sheet1.A255" chart:class="chart:bar">
            <chart:data-point/>
          </chart:series>
          <chart:series chart:style-name="ch9" chart:values-cell-range-address="Sheet1.A256:Sheet1.A256" chart:class="chart:bar">
            <chart:data-point/>
          </chart:series>
          <chart:series chart:style-name="ch10" chart:values-cell-range-address="Sheet1.A257:Sheet1.A257" chart:class="chart:bar">
            <chart:data-point/>
          </chart:series>
          <chart:series chart:style-name="ch11" chart:values-cell-range-address="Sheet1.A258:Sheet1.A258" chart:class="chart:bar">
            <chart:data-point/>
          </chart:series>
          <chart:series chart:style-name="ch12" chart:values-cell-range-address="Sheet1.A259:Sheet1.A259" chart:class="chart:bar">
            <chart:data-point/>
          </chart:series>
          <chart:series chart:style-name="ch13" chart:values-cell-range-address="Sheet1.A260:Sheet1.A260" chart:class="chart:bar">
            <chart:data-point/>
          </chart:series>
          <chart:series chart:style-name="ch14" chart:values-cell-range-address="Sheet1.A261:Sheet1.A261" chart:class="chart:bar">
            <chart:data-point/>
          </chart:series>
          <chart:series chart:style-name="ch15" chart:values-cell-range-address="Sheet1.A262:Sheet1.A262" chart:class="chart:bar">
            <chart:data-point/>
          </chart:series>
          <chart:series chart:style-name="ch16" chart:values-cell-range-address="Sheet1.A263:Sheet1.A263" chart:class="chart:bar">
            <chart:data-point/>
          </chart:series>
          <chart:series chart:style-name="ch17" chart:values-cell-range-address="Sheet1.A264:Sheet1.A264" chart:class="chart:bar">
            <chart:data-point/>
          </chart:series>
          <chart:series chart:style-name="ch6" chart:values-cell-range-address="Sheet1.A265:Sheet1.A265" chart:class="chart:bar">
            <chart:data-point/>
          </chart:series>
          <chart:series chart:style-name="ch7" chart:values-cell-range-address="Sheet1.A266:Sheet1.A266" chart:class="chart:bar">
            <chart:data-point/>
          </chart:series>
          <chart:series chart:style-name="ch8" chart:values-cell-range-address="Sheet1.A267:Sheet1.A267" chart:class="chart:bar">
            <chart:data-point/>
          </chart:series>
          <chart:series chart:style-name="ch9" chart:values-cell-range-address="Sheet1.A268:Sheet1.A268" chart:class="chart:bar">
            <chart:data-point/>
          </chart:series>
          <chart:series chart:style-name="ch10" chart:values-cell-range-address="Sheet1.A269:Sheet1.A269" chart:class="chart:bar">
            <chart:data-point/>
          </chart:series>
          <chart:series chart:style-name="ch11" chart:values-cell-range-address="Sheet1.A270:Sheet1.A270" chart:class="chart:bar">
            <chart:data-point/>
          </chart:series>
          <chart:series chart:style-name="ch12" chart:values-cell-range-address="Sheet1.A271:Sheet1.A271" chart:class="chart:bar">
            <chart:data-point/>
          </chart:series>
          <chart:series chart:style-name="ch13" chart:values-cell-range-address="Sheet1.A272:Sheet1.A272" chart:class="chart:bar">
            <chart:data-point/>
          </chart:series>
          <chart:series chart:style-name="ch14" chart:values-cell-range-address="Sheet1.A273:Sheet1.A273" chart:class="chart:bar">
            <chart:data-point/>
          </chart:series>
          <chart:series chart:style-name="ch15" chart:values-cell-range-address="Sheet1.A274:Sheet1.A274" chart:class="chart:bar">
            <chart:data-point/>
          </chart:series>
          <chart:series chart:style-name="ch16" chart:values-cell-range-address="Sheet1.A275:Sheet1.A275" chart:class="chart:bar">
            <chart:data-point/>
          </chart:series>
          <chart:series chart:style-name="ch17" chart:values-cell-range-address="Sheet1.A276:Sheet1.A276" chart:class="chart:bar">
            <chart:data-point/>
          </chart:series>
          <chart:series chart:style-name="ch6" chart:values-cell-range-address="Sheet1.A277:Sheet1.A277" chart:class="chart:bar">
            <chart:data-point/>
          </chart:series>
          <chart:series chart:style-name="ch7" chart:values-cell-range-address="Sheet1.A278:Sheet1.A278" chart:class="chart:bar">
            <chart:data-point/>
          </chart:series>
          <chart:series chart:style-name="ch8" chart:values-cell-range-address="Sheet1.A279:Sheet1.A279" chart:class="chart:bar">
            <chart:data-point/>
          </chart:series>
          <chart:series chart:style-name="ch9" chart:values-cell-range-address="Sheet1.A280:Sheet1.A280" chart:class="chart:bar">
            <chart:data-point/>
          </chart:series>
          <chart:series chart:style-name="ch10" chart:values-cell-range-address="Sheet1.A281:Sheet1.A281" chart:class="chart:bar">
            <chart:data-point/>
          </chart:series>
          <chart:series chart:style-name="ch11" chart:values-cell-range-address="Sheet1.A282:Sheet1.A282" chart:class="chart:bar">
            <chart:data-point/>
          </chart:series>
          <chart:series chart:style-name="ch12" chart:values-cell-range-address="Sheet1.A283:Sheet1.A283" chart:class="chart:bar">
            <chart:data-point/>
          </chart:series>
          <chart:series chart:style-name="ch13" chart:values-cell-range-address="Sheet1.A284:Sheet1.A284" chart:class="chart:bar">
            <chart:data-point/>
          </chart:series>
          <chart:series chart:style-name="ch14" chart:values-cell-range-address="Sheet1.A285:Sheet1.A285" chart:class="chart:bar">
            <chart:data-point/>
          </chart:series>
          <chart:series chart:style-name="ch15" chart:values-cell-range-address="Sheet1.A286:Sheet1.A286" chart:class="chart:bar">
            <chart:data-point/>
          </chart:series>
          <chart:series chart:style-name="ch16" chart:values-cell-range-address="Sheet1.A287:Sheet1.A287" chart:class="chart:bar">
            <chart:data-point/>
          </chart:series>
          <chart:series chart:style-name="ch17" chart:values-cell-range-address="Sheet1.A288:Sheet1.A288" chart:class="chart:bar">
            <chart:data-point/>
          </chart:series>
          <chart:series chart:style-name="ch6" chart:values-cell-range-address="Sheet1.A289:Sheet1.A289" chart:class="chart:bar">
            <chart:data-point/>
          </chart:series>
          <chart:series chart:style-name="ch7" chart:values-cell-range-address="Sheet1.A290:Sheet1.A290" chart:class="chart:bar">
            <chart:data-point/>
          </chart:series>
          <chart:series chart:style-name="ch8" chart:values-cell-range-address="Sheet1.A291:Sheet1.A291" chart:class="chart:bar">
            <chart:data-point/>
          </chart:series>
          <chart:series chart:style-name="ch9" chart:values-cell-range-address="Sheet1.A292:Sheet1.A292" chart:class="chart:bar">
            <chart:data-point/>
          </chart:series>
          <chart:series chart:style-name="ch10" chart:values-cell-range-address="Sheet1.A293:Sheet1.A293" chart:class="chart:bar">
            <chart:data-point/>
          </chart:series>
          <chart:series chart:style-name="ch11" chart:values-cell-range-address="Sheet1.A294:Sheet1.A294" chart:class="chart:bar">
            <chart:data-point/>
          </chart:series>
          <chart:series chart:style-name="ch12" chart:values-cell-range-address="Sheet1.A295:Sheet1.A295" chart:class="chart:bar">
            <chart:data-point/>
          </chart:series>
          <chart:series chart:style-name="ch13" chart:values-cell-range-address="Sheet1.A296:Sheet1.A296" chart:class="chart:bar">
            <chart:data-point/>
          </chart:series>
          <chart:series chart:style-name="ch14" chart:values-cell-range-address="Sheet1.A297:Sheet1.A297" chart:class="chart:bar">
            <chart:data-point/>
          </chart:series>
          <chart:series chart:style-name="ch15" chart:values-cell-range-address="Sheet1.A298:Sheet1.A298" chart:class="chart:bar">
            <chart:data-point/>
          </chart:series>
          <chart:series chart:style-name="ch16" chart:values-cell-range-address="Sheet1.A299:Sheet1.A299" chart:class="chart:bar">
            <chart:data-point/>
          </chart:series>
          <chart:series chart:style-name="ch17" chart:values-cell-range-address="Sheet1.A300:Sheet1.A300" chart:class="chart:bar">
            <chart:data-point/>
          </chart:series>
          <chart:series chart:style-name="ch6" chart:values-cell-range-address="Sheet1.A301:Sheet1.A301" chart:class="chart:bar">
            <chart:data-point/>
          </chart:series>
          <chart:series chart:style-name="ch7" chart:values-cell-range-address="Sheet1.A302:Sheet1.A302" chart:class="chart:bar">
            <chart:data-point/>
          </chart:series>
          <chart:series chart:style-name="ch8" chart:values-cell-range-address="Sheet1.A303:Sheet1.A303" chart:class="chart:bar">
            <chart:data-point/>
          </chart:series>
          <chart:series chart:style-name="ch9" chart:values-cell-range-address="Sheet1.A304:Sheet1.A304" chart:class="chart:bar">
            <chart:data-point/>
          </chart:series>
          <chart:series chart:style-name="ch10" chart:values-cell-range-address="Sheet1.A305:Sheet1.A305" chart:class="chart:bar">
            <chart:data-point/>
          </chart:series>
          <chart:series chart:style-name="ch11" chart:values-cell-range-address="Sheet1.A306:Sheet1.A306" chart:class="chart:bar">
            <chart:data-point/>
          </chart:series>
          <chart:series chart:style-name="ch12" chart:values-cell-range-address="Sheet1.A307:Sheet1.A307" chart:class="chart:bar">
            <chart:data-point/>
          </chart:series>
          <chart:series chart:style-name="ch13" chart:values-cell-range-address="Sheet1.A308:Sheet1.A308" chart:class="chart:bar">
            <chart:data-point/>
          </chart:series>
          <chart:series chart:style-name="ch14" chart:values-cell-range-address="Sheet1.A309:Sheet1.A309" chart:class="chart:bar">
            <chart:data-point/>
          </chart:series>
          <chart:series chart:style-name="ch15" chart:values-cell-range-address="Sheet1.A310:Sheet1.A310" chart:class="chart:bar">
            <chart:data-point/>
          </chart:series>
          <chart:series chart:style-name="ch16" chart:values-cell-range-address="Sheet1.A311:Sheet1.A311" chart:class="chart:bar">
            <chart:data-point/>
          </chart:series>
          <chart:series chart:style-name="ch17" chart:values-cell-range-address="Sheet1.A312:Sheet1.A312" chart:class="chart:bar">
            <chart:data-point/>
          </chart:series>
          <chart:series chart:style-name="ch6" chart:values-cell-range-address="Sheet1.A313:Sheet1.A313" chart:class="chart:bar">
            <chart:data-point/>
          </chart:series>
          <chart:series chart:style-name="ch7" chart:values-cell-range-address="Sheet1.A314:Sheet1.A314" chart:class="chart:bar">
            <chart:data-point/>
          </chart:series>
          <chart:series chart:style-name="ch8" chart:values-cell-range-address="Sheet1.A315:Sheet1.A315" chart:class="chart:bar">
            <chart:data-point/>
          </chart:series>
          <chart:series chart:style-name="ch9" chart:values-cell-range-address="Sheet1.A316:Sheet1.A316" chart:class="chart:bar">
            <chart:data-point/>
          </chart:series>
          <chart:series chart:style-name="ch10" chart:values-cell-range-address="Sheet1.A317:Sheet1.A317" chart:class="chart:bar">
            <chart:data-point/>
          </chart:series>
          <chart:series chart:style-name="ch11" chart:values-cell-range-address="Sheet1.A318:Sheet1.A318" chart:class="chart:bar">
            <chart:data-point/>
          </chart:series>
          <chart:series chart:style-name="ch12" chart:values-cell-range-address="Sheet1.A319:Sheet1.A319" chart:class="chart:bar">
            <chart:data-point/>
          </chart:series>
          <chart:series chart:style-name="ch13" chart:values-cell-range-address="Sheet1.A320:Sheet1.A320" chart:class="chart:bar">
            <chart:data-point/>
          </chart:series>
          <chart:series chart:style-name="ch14" chart:values-cell-range-address="Sheet1.A321:Sheet1.A321" chart:class="chart:bar">
            <chart:data-point/>
          </chart:series>
          <chart:series chart:style-name="ch15" chart:values-cell-range-address="Sheet1.A322:Sheet1.A322" chart:class="chart:bar">
            <chart:data-point/>
          </chart:series>
          <chart:series chart:style-name="ch16" chart:values-cell-range-address="Sheet1.A323:Sheet1.A323" chart:class="chart:bar">
            <chart:data-point/>
          </chart:series>
          <chart:series chart:style-name="ch17" chart:values-cell-range-address="Sheet1.A324:Sheet1.A324" chart:class="chart:bar">
            <chart:data-point/>
          </chart:series>
          <chart:series chart:style-name="ch6" chart:values-cell-range-address="Sheet1.A325:Sheet1.A325" chart:class="chart:bar">
            <chart:data-point/>
          </chart:series>
          <chart:series chart:style-name="ch7" chart:values-cell-range-address="Sheet1.A326:Sheet1.A326" chart:class="chart:bar">
            <chart:data-point/>
          </chart:series>
          <chart:series chart:style-name="ch8" chart:values-cell-range-address="Sheet1.A327:Sheet1.A327" chart:class="chart:bar">
            <chart:data-point/>
          </chart:series>
          <chart:series chart:style-name="ch9" chart:values-cell-range-address="Sheet1.A328:Sheet1.A328" chart:class="chart:bar">
            <chart:data-point/>
          </chart:series>
          <chart:series chart:style-name="ch10" chart:values-cell-range-address="Sheet1.A329:Sheet1.A329" chart:class="chart:bar">
            <chart:data-point/>
          </chart:series>
          <chart:series chart:style-name="ch11" chart:values-cell-range-address="Sheet1.A330:Sheet1.A330" chart:class="chart:bar">
            <chart:data-point/>
          </chart:series>
          <chart:series chart:style-name="ch12" chart:values-cell-range-address="Sheet1.A331:Sheet1.A331" chart:class="chart:bar">
            <chart:data-point/>
          </chart:series>
          <chart:series chart:style-name="ch13" chart:values-cell-range-address="Sheet1.A332:Sheet1.A332" chart:class="chart:bar">
            <chart:data-point/>
          </chart:series>
          <chart:series chart:style-name="ch14" chart:values-cell-range-address="Sheet1.A333:Sheet1.A333" chart:class="chart:bar">
            <chart:data-point/>
          </chart:series>
          <chart:series chart:style-name="ch15" chart:values-cell-range-address="Sheet1.A334:Sheet1.A334" chart:class="chart:bar">
            <chart:data-point/>
          </chart:series>
          <chart:series chart:style-name="ch16" chart:values-cell-range-address="Sheet1.A335:Sheet1.A335" chart:class="chart:bar">
            <chart:data-point/>
          </chart:series>
          <chart:series chart:style-name="ch17" chart:values-cell-range-address="Sheet1.A336:Sheet1.A336" chart:class="chart:bar">
            <chart:data-point/>
          </chart:series>
          <chart:series chart:style-name="ch6" chart:values-cell-range-address="Sheet1.A337:Sheet1.A337" chart:class="chart:bar">
            <chart:data-point/>
          </chart:series>
          <chart:series chart:style-name="ch7" chart:values-cell-range-address="Sheet1.A338:Sheet1.A338" chart:class="chart:bar">
            <chart:data-point/>
          </chart:series>
          <chart:series chart:style-name="ch8" chart:values-cell-range-address="Sheet1.A339:Sheet1.A339" chart:class="chart:bar">
            <chart:data-point/>
          </chart:series>
          <chart:series chart:style-name="ch9" chart:values-cell-range-address="Sheet1.A340:Sheet1.A340" chart:class="chart:bar">
            <chart:data-point/>
          </chart:series>
          <chart:series chart:style-name="ch10" chart:values-cell-range-address="Sheet1.A341:Sheet1.A341" chart:class="chart:bar">
            <chart:data-point/>
          </chart:series>
          <chart:series chart:style-name="ch11" chart:values-cell-range-address="Sheet1.A342:Sheet1.A342" chart:class="chart:bar">
            <chart:data-point/>
          </chart:series>
          <chart:series chart:style-name="ch12" chart:values-cell-range-address="Sheet1.A343:Sheet1.A343" chart:class="chart:bar">
            <chart:data-point/>
          </chart:series>
          <chart:series chart:style-name="ch13" chart:values-cell-range-address="Sheet1.A344:Sheet1.A344" chart:class="chart:bar">
            <chart:data-point/>
          </chart:series>
          <chart:series chart:style-name="ch14" chart:values-cell-range-address="Sheet1.A345:Sheet1.A345" chart:class="chart:bar">
            <chart:data-point/>
          </chart:series>
          <chart:series chart:style-name="ch15" chart:values-cell-range-address="Sheet1.A346:Sheet1.A346" chart:class="chart:bar">
            <chart:data-point/>
          </chart:series>
          <chart:series chart:style-name="ch16" chart:values-cell-range-address="Sheet1.A347:Sheet1.A347" chart:class="chart:bar">
            <chart:data-point/>
          </chart:series>
          <chart:series chart:style-name="ch17" chart:values-cell-range-address="Sheet1.A348:Sheet1.A348" chart:class="chart:bar">
            <chart:data-point/>
          </chart:series>
          <chart:series chart:style-name="ch6" chart:values-cell-range-address="Sheet1.A349:Sheet1.A349" chart:class="chart:bar">
            <chart:data-point/>
          </chart:series>
          <chart:series chart:style-name="ch7" chart:values-cell-range-address="Sheet1.A350:Sheet1.A350" chart:class="chart:bar">
            <chart:data-point/>
          </chart:series>
          <chart:series chart:style-name="ch8" chart:values-cell-range-address="Sheet1.A351:Sheet1.A351" chart:class="chart:bar">
            <chart:data-point/>
          </chart:series>
          <chart:series chart:style-name="ch9" chart:values-cell-range-address="Sheet1.A352:Sheet1.A352" chart:class="chart:bar">
            <chart:data-point/>
          </chart:series>
          <chart:series chart:style-name="ch10" chart:values-cell-range-address="Sheet1.A353:Sheet1.A353" chart:class="chart:bar">
            <chart:data-point/>
          </chart:series>
          <chart:series chart:style-name="ch11" chart:values-cell-range-address="Sheet1.A354:Sheet1.A354" chart:class="chart:bar">
            <chart:data-point/>
          </chart:series>
          <chart:series chart:style-name="ch12" chart:values-cell-range-address="Sheet1.A355:Sheet1.A355" chart:class="chart:bar">
            <chart:data-point/>
          </chart:series>
          <chart:series chart:style-name="ch13" chart:values-cell-range-address="Sheet1.A356:Sheet1.A356" chart:class="chart:bar">
            <chart:data-point/>
          </chart:series>
          <chart:series chart:style-name="ch14" chart:values-cell-range-address="Sheet1.A357:Sheet1.A357" chart:class="chart:bar">
            <chart:data-point/>
          </chart:series>
          <chart:series chart:style-name="ch15" chart:values-cell-range-address="Sheet1.A358:Sheet1.A358" chart:class="chart:bar">
            <chart:data-point/>
          </chart:series>
          <chart:series chart:style-name="ch16" chart:values-cell-range-address="Sheet1.A359:Sheet1.A359" chart:class="chart:bar">
            <chart:data-point/>
          </chart:series>
          <chart:series chart:style-name="ch17" chart:values-cell-range-address="Sheet1.A360:Sheet1.A360" chart:class="chart:bar">
            <chart:data-point/>
          </chart:series>
          <chart:series chart:style-name="ch6" chart:values-cell-range-address="Sheet1.A361:Sheet1.A361" chart:class="chart:bar">
            <chart:data-point/>
          </chart:series>
          <chart:series chart:style-name="ch7" chart:values-cell-range-address="Sheet1.A362:Sheet1.A362" chart:class="chart:bar">
            <chart:data-point/>
          </chart:series>
          <chart:series chart:style-name="ch8" chart:values-cell-range-address="Sheet1.A363:Sheet1.A363" chart:class="chart:bar">
            <chart:data-point/>
          </chart:series>
          <chart:series chart:style-name="ch9" chart:values-cell-range-address="Sheet1.A364:Sheet1.A364" chart:class="chart:bar">
            <chart:data-point/>
          </chart:series>
          <chart:series chart:style-name="ch10" chart:values-cell-range-address="Sheet1.A365:Sheet1.A365" chart:class="chart:bar">
            <chart:data-point/>
          </chart:series>
          <chart:series chart:style-name="ch11" chart:values-cell-range-address="Sheet1.A366:Sheet1.A366" chart:class="chart:bar">
            <chart:data-point/>
          </chart:series>
          <chart:series chart:style-name="ch12" chart:values-cell-range-address="Sheet1.A367:Sheet1.A367" chart:class="chart:bar">
            <chart:data-point/>
          </chart:series>
          <chart:series chart:style-name="ch13" chart:values-cell-range-address="Sheet1.A368:Sheet1.A368" chart:class="chart:bar">
            <chart:data-point/>
          </chart:series>
          <chart:series chart:style-name="ch14" chart:values-cell-range-address="Sheet1.A369:Sheet1.A369" chart:class="chart:bar">
            <chart:data-point/>
          </chart:series>
          <chart:series chart:style-name="ch15" chart:values-cell-range-address="Sheet1.A370:Sheet1.A370" chart:class="chart:bar">
            <chart:data-point/>
          </chart:series>
          <chart:series chart:style-name="ch16" chart:values-cell-range-address="Sheet1.A371:Sheet1.A371" chart:class="chart:bar">
            <chart:data-point/>
          </chart:series>
          <chart:series chart:style-name="ch17" chart:values-cell-range-address="Sheet1.A372:Sheet1.A372" chart:class="chart:bar">
            <chart:data-point/>
          </chart:series>
          <chart:series chart:style-name="ch6" chart:values-cell-range-address="Sheet1.A373:Sheet1.A373" chart:class="chart:bar">
            <chart:data-point/>
          </chart:series>
          <chart:series chart:style-name="ch7" chart:values-cell-range-address="Sheet1.A374:Sheet1.A374" chart:class="chart:bar">
            <chart:data-point/>
          </chart:series>
          <chart:series chart:style-name="ch8" chart:values-cell-range-address="Sheet1.A375:Sheet1.A375" chart:class="chart:bar">
            <chart:data-point/>
          </chart:series>
          <chart:series chart:style-name="ch9" chart:values-cell-range-address="Sheet1.A376:Sheet1.A376" chart:class="chart:bar">
            <chart:data-point/>
          </chart:series>
          <chart:series chart:style-name="ch10" chart:values-cell-range-address="Sheet1.A377:Sheet1.A377" chart:class="chart:bar">
            <chart:data-point/>
          </chart:series>
          <chart:series chart:style-name="ch11" chart:values-cell-range-address="Sheet1.A378:Sheet1.A378" chart:class="chart:bar">
            <chart:data-point/>
          </chart:series>
          <chart:series chart:style-name="ch12" chart:values-cell-range-address="Sheet1.A379:Sheet1.A379" chart:class="chart:bar">
            <chart:data-point/>
          </chart:series>
          <chart:series chart:style-name="ch13" chart:values-cell-range-address="Sheet1.A380:Sheet1.A380" chart:class="chart:bar">
            <chart:data-point/>
          </chart:series>
          <chart:series chart:style-name="ch14" chart:values-cell-range-address="Sheet1.A381:Sheet1.A381" chart:class="chart:bar">
            <chart:data-point/>
          </chart:series>
          <chart:series chart:style-name="ch15" chart:values-cell-range-address="Sheet1.A382:Sheet1.A382" chart:class="chart:bar">
            <chart:data-point/>
          </chart:series>
          <chart:series chart:style-name="ch16" chart:values-cell-range-address="Sheet1.A383:Sheet1.A383" chart:class="chart:bar">
            <chart:data-point/>
          </chart:series>
          <chart:series chart:style-name="ch17" chart:values-cell-range-address="Sheet1.A384:Sheet1.A384" chart:class="chart:bar">
            <chart:data-point/>
          </chart:series>
          <chart:series chart:style-name="ch6" chart:values-cell-range-address="Sheet1.A385:Sheet1.A385" chart:class="chart:bar">
            <chart:data-point/>
          </chart:series>
          <chart:series chart:style-name="ch7" chart:values-cell-range-address="Sheet1.A386:Sheet1.A386" chart:class="chart:bar">
            <chart:data-point/>
          </chart:series>
          <chart:series chart:style-name="ch8" chart:values-cell-range-address="Sheet1.A387:Sheet1.A387" chart:class="chart:bar">
            <chart:data-point/>
          </chart:series>
          <chart:series chart:style-name="ch9" chart:values-cell-range-address="Sheet1.A388:Sheet1.A388" chart:class="chart:bar">
            <chart:data-point/>
          </chart:series>
          <chart:series chart:style-name="ch10" chart:values-cell-range-address="Sheet1.A389:Sheet1.A389" chart:class="chart:bar">
            <chart:data-point/>
          </chart:series>
          <chart:series chart:style-name="ch11" chart:values-cell-range-address="Sheet1.A390:Sheet1.A390" chart:class="chart:bar">
            <chart:data-point/>
          </chart:series>
          <chart:series chart:style-name="ch12" chart:values-cell-range-address="Sheet1.A391:Sheet1.A391" chart:class="chart:bar">
            <chart:data-point/>
          </chart:series>
          <chart:series chart:style-name="ch13" chart:values-cell-range-address="Sheet1.A392:Sheet1.A392" chart:class="chart:bar">
            <chart:data-point/>
          </chart:series>
          <chart:series chart:style-name="ch14" chart:values-cell-range-address="Sheet1.A393:Sheet1.A393" chart:class="chart:bar">
            <chart:data-point/>
          </chart:series>
          <chart:series chart:style-name="ch15" chart:values-cell-range-address="Sheet1.A394:Sheet1.A394" chart:class="chart:bar">
            <chart:data-point/>
          </chart:series>
          <chart:series chart:style-name="ch16" chart:values-cell-range-address="Sheet1.A395:Sheet1.A395" chart:class="chart:bar">
            <chart:data-point/>
          </chart:series>
          <chart:series chart:style-name="ch17" chart:values-cell-range-address="Sheet1.A396:Sheet1.A396" chart:class="chart:bar">
            <chart:data-point/>
          </chart:series>
          <chart:series chart:style-name="ch6" chart:values-cell-range-address="Sheet1.A397:Sheet1.A397" chart:class="chart:bar">
            <chart:data-point/>
          </chart:series>
          <chart:series chart:style-name="ch7" chart:values-cell-range-address="Sheet1.A398:Sheet1.A398" chart:class="chart:bar">
            <chart:data-point/>
          </chart:series>
          <chart:series chart:style-name="ch8" chart:values-cell-range-address="Sheet1.A399:Sheet1.A399" chart:class="chart:bar">
            <chart:data-point/>
          </chart:series>
          <chart:series chart:style-name="ch9" chart:values-cell-range-address="Sheet1.A400:Sheet1.A400" chart:class="chart:bar">
            <chart:data-point/>
          </chart:series>
          <chart:series chart:style-name="ch10" chart:values-cell-range-address="Sheet1.A401:Sheet1.A401" chart:class="chart:bar">
            <chart:data-point/>
          </chart:series>
          <chart:series chart:style-name="ch11" chart:values-cell-range-address="Sheet1.A402:Sheet1.A402" chart:class="chart:bar">
            <chart:data-point/>
          </chart:series>
          <chart:series chart:style-name="ch12" chart:values-cell-range-address="Sheet1.A403:Sheet1.A403" chart:class="chart:bar">
            <chart:data-point/>
          </chart:series>
          <chart:series chart:style-name="ch13" chart:values-cell-range-address="Sheet1.A404:Sheet1.A404" chart:class="chart:bar">
            <chart:data-point/>
          </chart:series>
          <chart:series chart:style-name="ch14" chart:values-cell-range-address="Sheet1.A405:Sheet1.A405" chart:class="chart:bar">
            <chart:data-point/>
          </chart:series>
          <chart:series chart:style-name="ch15" chart:values-cell-range-address="Sheet1.A406:Sheet1.A406" chart:class="chart:bar">
            <chart:data-point/>
          </chart:series>
          <chart:series chart:style-name="ch16" chart:values-cell-range-address="Sheet1.A407:Sheet1.A407" chart:class="chart:bar">
            <chart:data-point/>
          </chart:series>
          <chart:series chart:style-name="ch17" chart:values-cell-range-address="Sheet1.A408:Sheet1.A408" chart:class="chart:bar">
            <chart:data-point/>
          </chart:series>
          <chart:series chart:style-name="ch6" chart:values-cell-range-address="Sheet1.A409:Sheet1.A409" chart:class="chart:bar">
            <chart:data-point/>
          </chart:series>
          <chart:series chart:style-name="ch7" chart:values-cell-range-address="Sheet1.A410:Sheet1.A410" chart:class="chart:bar">
            <chart:data-point/>
          </chart:series>
          <chart:series chart:style-name="ch8" chart:values-cell-range-address="Sheet1.A411:Sheet1.A411" chart:class="chart:bar">
            <chart:data-point/>
          </chart:series>
          <chart:series chart:style-name="ch9" chart:values-cell-range-address="Sheet1.A412:Sheet1.A412" chart:class="chart:bar">
            <chart:data-point/>
          </chart:series>
          <chart:series chart:style-name="ch10" chart:values-cell-range-address="Sheet1.A413:Sheet1.A413" chart:class="chart:bar">
            <chart:data-point/>
          </chart:series>
          <chart:series chart:style-name="ch11" chart:values-cell-range-address="Sheet1.A414:Sheet1.A414" chart:class="chart:bar">
            <chart:data-point/>
          </chart:series>
          <chart:series chart:style-name="ch12" chart:values-cell-range-address="Sheet1.A415:Sheet1.A415" chart:class="chart:bar">
            <chart:data-point/>
          </chart:series>
          <chart:series chart:style-name="ch13" chart:values-cell-range-address="Sheet1.A416:Sheet1.A416" chart:class="chart:bar">
            <chart:data-point/>
          </chart:series>
          <chart:series chart:style-name="ch14" chart:values-cell-range-address="Sheet1.A417:Sheet1.A417" chart:class="chart:bar">
            <chart:data-point/>
          </chart:series>
          <chart:series chart:style-name="ch15" chart:values-cell-range-address="Sheet1.A418:Sheet1.A418" chart:class="chart:bar">
            <chart:data-point/>
          </chart:series>
          <chart:series chart:style-name="ch16" chart:values-cell-range-address="Sheet1.A419:Sheet1.A419" chart:class="chart:bar">
            <chart:data-point/>
          </chart:series>
          <chart:series chart:style-name="ch17" chart:values-cell-range-address="Sheet1.A420:Sheet1.A420" chart:class="chart:bar">
            <chart:data-point/>
          </chart:series>
          <chart:series chart:style-name="ch6" chart:values-cell-range-address="Sheet1.A421:Sheet1.A421" chart:class="chart:bar">
            <chart:data-point/>
          </chart:series>
          <chart:series chart:style-name="ch7" chart:values-cell-range-address="Sheet1.A422:Sheet1.A422" chart:class="chart:bar">
            <chart:data-point/>
          </chart:series>
          <chart:series chart:style-name="ch8" chart:values-cell-range-address="Sheet1.A423:Sheet1.A423" chart:class="chart:bar">
            <chart:data-point/>
          </chart:series>
          <chart:series chart:style-name="ch9" chart:values-cell-range-address="Sheet1.A424:Sheet1.A424" chart:class="chart:bar">
            <chart:data-point/>
          </chart:series>
          <chart:series chart:style-name="ch10" chart:values-cell-range-address="Sheet1.A425:Sheet1.A425" chart:class="chart:bar">
            <chart:data-point/>
          </chart:series>
          <chart:series chart:style-name="ch11" chart:values-cell-range-address="Sheet1.A426:Sheet1.A426" chart:class="chart:bar">
            <chart:data-point/>
          </chart:series>
          <chart:series chart:style-name="ch12" chart:values-cell-range-address="Sheet1.A427:Sheet1.A427" chart:class="chart:bar">
            <chart:data-point/>
          </chart:series>
          <chart:series chart:style-name="ch13" chart:values-cell-range-address="Sheet1.A428:Sheet1.A428" chart:class="chart:bar">
            <chart:data-point/>
          </chart:series>
          <chart:series chart:style-name="ch14" chart:values-cell-range-address="Sheet1.A429:Sheet1.A429" chart:class="chart:bar">
            <chart:data-point/>
          </chart:series>
          <chart:series chart:style-name="ch15" chart:values-cell-range-address="Sheet1.A430:Sheet1.A430" chart:class="chart:bar">
            <chart:data-point/>
          </chart:series>
          <chart:series chart:style-name="ch16" chart:values-cell-range-address="Sheet1.A431:Sheet1.A431" chart:class="chart:bar">
            <chart:data-point/>
          </chart:series>
          <chart:series chart:style-name="ch17" chart:values-cell-range-address="Sheet1.A432:Sheet1.A432" chart:class="chart:bar">
            <chart:data-point/>
          </chart:series>
          <chart:series chart:style-name="ch6" chart:values-cell-range-address="Sheet1.A433:Sheet1.A433" chart:class="chart:bar">
            <chart:data-point/>
          </chart:series>
          <chart:series chart:style-name="ch7" chart:values-cell-range-address="Sheet1.A434:Sheet1.A434" chart:class="chart:bar">
            <chart:data-point/>
          </chart:series>
          <chart:series chart:style-name="ch8" chart:values-cell-range-address="Sheet1.A435:Sheet1.A435" chart:class="chart:bar">
            <chart:data-point/>
          </chart:series>
          <chart:series chart:style-name="ch9" chart:values-cell-range-address="Sheet1.A436:Sheet1.A436" chart:class="chart:bar">
            <chart:data-point/>
          </chart:series>
          <chart:series chart:style-name="ch10" chart:values-cell-range-address="Sheet1.A437:Sheet1.A437" chart:class="chart:bar">
            <chart:data-point/>
          </chart:series>
          <chart:series chart:style-name="ch11" chart:values-cell-range-address="Sheet1.A438:Sheet1.A438" chart:class="chart:bar">
            <chart:data-point/>
          </chart:series>
          <chart:series chart:style-name="ch12" chart:values-cell-range-address="Sheet1.A439:Sheet1.A439" chart:class="chart:bar">
            <chart:data-point/>
          </chart:series>
          <chart:series chart:style-name="ch13" chart:values-cell-range-address="Sheet1.A440:Sheet1.A440" chart:class="chart:bar">
            <chart:data-point/>
          </chart:series>
          <chart:series chart:style-name="ch14" chart:values-cell-range-address="Sheet1.A441:Sheet1.A441" chart:class="chart:bar">
            <chart:data-point/>
          </chart:series>
          <chart:series chart:style-name="ch15" chart:values-cell-range-address="Sheet1.A442:Sheet1.A442" chart:class="chart:bar">
            <chart:data-point/>
          </chart:series>
          <chart:series chart:style-name="ch16" chart:values-cell-range-address="Sheet1.A443:Sheet1.A443" chart:class="chart:bar">
            <chart:data-point/>
          </chart:series>
          <chart:series chart:style-name="ch17" chart:values-cell-range-address="Sheet1.A444:Sheet1.A444" chart:class="chart:bar">
            <chart:data-point/>
          </chart:series>
          <chart:series chart:style-name="ch6" chart:values-cell-range-address="Sheet1.A445:Sheet1.A445" chart:class="chart:bar">
            <chart:data-point/>
          </chart:series>
          <chart:series chart:style-name="ch7" chart:values-cell-range-address="Sheet1.A446:Sheet1.A446" chart:class="chart:bar">
            <chart:data-point/>
          </chart:series>
          <chart:series chart:style-name="ch8" chart:values-cell-range-address="Sheet1.A447:Sheet1.A447" chart:class="chart:bar">
            <chart:data-point/>
          </chart:series>
          <chart:series chart:style-name="ch9" chart:values-cell-range-address="Sheet1.A448:Sheet1.A448" chart:class="chart:bar">
            <chart:data-point/>
          </chart:series>
          <chart:series chart:style-name="ch10" chart:values-cell-range-address="Sheet1.A449:Sheet1.A449" chart:class="chart:bar">
            <chart:data-point/>
          </chart:series>
          <chart:series chart:style-name="ch11" chart:values-cell-range-address="Sheet1.A450:Sheet1.A450" chart:class="chart:bar">
            <chart:data-point/>
          </chart:series>
          <chart:series chart:style-name="ch12" chart:values-cell-range-address="Sheet1.A451:Sheet1.A451" chart:class="chart:bar">
            <chart:data-point/>
          </chart:series>
          <chart:series chart:style-name="ch13" chart:values-cell-range-address="Sheet1.A452:Sheet1.A452" chart:class="chart:bar">
            <chart:data-point/>
          </chart:series>
          <chart:series chart:style-name="ch14" chart:values-cell-range-address="Sheet1.A453:Sheet1.A453" chart:class="chart:bar">
            <chart:data-point/>
          </chart:series>
          <chart:series chart:style-name="ch15" chart:values-cell-range-address="Sheet1.A454:Sheet1.A454" chart:class="chart:bar">
            <chart:data-point/>
          </chart:series>
          <chart:series chart:style-name="ch16" chart:values-cell-range-address="Sheet1.A455:Sheet1.A455" chart:class="chart:bar">
            <chart:data-point/>
          </chart:series>
          <chart:series chart:style-name="ch17" chart:values-cell-range-address="Sheet1.A456:Sheet1.A456" chart:class="chart:bar">
            <chart:data-point/>
          </chart:series>
          <chart:series chart:style-name="ch6" chart:values-cell-range-address="Sheet1.A457:Sheet1.A457" chart:class="chart:bar">
            <chart:data-point/>
          </chart:series>
          <chart:series chart:style-name="ch7" chart:values-cell-range-address="Sheet1.A458:Sheet1.A458" chart:class="chart:bar">
            <chart:data-point/>
          </chart:series>
          <chart:series chart:style-name="ch8" chart:values-cell-range-address="Sheet1.A459:Sheet1.A459" chart:class="chart:bar">
            <chart:data-point/>
          </chart:series>
          <chart:series chart:style-name="ch9" chart:values-cell-range-address="Sheet1.A460:Sheet1.A460" chart:class="chart:bar">
            <chart:data-point/>
          </chart:series>
          <chart:series chart:style-name="ch10" chart:values-cell-range-address="Sheet1.A461:Sheet1.A461" chart:class="chart:bar">
            <chart:data-point/>
          </chart:series>
          <chart:series chart:style-name="ch11" chart:values-cell-range-address="Sheet1.A462:Sheet1.A462" chart:class="chart:bar">
            <chart:data-point/>
          </chart:series>
          <chart:series chart:style-name="ch12" chart:values-cell-range-address="Sheet1.A463:Sheet1.A463" chart:class="chart:bar">
            <chart:data-point/>
          </chart:series>
          <chart:series chart:style-name="ch13" chart:values-cell-range-address="Sheet1.A464:Sheet1.A464" chart:class="chart:bar">
            <chart:data-point/>
          </chart:series>
          <chart:series chart:style-name="ch14" chart:values-cell-range-address="Sheet1.A465:Sheet1.A465" chart:class="chart:bar">
            <chart:data-point/>
          </chart:series>
          <chart:series chart:style-name="ch15" chart:values-cell-range-address="Sheet1.A466:Sheet1.A466" chart:class="chart:bar">
            <chart:data-point/>
          </chart:series>
          <chart:series chart:style-name="ch16" chart:values-cell-range-address="Sheet1.A467:Sheet1.A467" chart:class="chart:bar">
            <chart:data-point/>
          </chart:series>
          <chart:series chart:style-name="ch17" chart:values-cell-range-address="Sheet1.A468:Sheet1.A468" chart:class="chart:bar">
            <chart:data-point/>
          </chart:series>
          <chart:series chart:style-name="ch6" chart:values-cell-range-address="Sheet1.A469:Sheet1.A469" chart:class="chart:bar">
            <chart:data-point/>
          </chart:series>
          <chart:series chart:style-name="ch7" chart:values-cell-range-address="Sheet1.A470:Sheet1.A470" chart:class="chart:bar">
            <chart:data-point/>
          </chart:series>
          <chart:series chart:style-name="ch8" chart:values-cell-range-address="Sheet1.A471:Sheet1.A471" chart:class="chart:bar">
            <chart:data-point/>
          </chart:series>
          <chart:series chart:style-name="ch9" chart:values-cell-range-address="Sheet1.A472:Sheet1.A472" chart:class="chart:bar">
            <chart:data-point/>
          </chart:series>
          <chart:series chart:style-name="ch10" chart:values-cell-range-address="Sheet1.A473:Sheet1.A473" chart:class="chart:bar">
            <chart:data-point/>
          </chart:series>
          <chart:series chart:style-name="ch11" chart:values-cell-range-address="Sheet1.A474:Sheet1.A474" chart:class="chart:bar">
            <chart:data-point/>
          </chart:series>
          <chart:series chart:style-name="ch12" chart:values-cell-range-address="Sheet1.A475:Sheet1.A475" chart:class="chart:bar">
            <chart:data-point/>
          </chart:series>
          <chart:series chart:style-name="ch13" chart:values-cell-range-address="Sheet1.A476:Sheet1.A476" chart:class="chart:bar">
            <chart:data-point/>
          </chart:series>
          <chart:series chart:style-name="ch14" chart:values-cell-range-address="Sheet1.A477:Sheet1.A477" chart:class="chart:bar">
            <chart:data-point/>
          </chart:series>
          <chart:series chart:style-name="ch15" chart:values-cell-range-address="Sheet1.A478:Sheet1.A478" chart:class="chart:bar">
            <chart:data-point/>
          </chart:series>
          <chart:series chart:style-name="ch16" chart:values-cell-range-address="Sheet1.A479:Sheet1.A479" chart:class="chart:bar">
            <chart:data-point/>
          </chart:series>
          <chart:series chart:style-name="ch17" chart:values-cell-range-address="Sheet1.A480:Sheet1.A480" chart:class="chart:bar">
            <chart:data-point/>
          </chart:series>
          <chart:series chart:style-name="ch6" chart:values-cell-range-address="Sheet1.A481:Sheet1.A481" chart:class="chart:bar">
            <chart:data-point/>
          </chart:series>
          <chart:series chart:style-name="ch7" chart:values-cell-range-address="Sheet1.A482:Sheet1.A482" chart:class="chart:bar">
            <chart:data-point/>
          </chart:series>
          <chart:series chart:style-name="ch8" chart:values-cell-range-address="Sheet1.A483:Sheet1.A483" chart:class="chart:bar">
            <chart:data-point/>
          </chart:series>
          <chart:series chart:style-name="ch9" chart:values-cell-range-address="Sheet1.A484:Sheet1.A484" chart:class="chart:bar">
            <chart:data-point/>
          </chart:series>
          <chart:series chart:style-name="ch10" chart:values-cell-range-address="Sheet1.A485:Sheet1.A485" chart:class="chart:bar">
            <chart:data-point/>
          </chart:series>
          <chart:series chart:style-name="ch11" chart:values-cell-range-address="Sheet1.A486:Sheet1.A486" chart:class="chart:bar">
            <chart:data-point/>
          </chart:series>
          <chart:series chart:style-name="ch12" chart:values-cell-range-address="Sheet1.A487:Sheet1.A487" chart:class="chart:bar">
            <chart:data-point/>
          </chart:series>
          <chart:series chart:style-name="ch13" chart:values-cell-range-address="Sheet1.A488:Sheet1.A488" chart:class="chart:bar">
            <chart:data-point/>
          </chart:series>
          <chart:series chart:style-name="ch14" chart:values-cell-range-address="Sheet1.A489:Sheet1.A489" chart:class="chart:bar">
            <chart:data-point/>
          </chart:series>
          <chart:series chart:style-name="ch15" chart:values-cell-range-address="Sheet1.A490:Sheet1.A490" chart:class="chart:bar">
            <chart:data-point/>
          </chart:series>
          <chart:series chart:style-name="ch16" chart:values-cell-range-address="Sheet1.A491:Sheet1.A491" chart:class="chart:bar">
            <chart:data-point/>
          </chart:series>
          <chart:series chart:style-name="ch17" chart:values-cell-range-address="Sheet1.A492:Sheet1.A492" chart:class="chart:bar">
            <chart:data-point/>
          </chart:series>
          <chart:series chart:style-name="ch6" chart:values-cell-range-address="Sheet1.A493:Sheet1.A493" chart:class="chart:bar">
            <chart:data-point/>
          </chart:series>
          <chart:series chart:style-name="ch7" chart:values-cell-range-address="Sheet1.A494:Sheet1.A494" chart:class="chart:bar">
            <chart:data-point/>
          </chart:series>
          <chart:series chart:style-name="ch8" chart:values-cell-range-address="Sheet1.A495:Sheet1.A495" chart:class="chart:bar">
            <chart:data-point/>
          </chart:series>
          <chart:series chart:style-name="ch9" chart:values-cell-range-address="Sheet1.A496:Sheet1.A496" chart:class="chart:bar">
            <chart:data-point/>
          </chart:series>
          <chart:series chart:style-name="ch10" chart:values-cell-range-address="Sheet1.A497:Sheet1.A497" chart:class="chart:bar">
            <chart:data-point/>
          </chart:series>
          <chart:series chart:style-name="ch11" chart:values-cell-range-address="Sheet1.A498:Sheet1.A498" chart:class="chart:bar">
            <chart:data-point/>
          </chart:series>
          <chart:series chart:style-name="ch12" chart:values-cell-range-address="Sheet1.A499:Sheet1.A499" chart:class="chart:bar">
            <chart:data-point/>
          </chart:series>
          <chart:series chart:style-name="ch18" chart:values-cell-range-address="Sheet1.A500:Sheet1.A500" chart:class="chart:line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80">
                <text:p>480</text:p>
                <draw:g>
                  <svg:desc>Sheet1.A1:Sheet1.A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83">
                <text:p>483</text:p>
                <draw:g>
                  <svg:desc>Sheet1.A2:Sheet1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68">
                <text:p>568</text:p>
                <draw:g>
                  <svg:desc>Sheet1.A3:Sheet1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07">
                <text:p>707</text:p>
                <draw:g>
                  <svg:desc>Sheet1.A4:Sheet1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48">
                <text:p>648</text:p>
                <draw:g>
                  <svg:desc>Sheet1.A5:Sheet1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73">
                <text:p>773</text:p>
                <draw:g>
                  <svg:desc>Sheet1.A6:Sheet1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77">
                <text:p>477</text:p>
                <draw:g>
                  <svg:desc>Sheet1.A7:Sheet1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72">
                <text:p>372</text:p>
                <draw:g>
                  <svg:desc>Sheet1.A8:Sheet1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11">
                <text:p>611</text:p>
                <draw:g>
                  <svg:desc>Sheet1.A9:Sheet1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51">
                <text:p>551</text:p>
                <draw:g>
                  <svg:desc>Sheet1.A10:Sheet1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54">
                <text:p>354</text:p>
                <draw:g>
                  <svg:desc>Sheet1.A11:Sheet1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92">
                <text:p>392</text:p>
                <draw:g>
                  <svg:desc>Sheet1.A12:Sheet1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04">
                <text:p>404</text:p>
                <draw:g>
                  <svg:desc>Sheet1.A13:Sheet1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89">
                <text:p>689</text:p>
                <draw:g>
                  <svg:desc>Sheet1.A14:Sheet1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71">
                <text:p>771</text:p>
                <draw:g>
                  <svg:desc>Sheet1.A15:Sheet1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54">
                <text:p>754</text:p>
                <draw:g>
                  <svg:desc>Sheet1.A16:Sheet1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81">
                <text:p>681</text:p>
                <draw:g>
                  <svg:desc>Sheet1.A17:Sheet1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19">
                <text:p>719</text:p>
                <draw:g>
                  <svg:desc>Sheet1.A18:Sheet1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11">
                <text:p>511</text:p>
                <draw:g>
                  <svg:desc>Sheet1.A19:Sheet1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51">
                <text:p>551</text:p>
                <draw:g>
                  <svg:desc>Sheet1.A20:Sheet1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64">
                <text:p>664</text:p>
                <draw:g>
                  <svg:desc>Sheet1.A21:Sheet1.A2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89">
                <text:p>589</text:p>
                <draw:g>
                  <svg:desc>Sheet1.A22:Sheet1.A2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83">
                <text:p>583</text:p>
                <draw:g>
                  <svg:desc>Sheet1.A23:Sheet1.A2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55">
                <text:p>655</text:p>
                <draw:g>
                  <svg:desc>Sheet1.A24:Sheet1.A2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83">
                <text:p>783</text:p>
                <draw:g>
                  <svg:desc>Sheet1.A25:Sheet1.A2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20">
                <text:p>820</text:p>
                <draw:g>
                  <svg:desc>Sheet1.A26:Sheet1.A2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61">
                <text:p>761</text:p>
                <draw:g>
                  <svg:desc>Sheet1.A27:Sheet1.A2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29">
                <text:p>729</text:p>
                <draw:g>
                  <svg:desc>Sheet1.A28:Sheet1.A2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36">
                <text:p>736</text:p>
                <draw:g>
                  <svg:desc>Sheet1.A29:Sheet1.A2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31">
                <text:p>731</text:p>
                <draw:g>
                  <svg:desc>Sheet1.A30:Sheet1.A3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69">
                <text:p>869</text:p>
                <draw:g>
                  <svg:desc>Sheet1.A31:Sheet1.A3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87">
                <text:p>787</text:p>
                <draw:g>
                  <svg:desc>Sheet1.A32:Sheet1.A3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566">
                <text:p>4566</text:p>
                <draw:g>
                  <svg:desc>Sheet1.A33:Sheet1.A3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177">
                <text:p>2177</text:p>
                <draw:g>
                  <svg:desc>Sheet1.A34:Sheet1.A3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48">
                <text:p>2048</text:p>
                <draw:g>
                  <svg:desc>Sheet1.A35:Sheet1.A3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262">
                <text:p>2262</text:p>
                <draw:g>
                  <svg:desc>Sheet1.A36:Sheet1.A3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65">
                <text:p>2065</text:p>
                <draw:g>
                  <svg:desc>Sheet1.A37:Sheet1.A3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88">
                <text:p>1788</text:p>
                <draw:g>
                  <svg:desc>Sheet1.A38:Sheet1.A3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48">
                <text:p>1648</text:p>
                <draw:g>
                  <svg:desc>Sheet1.A39:Sheet1.A3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52">
                <text:p>1752</text:p>
                <draw:g>
                  <svg:desc>Sheet1.A40:Sheet1.A4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41">
                <text:p>1841</text:p>
                <draw:g>
                  <svg:desc>Sheet1.A41:Sheet1.A4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45">
                <text:p>1945</text:p>
                <draw:g>
                  <svg:desc>Sheet1.A42:Sheet1.A4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115">
                <text:p>2115</text:p>
                <draw:g>
                  <svg:desc>Sheet1.A43:Sheet1.A4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125">
                <text:p>2125</text:p>
                <draw:g>
                  <svg:desc>Sheet1.A44:Sheet1.A4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235">
                <text:p>2235</text:p>
                <draw:g>
                  <svg:desc>Sheet1.A45:Sheet1.A4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44">
                <text:p>2344</text:p>
                <draw:g>
                  <svg:desc>Sheet1.A46:Sheet1.A4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429">
                <text:p>2429</text:p>
                <draw:g>
                  <svg:desc>Sheet1.A47:Sheet1.A4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909">
                <text:p>2909</text:p>
                <draw:g>
                  <svg:desc>Sheet1.A48:Sheet1.A4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090">
                <text:p>3090</text:p>
                <draw:g>
                  <svg:desc>Sheet1.A49:Sheet1.A4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174">
                <text:p>3174</text:p>
                <draw:g>
                  <svg:desc>Sheet1.A50:Sheet1.A5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826">
                <text:p>2826</text:p>
                <draw:g>
                  <svg:desc>Sheet1.A51:Sheet1.A5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927">
                <text:p>2927</text:p>
                <draw:g>
                  <svg:desc>Sheet1.A52:Sheet1.A5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016">
                <text:p>3016</text:p>
                <draw:g>
                  <svg:desc>Sheet1.A53:Sheet1.A5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112">
                <text:p>3112</text:p>
                <draw:g>
                  <svg:desc>Sheet1.A54:Sheet1.A5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198">
                <text:p>3198</text:p>
                <draw:g>
                  <svg:desc>Sheet1.A55:Sheet1.A5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736">
                <text:p>3736</text:p>
                <draw:g>
                  <svg:desc>Sheet1.A56:Sheet1.A5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786">
                <text:p>4786</text:p>
                <draw:g>
                  <svg:desc>Sheet1.A57:Sheet1.A5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166">
                <text:p>4166</text:p>
                <draw:g>
                  <svg:desc>Sheet1.A58:Sheet1.A5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774">
                <text:p>3774</text:p>
                <draw:g>
                  <svg:desc>Sheet1.A59:Sheet1.A5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702">
                <text:p>3702</text:p>
                <draw:g>
                  <svg:desc>Sheet1.A60:Sheet1.A6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792">
                <text:p>3792</text:p>
                <draw:g>
                  <svg:desc>Sheet1.A61:Sheet1.A6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411">
                <text:p>4411</text:p>
                <draw:g>
                  <svg:desc>Sheet1.A62:Sheet1.A6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632">
                <text:p>4632</text:p>
                <draw:g>
                  <svg:desc>Sheet1.A63:Sheet1.A6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961">
                <text:p>6961</text:p>
                <draw:g>
                  <svg:desc>Sheet1.A64:Sheet1.A6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579">
                <text:p>4579</text:p>
                <draw:g>
                  <svg:desc>Sheet1.A65:Sheet1.A6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330">
                <text:p>4330</text:p>
                <draw:g>
                  <svg:desc>Sheet1.A66:Sheet1.A6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398">
                <text:p>4398</text:p>
                <draw:g>
                  <svg:desc>Sheet1.A67:Sheet1.A6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500">
                <text:p>4500</text:p>
                <draw:g>
                  <svg:desc>Sheet1.A68:Sheet1.A6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611">
                <text:p>4611</text:p>
                <draw:g>
                  <svg:desc>Sheet1.A69:Sheet1.A6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701">
                <text:p>4701</text:p>
                <draw:g>
                  <svg:desc>Sheet1.A70:Sheet1.A7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818">
                <text:p>4818</text:p>
                <draw:g>
                  <svg:desc>Sheet1.A71:Sheet1.A7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978">
                <text:p>4978</text:p>
                <draw:g>
                  <svg:desc>Sheet1.A72:Sheet1.A7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010">
                <text:p>5010</text:p>
                <draw:g>
                  <svg:desc>Sheet1.A73:Sheet1.A7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120">
                <text:p>5120</text:p>
                <draw:g>
                  <svg:desc>Sheet1.A74:Sheet1.A7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232">
                <text:p>5232</text:p>
                <draw:g>
                  <svg:desc>Sheet1.A75:Sheet1.A7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314">
                <text:p>5314</text:p>
                <draw:g>
                  <svg:desc>Sheet1.A76:Sheet1.A7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455">
                <text:p>5455</text:p>
                <draw:g>
                  <svg:desc>Sheet1.A77:Sheet1.A7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811">
                <text:p>5811</text:p>
                <draw:g>
                  <svg:desc>Sheet1.A78:Sheet1.A7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815">
                <text:p>5815</text:p>
                <draw:g>
                  <svg:desc>Sheet1.A79:Sheet1.A7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033">
                <text:p>6033</text:p>
                <draw:g>
                  <svg:desc>Sheet1.A80:Sheet1.A8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049">
                <text:p>6049</text:p>
                <draw:g>
                  <svg:desc>Sheet1.A81:Sheet1.A8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005">
                <text:p>6005</text:p>
                <draw:g>
                  <svg:desc>Sheet1.A82:Sheet1.A8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250">
                <text:p>6250</text:p>
                <draw:g>
                  <svg:desc>Sheet1.A83:Sheet1.A8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187">
                <text:p>6187</text:p>
                <draw:g>
                  <svg:desc>Sheet1.A84:Sheet1.A8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238">
                <text:p>6238</text:p>
                <draw:g>
                  <svg:desc>Sheet1.A85:Sheet1.A8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338">
                <text:p>6338</text:p>
                <draw:g>
                  <svg:desc>Sheet1.A86:Sheet1.A8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928">
                <text:p>7928</text:p>
                <draw:g>
                  <svg:desc>Sheet1.A87:Sheet1.A8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341">
                <text:p>12341</text:p>
                <draw:g>
                  <svg:desc>Sheet1.A88:Sheet1.A8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242">
                <text:p>8242</text:p>
                <draw:g>
                  <svg:desc>Sheet1.A89:Sheet1.A8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910">
                <text:p>6910</text:p>
                <draw:g>
                  <svg:desc>Sheet1.A90:Sheet1.A9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928">
                <text:p>6928</text:p>
                <draw:g>
                  <svg:desc>Sheet1.A91:Sheet1.A9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992">
                <text:p>6992</text:p>
                <draw:g>
                  <svg:desc>Sheet1.A92:Sheet1.A9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109">
                <text:p>7109</text:p>
                <draw:g>
                  <svg:desc>Sheet1.A93:Sheet1.A9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214">
                <text:p>7214</text:p>
                <draw:g>
                  <svg:desc>Sheet1.A94:Sheet1.A9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385">
                <text:p>7385</text:p>
                <draw:g>
                  <svg:desc>Sheet1.A95:Sheet1.A9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416">
                <text:p>7416</text:p>
                <draw:g>
                  <svg:desc>Sheet1.A96:Sheet1.A9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481">
                <text:p>7481</text:p>
                <draw:g>
                  <svg:desc>Sheet1.A97:Sheet1.A9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606">
                <text:p>7606</text:p>
                <draw:g>
                  <svg:desc>Sheet1.A98:Sheet1.A9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715">
                <text:p>15715</text:p>
                <draw:g>
                  <svg:desc>Sheet1.A99:Sheet1.A9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378">
                <text:p>10378</text:p>
                <draw:g>
                  <svg:desc>Sheet1.A100:Sheet1.A10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146">
                <text:p>8146</text:p>
                <draw:g>
                  <svg:desc>Sheet1.A101:Sheet1.A10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242">
                <text:p>8242</text:p>
                <draw:g>
                  <svg:desc>Sheet1.A102:Sheet1.A10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562">
                <text:p>8562</text:p>
                <draw:g>
                  <svg:desc>Sheet1.A103:Sheet1.A10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540">
                <text:p>8540</text:p>
                <draw:g>
                  <svg:desc>Sheet1.A104:Sheet1.A10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264">
                <text:p>13264</text:p>
                <draw:g>
                  <svg:desc>Sheet1.A105:Sheet1.A10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776">
                <text:p>8776</text:p>
                <draw:g>
                  <svg:desc>Sheet1.A106:Sheet1.A10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340">
                <text:p>9340</text:p>
                <draw:g>
                  <svg:desc>Sheet1.A107:Sheet1.A10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964">
                <text:p>14964</text:p>
                <draw:g>
                  <svg:desc>Sheet1.A108:Sheet1.A10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337">
                <text:p>9337</text:p>
                <draw:g>
                  <svg:desc>Sheet1.A109:Sheet1.A10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001">
                <text:p>9001</text:p>
                <draw:g>
                  <svg:desc>Sheet1.A110:Sheet1.A1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068">
                <text:p>9068</text:p>
                <draw:g>
                  <svg:desc>Sheet1.A111:Sheet1.A1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465">
                <text:p>10465</text:p>
                <draw:g>
                  <svg:desc>Sheet1.A112:Sheet1.A1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746">
                <text:p>9746</text:p>
                <draw:g>
                  <svg:desc>Sheet1.A113:Sheet1.A1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782">
                <text:p>10782</text:p>
                <draw:g>
                  <svg:desc>Sheet1.A114:Sheet1.A1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095">
                <text:p>16095</text:p>
                <draw:g>
                  <svg:desc>Sheet1.A115:Sheet1.A1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495">
                <text:p>10495</text:p>
                <draw:g>
                  <svg:desc>Sheet1.A116:Sheet1.A1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759">
                <text:p>9759</text:p>
                <draw:g>
                  <svg:desc>Sheet1.A117:Sheet1.A1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893">
                <text:p>9893</text:p>
                <draw:g>
                  <svg:desc>Sheet1.A118:Sheet1.A1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928">
                <text:p>9928</text:p>
                <draw:g>
                  <svg:desc>Sheet1.A119:Sheet1.A1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144">
                <text:p>10144</text:p>
                <draw:g>
                  <svg:desc>Sheet1.A120:Sheet1.A1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245">
                <text:p>10245</text:p>
                <draw:g>
                  <svg:desc>Sheet1.A121:Sheet1.A12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368">
                <text:p>10368</text:p>
                <draw:g>
                  <svg:desc>Sheet1.A122:Sheet1.A12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411">
                <text:p>11411</text:p>
                <draw:g>
                  <svg:desc>Sheet1.A123:Sheet1.A12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919">
                <text:p>14919</text:p>
                <draw:g>
                  <svg:desc>Sheet1.A124:Sheet1.A12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948">
                <text:p>10948</text:p>
                <draw:g>
                  <svg:desc>Sheet1.A125:Sheet1.A12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950">
                <text:p>10950</text:p>
                <draw:g>
                  <svg:desc>Sheet1.A126:Sheet1.A12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824">
                <text:p>10824</text:p>
                <draw:g>
                  <svg:desc>Sheet1.A127:Sheet1.A12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887">
                <text:p>20887</text:p>
                <draw:g>
                  <svg:desc>Sheet1.A128:Sheet1.A12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215">
                <text:p>12215</text:p>
                <draw:g>
                  <svg:desc>Sheet1.A129:Sheet1.A12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320">
                <text:p>11320</text:p>
                <draw:g>
                  <svg:desc>Sheet1.A130:Sheet1.A13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417">
                <text:p>11417</text:p>
                <draw:g>
                  <svg:desc>Sheet1.A131:Sheet1.A13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485">
                <text:p>11485</text:p>
                <draw:g>
                  <svg:desc>Sheet1.A132:Sheet1.A13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552">
                <text:p>11552</text:p>
                <draw:g>
                  <svg:desc>Sheet1.A133:Sheet1.A13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930">
                <text:p>13930</text:p>
                <draw:g>
                  <svg:desc>Sheet1.A134:Sheet1.A13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930">
                <text:p>11930</text:p>
                <draw:g>
                  <svg:desc>Sheet1.A135:Sheet1.A13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023">
                <text:p>12023</text:p>
                <draw:g>
                  <svg:desc>Sheet1.A136:Sheet1.A13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324">
                <text:p>12324</text:p>
                <draw:g>
                  <svg:desc>Sheet1.A137:Sheet1.A13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377">
                <text:p>12377</text:p>
                <draw:g>
                  <svg:desc>Sheet1.A138:Sheet1.A13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452">
                <text:p>12452</text:p>
                <draw:g>
                  <svg:desc>Sheet1.A139:Sheet1.A13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966">
                <text:p>12966</text:p>
                <draw:g>
                  <svg:desc>Sheet1.A140:Sheet1.A14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469">
                <text:p>20469</text:p>
                <draw:g>
                  <svg:desc>Sheet1.A141:Sheet1.A14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919">
                <text:p>15919</text:p>
                <draw:g>
                  <svg:desc>Sheet1.A142:Sheet1.A14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210">
                <text:p>13210</text:p>
                <draw:g>
                  <svg:desc>Sheet1.A143:Sheet1.A14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399">
                <text:p>13399</text:p>
                <draw:g>
                  <svg:desc>Sheet1.A144:Sheet1.A14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904">
                <text:p>20904</text:p>
                <draw:g>
                  <svg:desc>Sheet1.A145:Sheet1.A14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940">
                <text:p>17940</text:p>
                <draw:g>
                  <svg:desc>Sheet1.A146:Sheet1.A14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825">
                <text:p>19825</text:p>
                <draw:g>
                  <svg:desc>Sheet1.A147:Sheet1.A14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681">
                <text:p>17681</text:p>
                <draw:g>
                  <svg:desc>Sheet1.A148:Sheet1.A14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755">
                <text:p>16755</text:p>
                <draw:g>
                  <svg:desc>Sheet1.A149:Sheet1.A14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998">
                <text:p>13998</text:p>
                <draw:g>
                  <svg:desc>Sheet1.A150:Sheet1.A15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063">
                <text:p>14063</text:p>
                <draw:g>
                  <svg:desc>Sheet1.A151:Sheet1.A15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700">
                <text:p>18700</text:p>
                <draw:g>
                  <svg:desc>Sheet1.A152:Sheet1.A15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944">
                <text:p>20944</text:p>
                <draw:g>
                  <svg:desc>Sheet1.A153:Sheet1.A15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466">
                <text:p>14466</text:p>
                <draw:g>
                  <svg:desc>Sheet1.A154:Sheet1.A15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408">
                <text:p>14408</text:p>
                <draw:g>
                  <svg:desc>Sheet1.A155:Sheet1.A15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2233">
                <text:p>22233</text:p>
                <draw:g>
                  <svg:desc>Sheet1.A156:Sheet1.A15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478">
                <text:p>23478</text:p>
                <draw:g>
                  <svg:desc>Sheet1.A157:Sheet1.A15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348">
                <text:p>15348</text:p>
                <draw:g>
                  <svg:desc>Sheet1.A158:Sheet1.A15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4696">
                <text:p>24696</text:p>
                <draw:g>
                  <svg:desc>Sheet1.A159:Sheet1.A15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186">
                <text:p>17186</text:p>
                <draw:g>
                  <svg:desc>Sheet1.A160:Sheet1.A16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475">
                <text:p>15475</text:p>
                <draw:g>
                  <svg:desc>Sheet1.A161:Sheet1.A16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437">
                <text:p>19437</text:p>
                <draw:g>
                  <svg:desc>Sheet1.A162:Sheet1.A16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1735">
                <text:p>21735</text:p>
                <draw:g>
                  <svg:desc>Sheet1.A163:Sheet1.A16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1289">
                <text:p>21289</text:p>
                <draw:g>
                  <svg:desc>Sheet1.A164:Sheet1.A16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612">
                <text:p>16612</text:p>
                <draw:g>
                  <svg:desc>Sheet1.A165:Sheet1.A16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186">
                <text:p>18186</text:p>
                <draw:g>
                  <svg:desc>Sheet1.A166:Sheet1.A16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647">
                <text:p>16647</text:p>
                <draw:g>
                  <svg:desc>Sheet1.A167:Sheet1.A16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6224">
                <text:p>26224</text:p>
                <draw:g>
                  <svg:desc>Sheet1.A168:Sheet1.A16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5141">
                <text:p>25141</text:p>
                <draw:g>
                  <svg:desc>Sheet1.A169:Sheet1.A16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564">
                <text:p>23564</text:p>
                <draw:g>
                  <svg:desc>Sheet1.A170:Sheet1.A17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715">
                <text:p>16715</text:p>
                <draw:g>
                  <svg:desc>Sheet1.A171:Sheet1.A17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831">
                <text:p>23831</text:p>
                <draw:g>
                  <svg:desc>Sheet1.A172:Sheet1.A17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7911">
                <text:p>27911</text:p>
                <draw:g>
                  <svg:desc>Sheet1.A173:Sheet1.A17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709">
                <text:p>18709</text:p>
                <draw:g>
                  <svg:desc>Sheet1.A174:Sheet1.A17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936">
                <text:p>16936</text:p>
                <draw:g>
                  <svg:desc>Sheet1.A175:Sheet1.A17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320">
                <text:p>17320</text:p>
                <draw:g>
                  <svg:desc>Sheet1.A176:Sheet1.A17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7037">
                <text:p>27037</text:p>
                <draw:g>
                  <svg:desc>Sheet1.A177:Sheet1.A17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1799">
                <text:p>21799</text:p>
                <draw:g>
                  <svg:desc>Sheet1.A178:Sheet1.A17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6448">
                <text:p>26448</text:p>
                <draw:g>
                  <svg:desc>Sheet1.A179:Sheet1.A17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127">
                <text:p>23127</text:p>
                <draw:g>
                  <svg:desc>Sheet1.A180:Sheet1.A18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6783">
                <text:p>26783</text:p>
                <draw:g>
                  <svg:desc>Sheet1.A181:Sheet1.A18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463">
                <text:p>19463</text:p>
                <draw:g>
                  <svg:desc>Sheet1.A182:Sheet1.A18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163">
                <text:p>18163</text:p>
                <draw:g>
                  <svg:desc>Sheet1.A183:Sheet1.A18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792">
                <text:p>20792</text:p>
                <draw:g>
                  <svg:desc>Sheet1.A184:Sheet1.A18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127">
                <text:p>19127</text:p>
                <draw:g>
                  <svg:desc>Sheet1.A185:Sheet1.A18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6571">
                <text:p>26571</text:p>
                <draw:g>
                  <svg:desc>Sheet1.A186:Sheet1.A18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702">
                <text:p>18702</text:p>
                <draw:g>
                  <svg:desc>Sheet1.A187:Sheet1.A18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5592">
                <text:p>35592</text:p>
                <draw:g>
                  <svg:desc>Sheet1.A188:Sheet1.A18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781">
                <text:p>23781</text:p>
                <draw:g>
                  <svg:desc>Sheet1.A189:Sheet1.A18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792">
                <text:p>18792</text:p>
                <draw:g>
                  <svg:desc>Sheet1.A190:Sheet1.A19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047">
                <text:p>19047</text:p>
                <draw:g>
                  <svg:desc>Sheet1.A191:Sheet1.A19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5463">
                <text:p>25463</text:p>
                <draw:g>
                  <svg:desc>Sheet1.A192:Sheet1.A19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2376">
                <text:p>22376</text:p>
                <draw:g>
                  <svg:desc>Sheet1.A193:Sheet1.A19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9269">
                <text:p>29269</text:p>
                <draw:g>
                  <svg:desc>Sheet1.A194:Sheet1.A19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661">
                <text:p>19661</text:p>
                <draw:g>
                  <svg:desc>Sheet1.A195:Sheet1.A19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815">
                <text:p>19815</text:p>
                <draw:g>
                  <svg:desc>Sheet1.A196:Sheet1.A19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327">
                <text:p>20327</text:p>
                <draw:g>
                  <svg:desc>Sheet1.A197:Sheet1.A19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169">
                <text:p>20169</text:p>
                <draw:g>
                  <svg:desc>Sheet1.A198:Sheet1.A19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116">
                <text:p>20116</text:p>
                <draw:g>
                  <svg:desc>Sheet1.A199:Sheet1.A19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324">
                <text:p>20324</text:p>
                <draw:g>
                  <svg:desc>Sheet1.A200:Sheet1.A20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588">
                <text:p>20588</text:p>
                <draw:g>
                  <svg:desc>Sheet1.A201:Sheet1.A20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4166">
                <text:p>24166</text:p>
                <draw:g>
                  <svg:desc>Sheet1.A202:Sheet1.A20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6879">
                <text:p>26879</text:p>
                <draw:g>
                  <svg:desc>Sheet1.A203:Sheet1.A20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1845">
                <text:p>31845</text:p>
                <draw:g>
                  <svg:desc>Sheet1.A204:Sheet1.A20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951">
                <text:p>20951</text:p>
                <draw:g>
                  <svg:desc>Sheet1.A205:Sheet1.A20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0840">
                <text:p>30840</text:p>
                <draw:g>
                  <svg:desc>Sheet1.A206:Sheet1.A20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8301">
                <text:p>38301</text:p>
                <draw:g>
                  <svg:desc>Sheet1.A207:Sheet1.A20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593">
                <text:p>23593</text:p>
                <draw:g>
                  <svg:desc>Sheet1.A208:Sheet1.A20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1463">
                <text:p>21463</text:p>
                <draw:g>
                  <svg:desc>Sheet1.A209:Sheet1.A20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2178">
                <text:p>32178</text:p>
                <draw:g>
                  <svg:desc>Sheet1.A210:Sheet1.A2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0189">
                <text:p>30189</text:p>
                <draw:g>
                  <svg:desc>Sheet1.A211:Sheet1.A2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2135">
                <text:p>22135</text:p>
                <draw:g>
                  <svg:desc>Sheet1.A212:Sheet1.A2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1798">
                <text:p>21798</text:p>
                <draw:g>
                  <svg:desc>Sheet1.A213:Sheet1.A2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2141">
                <text:p>22141</text:p>
                <draw:g>
                  <svg:desc>Sheet1.A214:Sheet1.A2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2541">
                <text:p>32541</text:p>
                <draw:g>
                  <svg:desc>Sheet1.A215:Sheet1.A2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2965">
                <text:p>22965</text:p>
                <draw:g>
                  <svg:desc>Sheet1.A216:Sheet1.A2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3369">
                <text:p>33369</text:p>
                <draw:g>
                  <svg:desc>Sheet1.A217:Sheet1.A2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1103">
                <text:p>41103</text:p>
                <draw:g>
                  <svg:desc>Sheet1.A218:Sheet1.A2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3405">
                <text:p>23405</text:p>
                <draw:g>
                  <svg:desc>Sheet1.A219:Sheet1.A2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7175">
                <text:p>27175</text:p>
                <draw:g>
                  <svg:desc>Sheet1.A220:Sheet1.A2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2840">
                <text:p>32840</text:p>
                <draw:g>
                  <svg:desc>Sheet1.A221:Sheet1.A22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5250">
                <text:p>35250</text:p>
                <draw:g>
                  <svg:desc>Sheet1.A222:Sheet1.A22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7367">
                <text:p>37367</text:p>
                <draw:g>
                  <svg:desc>Sheet1.A223:Sheet1.A22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9483">
                <text:p>39483</text:p>
                <draw:g>
                  <svg:desc>Sheet1.A224:Sheet1.A22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8336">
                <text:p>28336</text:p>
                <draw:g>
                  <svg:desc>Sheet1.A225:Sheet1.A22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4552">
                <text:p>34552</text:p>
                <draw:g>
                  <svg:desc>Sheet1.A226:Sheet1.A22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4690">
                <text:p>34690</text:p>
                <draw:g>
                  <svg:desc>Sheet1.A227:Sheet1.A22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4021">
                <text:p>24021</text:p>
                <draw:g>
                  <svg:desc>Sheet1.A228:Sheet1.A22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4036">
                <text:p>24036</text:p>
                <draw:g>
                  <svg:desc>Sheet1.A229:Sheet1.A22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4426">
                <text:p>24426</text:p>
                <draw:g>
                  <svg:desc>Sheet1.A230:Sheet1.A23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0368">
                <text:p>40368</text:p>
                <draw:g>
                  <svg:desc>Sheet1.A231:Sheet1.A23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8327">
                <text:p>28327</text:p>
                <draw:g>
                  <svg:desc>Sheet1.A232:Sheet1.A23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7250">
                <text:p>37250</text:p>
                <draw:g>
                  <svg:desc>Sheet1.A233:Sheet1.A23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0897">
                <text:p>30897</text:p>
                <draw:g>
                  <svg:desc>Sheet1.A234:Sheet1.A23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8153">
                <text:p>28153</text:p>
                <draw:g>
                  <svg:desc>Sheet1.A235:Sheet1.A23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1921">
                <text:p>31921</text:p>
                <draw:g>
                  <svg:desc>Sheet1.A236:Sheet1.A23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0107">
                <text:p>40107</text:p>
                <draw:g>
                  <svg:desc>Sheet1.A237:Sheet1.A23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0475">
                <text:p>30475</text:p>
                <draw:g>
                  <svg:desc>Sheet1.A238:Sheet1.A23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8839">
                <text:p>28839</text:p>
                <draw:g>
                  <svg:desc>Sheet1.A239:Sheet1.A23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4906">
                <text:p>34906</text:p>
                <draw:g>
                  <svg:desc>Sheet1.A240:Sheet1.A24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6020">
                <text:p>26020</text:p>
                <draw:g>
                  <svg:desc>Sheet1.A241:Sheet1.A24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6097">
                <text:p>26097</text:p>
                <draw:g>
                  <svg:desc>Sheet1.A242:Sheet1.A24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6494">
                <text:p>26494</text:p>
                <draw:g>
                  <svg:desc>Sheet1.A243:Sheet1.A24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9510">
                <text:p>29510</text:p>
                <draw:g>
                  <svg:desc>Sheet1.A244:Sheet1.A24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2826">
                <text:p>42826</text:p>
                <draw:g>
                  <svg:desc>Sheet1.A245:Sheet1.A24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4308">
                <text:p>34308</text:p>
                <draw:g>
                  <svg:desc>Sheet1.A246:Sheet1.A24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9328">
                <text:p>29328</text:p>
                <draw:g>
                  <svg:desc>Sheet1.A247:Sheet1.A24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7500">
                <text:p>27500</text:p>
                <draw:g>
                  <svg:desc>Sheet1.A248:Sheet1.A24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9358">
                <text:p>39358</text:p>
                <draw:g>
                  <svg:desc>Sheet1.A249:Sheet1.A24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7242">
                <text:p>27242</text:p>
                <draw:g>
                  <svg:desc>Sheet1.A250:Sheet1.A25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7456">
                <text:p>27456</text:p>
                <draw:g>
                  <svg:desc>Sheet1.A251:Sheet1.A25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2027">
                <text:p>42027</text:p>
                <draw:g>
                  <svg:desc>Sheet1.A252:Sheet1.A25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7800">
                <text:p>27800</text:p>
                <draw:g>
                  <svg:desc>Sheet1.A253:Sheet1.A25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7943">
                <text:p>27943</text:p>
                <draw:g>
                  <svg:desc>Sheet1.A254:Sheet1.A25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3282">
                <text:p>33282</text:p>
                <draw:g>
                  <svg:desc>Sheet1.A255:Sheet1.A25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8150">
                <text:p>28150</text:p>
                <draw:g>
                  <svg:desc>Sheet1.A256:Sheet1.A25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6482">
                <text:p>36482</text:p>
                <draw:g>
                  <svg:desc>Sheet1.A257:Sheet1.A25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8023">
                <text:p>38023</text:p>
                <draw:g>
                  <svg:desc>Sheet1.A258:Sheet1.A25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7880">
                <text:p>37880</text:p>
                <draw:g>
                  <svg:desc>Sheet1.A259:Sheet1.A25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0253">
                <text:p>30253</text:p>
                <draw:g>
                  <svg:desc>Sheet1.A260:Sheet1.A26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8122">
                <text:p>48122</text:p>
                <draw:g>
                  <svg:desc>Sheet1.A261:Sheet1.A26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9450">
                <text:p>29450</text:p>
                <draw:g>
                  <svg:desc>Sheet1.A262:Sheet1.A26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9100">
                <text:p>59100</text:p>
                <draw:g>
                  <svg:desc>Sheet1.A263:Sheet1.A26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1879">
                <text:p>31879</text:p>
                <draw:g>
                  <svg:desc>Sheet1.A264:Sheet1.A26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9477">
                <text:p>29477</text:p>
                <draw:g>
                  <svg:desc>Sheet1.A265:Sheet1.A26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9278">
                <text:p>29278</text:p>
                <draw:g>
                  <svg:desc>Sheet1.A266:Sheet1.A26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9728">
                <text:p>29728</text:p>
                <draw:g>
                  <svg:desc>Sheet1.A267:Sheet1.A26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9488">
                <text:p>29488</text:p>
                <draw:g>
                  <svg:desc>Sheet1.A268:Sheet1.A26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0771">
                <text:p>50771</text:p>
                <draw:g>
                  <svg:desc>Sheet1.A269:Sheet1.A26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9238">
                <text:p>39238</text:p>
                <draw:g>
                  <svg:desc>Sheet1.A270:Sheet1.A27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4434">
                <text:p>44434</text:p>
                <draw:g>
                  <svg:desc>Sheet1.A271:Sheet1.A27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0229">
                <text:p>40229</text:p>
                <draw:g>
                  <svg:desc>Sheet1.A272:Sheet1.A27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8237">
                <text:p>48237</text:p>
                <draw:g>
                  <svg:desc>Sheet1.A273:Sheet1.A27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0745">
                <text:p>30745</text:p>
                <draw:g>
                  <svg:desc>Sheet1.A274:Sheet1.A27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5138">
                <text:p>35138</text:p>
                <draw:g>
                  <svg:desc>Sheet1.A275:Sheet1.A27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4484">
                <text:p>34484</text:p>
                <draw:g>
                  <svg:desc>Sheet1.A276:Sheet1.A27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1301">
                <text:p>41301</text:p>
                <draw:g>
                  <svg:desc>Sheet1.A277:Sheet1.A27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4308">
                <text:p>34308</text:p>
                <draw:g>
                  <svg:desc>Sheet1.A278:Sheet1.A27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1515">
                <text:p>31515</text:p>
                <draw:g>
                  <svg:desc>Sheet1.A279:Sheet1.A27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1622">
                <text:p>31622</text:p>
                <draw:g>
                  <svg:desc>Sheet1.A280:Sheet1.A28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7257">
                <text:p>37257</text:p>
                <draw:g>
                  <svg:desc>Sheet1.A281:Sheet1.A28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6887">
                <text:p>56887</text:p>
                <draw:g>
                  <svg:desc>Sheet1.A282:Sheet1.A28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7266">
                <text:p>47266</text:p>
                <draw:g>
                  <svg:desc>Sheet1.A283:Sheet1.A28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1922">
                <text:p>51922</text:p>
                <draw:g>
                  <svg:desc>Sheet1.A284:Sheet1.A28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3997">
                <text:p>33997</text:p>
                <draw:g>
                  <svg:desc>Sheet1.A285:Sheet1.A28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8283">
                <text:p>48283</text:p>
                <draw:g>
                  <svg:desc>Sheet1.A286:Sheet1.A28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3417">
                <text:p>33417</text:p>
                <draw:g>
                  <svg:desc>Sheet1.A287:Sheet1.A28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6259">
                <text:p>36259</text:p>
                <draw:g>
                  <svg:desc>Sheet1.A288:Sheet1.A28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2864">
                <text:p>32864</text:p>
                <draw:g>
                  <svg:desc>Sheet1.A289:Sheet1.A28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3942">
                <text:p>33942</text:p>
                <draw:g>
                  <svg:desc>Sheet1.A290:Sheet1.A29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3641">
                <text:p>33641</text:p>
                <draw:g>
                  <svg:desc>Sheet1.A291:Sheet1.A29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1459">
                <text:p>41459</text:p>
                <draw:g>
                  <svg:desc>Sheet1.A292:Sheet1.A29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3811">
                <text:p>33811</text:p>
                <draw:g>
                  <svg:desc>Sheet1.A293:Sheet1.A29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6647">
                <text:p>46647</text:p>
                <draw:g>
                  <svg:desc>Sheet1.A294:Sheet1.A29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6075">
                <text:p>36075</text:p>
                <draw:g>
                  <svg:desc>Sheet1.A295:Sheet1.A29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5424">
                <text:p>45424</text:p>
                <draw:g>
                  <svg:desc>Sheet1.A296:Sheet1.A29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8180">
                <text:p>38180</text:p>
                <draw:g>
                  <svg:desc>Sheet1.A297:Sheet1.A29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4721">
                <text:p>34721</text:p>
                <draw:g>
                  <svg:desc>Sheet1.A298:Sheet1.A29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2626">
                <text:p>52626</text:p>
                <draw:g>
                  <svg:desc>Sheet1.A299:Sheet1.A29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5913">
                <text:p>35913</text:p>
                <draw:g>
                  <svg:desc>Sheet1.A300:Sheet1.A30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5394">
                <text:p>35394</text:p>
                <draw:g>
                  <svg:desc>Sheet1.A301:Sheet1.A30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5367">
                <text:p>35367</text:p>
                <draw:g>
                  <svg:desc>Sheet1.A302:Sheet1.A30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7680">
                <text:p>47680</text:p>
                <draw:g>
                  <svg:desc>Sheet1.A303:Sheet1.A30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0895">
                <text:p>40895</text:p>
                <draw:g>
                  <svg:desc>Sheet1.A304:Sheet1.A30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4640">
                <text:p>44640</text:p>
                <draw:g>
                  <svg:desc>Sheet1.A305:Sheet1.A30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4286">
                <text:p>54286</text:p>
                <draw:g>
                  <svg:desc>Sheet1.A306:Sheet1.A30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6229">
                <text:p>36229</text:p>
                <draw:g>
                  <svg:desc>Sheet1.A307:Sheet1.A30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7106">
                <text:p>47106</text:p>
                <draw:g>
                  <svg:desc>Sheet1.A308:Sheet1.A30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7453">
                <text:p>37453</text:p>
                <draw:g>
                  <svg:desc>Sheet1.A309:Sheet1.A30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2049">
                <text:p>52049</text:p>
                <draw:g>
                  <svg:desc>Sheet1.A310:Sheet1.A3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6638">
                <text:p>36638</text:p>
                <draw:g>
                  <svg:desc>Sheet1.A311:Sheet1.A3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3659">
                <text:p>43659</text:p>
                <draw:g>
                  <svg:desc>Sheet1.A312:Sheet1.A3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4157">
                <text:p>44157</text:p>
                <draw:g>
                  <svg:desc>Sheet1.A313:Sheet1.A3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5232">
                <text:p>55232</text:p>
                <draw:g>
                  <svg:desc>Sheet1.A314:Sheet1.A3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3239">
                <text:p>53239</text:p>
                <draw:g>
                  <svg:desc>Sheet1.A315:Sheet1.A3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6055">
                <text:p>46055</text:p>
                <draw:g>
                  <svg:desc>Sheet1.A316:Sheet1.A3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7425">
                <text:p>37425</text:p>
                <draw:g>
                  <svg:desc>Sheet1.A317:Sheet1.A3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7483">
                <text:p>37483</text:p>
                <draw:g>
                  <svg:desc>Sheet1.A318:Sheet1.A3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1164">
                <text:p>41164</text:p>
                <draw:g>
                  <svg:desc>Sheet1.A319:Sheet1.A3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6272">
                <text:p>46272</text:p>
                <draw:g>
                  <svg:desc>Sheet1.A320:Sheet1.A3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1278">
                <text:p>51278</text:p>
                <draw:g>
                  <svg:desc>Sheet1.A321:Sheet1.A32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6031">
                <text:p>46031</text:p>
                <draw:g>
                  <svg:desc>Sheet1.A322:Sheet1.A32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8072">
                <text:p>38072</text:p>
                <draw:g>
                  <svg:desc>Sheet1.A323:Sheet1.A32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2416">
                <text:p>42416</text:p>
                <draw:g>
                  <svg:desc>Sheet1.A324:Sheet1.A32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5950">
                <text:p>45950</text:p>
                <draw:g>
                  <svg:desc>Sheet1.A325:Sheet1.A32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3002">
                <text:p>53002</text:p>
                <draw:g>
                  <svg:desc>Sheet1.A326:Sheet1.A32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8658">
                <text:p>38658</text:p>
                <draw:g>
                  <svg:desc>Sheet1.A327:Sheet1.A32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3013">
                <text:p>53013</text:p>
                <draw:g>
                  <svg:desc>Sheet1.A328:Sheet1.A32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6523">
                <text:p>46523</text:p>
                <draw:g>
                  <svg:desc>Sheet1.A329:Sheet1.A32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2417">
                <text:p>52417</text:p>
                <draw:g>
                  <svg:desc>Sheet1.A330:Sheet1.A33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3680">
                <text:p>43680</text:p>
                <draw:g>
                  <svg:desc>Sheet1.A331:Sheet1.A33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8275">
                <text:p>48275</text:p>
                <draw:g>
                  <svg:desc>Sheet1.A332:Sheet1.A33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9981">
                <text:p>39981</text:p>
                <draw:g>
                  <svg:desc>Sheet1.A333:Sheet1.A33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6367">
                <text:p>46367</text:p>
                <draw:g>
                  <svg:desc>Sheet1.A334:Sheet1.A33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0097">
                <text:p>40097</text:p>
                <draw:g>
                  <svg:desc>Sheet1.A335:Sheet1.A33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0090">
                <text:p>40090</text:p>
                <draw:g>
                  <svg:desc>Sheet1.A336:Sheet1.A33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2007">
                <text:p>52007</text:p>
                <draw:g>
                  <svg:desc>Sheet1.A337:Sheet1.A33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0993">
                <text:p>50993</text:p>
                <draw:g>
                  <svg:desc>Sheet1.A338:Sheet1.A33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0048">
                <text:p>80048</text:p>
                <draw:g>
                  <svg:desc>Sheet1.A339:Sheet1.A33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5719">
                <text:p>55719</text:p>
                <draw:g>
                  <svg:desc>Sheet1.A340:Sheet1.A34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1301">
                <text:p>41301</text:p>
                <draw:g>
                  <svg:desc>Sheet1.A341:Sheet1.A34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0771">
                <text:p>40771</text:p>
                <draw:g>
                  <svg:desc>Sheet1.A342:Sheet1.A34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7035">
                <text:p>57035</text:p>
                <draw:g>
                  <svg:desc>Sheet1.A343:Sheet1.A34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7781">
                <text:p>57781</text:p>
                <draw:g>
                  <svg:desc>Sheet1.A344:Sheet1.A34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9152">
                <text:p>59152</text:p>
                <draw:g>
                  <svg:desc>Sheet1.A345:Sheet1.A34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9352">
                <text:p>59352</text:p>
                <draw:g>
                  <svg:desc>Sheet1.A346:Sheet1.A34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5997">
                <text:p>55997</text:p>
                <draw:g>
                  <svg:desc>Sheet1.A347:Sheet1.A34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2306">
                <text:p>42306</text:p>
                <draw:g>
                  <svg:desc>Sheet1.A348:Sheet1.A34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4704">
                <text:p>54704</text:p>
                <draw:g>
                  <svg:desc>Sheet1.A349:Sheet1.A34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3587">
                <text:p>43587</text:p>
                <draw:g>
                  <svg:desc>Sheet1.A350:Sheet1.A35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3300">
                <text:p>53300</text:p>
                <draw:g>
                  <svg:desc>Sheet1.A351:Sheet1.A35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1628">
                <text:p>51628</text:p>
                <draw:g>
                  <svg:desc>Sheet1.A352:Sheet1.A35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7680">
                <text:p>47680</text:p>
                <draw:g>
                  <svg:desc>Sheet1.A353:Sheet1.A35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7270">
                <text:p>57270</text:p>
                <draw:g>
                  <svg:desc>Sheet1.A354:Sheet1.A35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2832">
                <text:p>52832</text:p>
                <draw:g>
                  <svg:desc>Sheet1.A355:Sheet1.A35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4067">
                <text:p>54067</text:p>
                <draw:g>
                  <svg:desc>Sheet1.A356:Sheet1.A35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1606">
                <text:p>51606</text:p>
                <draw:g>
                  <svg:desc>Sheet1.A357:Sheet1.A35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4166">
                <text:p>44166</text:p>
                <draw:g>
                  <svg:desc>Sheet1.A358:Sheet1.A35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7411">
                <text:p>67411</text:p>
                <draw:g>
                  <svg:desc>Sheet1.A359:Sheet1.A35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9422">
                <text:p>69422</text:p>
                <draw:g>
                  <svg:desc>Sheet1.A360:Sheet1.A36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8516">
                <text:p>48516</text:p>
                <draw:g>
                  <svg:desc>Sheet1.A361:Sheet1.A36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7932">
                <text:p>47932</text:p>
                <draw:g>
                  <svg:desc>Sheet1.A362:Sheet1.A36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5108">
                <text:p>45108</text:p>
                <draw:g>
                  <svg:desc>Sheet1.A363:Sheet1.A36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1872">
                <text:p>51872</text:p>
                <draw:g>
                  <svg:desc>Sheet1.A364:Sheet1.A36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6592">
                <text:p>56592</text:p>
                <draw:g>
                  <svg:desc>Sheet1.A365:Sheet1.A36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0737">
                <text:p>50737</text:p>
                <draw:g>
                  <svg:desc>Sheet1.A366:Sheet1.A36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5644">
                <text:p>45644</text:p>
                <draw:g>
                  <svg:desc>Sheet1.A367:Sheet1.A36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6069">
                <text:p>56069</text:p>
                <draw:g>
                  <svg:desc>Sheet1.A368:Sheet1.A36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5901">
                <text:p>45901</text:p>
                <draw:g>
                  <svg:desc>Sheet1.A369:Sheet1.A36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5869">
                <text:p>45869</text:p>
                <draw:g>
                  <svg:desc>Sheet1.A370:Sheet1.A37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3035">
                <text:p>53035</text:p>
                <draw:g>
                  <svg:desc>Sheet1.A371:Sheet1.A37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7937">
                <text:p>57937</text:p>
                <draw:g>
                  <svg:desc>Sheet1.A372:Sheet1.A37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7658">
                <text:p>47658</text:p>
                <draw:g>
                  <svg:desc>Sheet1.A373:Sheet1.A37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8224">
                <text:p>48224</text:p>
                <draw:g>
                  <svg:desc>Sheet1.A374:Sheet1.A37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4204">
                <text:p>74204</text:p>
                <draw:g>
                  <svg:desc>Sheet1.A375:Sheet1.A37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6608">
                <text:p>66608</text:p>
                <draw:g>
                  <svg:desc>Sheet1.A376:Sheet1.A37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1874">
                <text:p>51874</text:p>
                <draw:g>
                  <svg:desc>Sheet1.A377:Sheet1.A37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2003">
                <text:p>52003</text:p>
                <draw:g>
                  <svg:desc>Sheet1.A378:Sheet1.A37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7032">
                <text:p>67032</text:p>
                <draw:g>
                  <svg:desc>Sheet1.A379:Sheet1.A37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1092">
                <text:p>61092</text:p>
                <draw:g>
                  <svg:desc>Sheet1.A380:Sheet1.A38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5832">
                <text:p>55832</text:p>
                <draw:g>
                  <svg:desc>Sheet1.A381:Sheet1.A38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2922">
                <text:p>52922</text:p>
                <draw:g>
                  <svg:desc>Sheet1.A382:Sheet1.A38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8440">
                <text:p>48440</text:p>
                <draw:g>
                  <svg:desc>Sheet1.A383:Sheet1.A38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8320">
                <text:p>48320</text:p>
                <draw:g>
                  <svg:desc>Sheet1.A384:Sheet1.A38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3464">
                <text:p>63464</text:p>
                <draw:g>
                  <svg:desc>Sheet1.A385:Sheet1.A38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0636">
                <text:p>60636</text:p>
                <draw:g>
                  <svg:desc>Sheet1.A386:Sheet1.A38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8337">
                <text:p>58337</text:p>
                <draw:g>
                  <svg:desc>Sheet1.A387:Sheet1.A38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6146">
                <text:p>56146</text:p>
                <draw:g>
                  <svg:desc>Sheet1.A388:Sheet1.A38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0306">
                <text:p>80306</text:p>
                <draw:g>
                  <svg:desc>Sheet1.A389:Sheet1.A38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2984">
                <text:p>52984</text:p>
                <draw:g>
                  <svg:desc>Sheet1.A390:Sheet1.A39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1888">
                <text:p>51888</text:p>
                <draw:g>
                  <svg:desc>Sheet1.A391:Sheet1.A39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9837">
                <text:p>59837</text:p>
                <draw:g>
                  <svg:desc>Sheet1.A392:Sheet1.A39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2726">
                <text:p>52726</text:p>
                <draw:g>
                  <svg:desc>Sheet1.A393:Sheet1.A39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4036">
                <text:p>74036</text:p>
                <draw:g>
                  <svg:desc>Sheet1.A394:Sheet1.A39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6955">
                <text:p>56955</text:p>
                <draw:g>
                  <svg:desc>Sheet1.A395:Sheet1.A39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0051">
                <text:p>70051</text:p>
                <draw:g>
                  <svg:desc>Sheet1.A396:Sheet1.A39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9883">
                <text:p>59883</text:p>
                <draw:g>
                  <svg:desc>Sheet1.A397:Sheet1.A39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4690">
                <text:p>64690</text:p>
                <draw:g>
                  <svg:desc>Sheet1.A398:Sheet1.A39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8171">
                <text:p>58171</text:p>
                <draw:g>
                  <svg:desc>Sheet1.A399:Sheet1.A39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8751">
                <text:p>58751</text:p>
                <draw:g>
                  <svg:desc>Sheet1.A400:Sheet1.A40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9809">
                <text:p>59809</text:p>
                <draw:g>
                  <svg:desc>Sheet1.A401:Sheet1.A40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8250">
                <text:p>78250</text:p>
                <draw:g>
                  <svg:desc>Sheet1.A402:Sheet1.A40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1684">
                <text:p>51684</text:p>
                <draw:g>
                  <svg:desc>Sheet1.A403:Sheet1.A40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2190">
                <text:p>62190</text:p>
                <draw:g>
                  <svg:desc>Sheet1.A404:Sheet1.A40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2090">
                <text:p>62090</text:p>
                <draw:g>
                  <svg:desc>Sheet1.A405:Sheet1.A40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2539">
                <text:p>52539</text:p>
                <draw:g>
                  <svg:desc>Sheet1.A406:Sheet1.A40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5186">
                <text:p>65186</text:p>
                <draw:g>
                  <svg:desc>Sheet1.A407:Sheet1.A40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3047">
                <text:p>53047</text:p>
                <draw:g>
                  <svg:desc>Sheet1.A408:Sheet1.A40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2836">
                <text:p>52836</text:p>
                <draw:g>
                  <svg:desc>Sheet1.A409:Sheet1.A40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4723">
                <text:p>64723</text:p>
                <draw:g>
                  <svg:desc>Sheet1.A410:Sheet1.A4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8162">
                <text:p>68162</text:p>
                <draw:g>
                  <svg:desc>Sheet1.A411:Sheet1.A4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2680">
                <text:p>62680</text:p>
                <draw:g>
                  <svg:desc>Sheet1.A412:Sheet1.A4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9731">
                <text:p>79731</text:p>
                <draw:g>
                  <svg:desc>Sheet1.A413:Sheet1.A4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6414">
                <text:p>76414</text:p>
                <draw:g>
                  <svg:desc>Sheet1.A414:Sheet1.A4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9897">
                <text:p>59897</text:p>
                <draw:g>
                  <svg:desc>Sheet1.A415:Sheet1.A4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4401">
                <text:p>54401</text:p>
                <draw:g>
                  <svg:desc>Sheet1.A416:Sheet1.A4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9823">
                <text:p>59823</text:p>
                <draw:g>
                  <svg:desc>Sheet1.A417:Sheet1.A4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5748">
                <text:p>65748</text:p>
                <draw:g>
                  <svg:desc>Sheet1.A418:Sheet1.A4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4255">
                <text:p>64255</text:p>
                <draw:g>
                  <svg:desc>Sheet1.A419:Sheet1.A4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6396">
                <text:p>56396</text:p>
                <draw:g>
                  <svg:desc>Sheet1.A420:Sheet1.A4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0475">
                <text:p>70475</text:p>
                <draw:g>
                  <svg:desc>Sheet1.A421:Sheet1.A42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4493">
                <text:p>64493</text:p>
                <draw:g>
                  <svg:desc>Sheet1.A422:Sheet1.A42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0811">
                <text:p>70811</text:p>
                <draw:g>
                  <svg:desc>Sheet1.A423:Sheet1.A42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5639">
                <text:p>65639</text:p>
                <draw:g>
                  <svg:desc>Sheet1.A424:Sheet1.A42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2736">
                <text:p>62736</text:p>
                <draw:g>
                  <svg:desc>Sheet1.A425:Sheet1.A42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0198">
                <text:p>60198</text:p>
                <draw:g>
                  <svg:desc>Sheet1.A426:Sheet1.A42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1989">
                <text:p>81989</text:p>
                <draw:g>
                  <svg:desc>Sheet1.A427:Sheet1.A42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6389">
                <text:p>56389</text:p>
                <draw:g>
                  <svg:desc>Sheet1.A428:Sheet1.A42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1459">
                <text:p>61459</text:p>
                <draw:g>
                  <svg:desc>Sheet1.A429:Sheet1.A42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0691">
                <text:p>70691</text:p>
                <draw:g>
                  <svg:desc>Sheet1.A430:Sheet1.A43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1771">
                <text:p>91771</text:p>
                <draw:g>
                  <svg:desc>Sheet1.A431:Sheet1.A43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2950">
                <text:p>72950</text:p>
                <draw:g>
                  <svg:desc>Sheet1.A432:Sheet1.A43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6968">
                <text:p>56968</text:p>
                <draw:g>
                  <svg:desc>Sheet1.A433:Sheet1.A43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2432">
                <text:p>102432</text:p>
                <draw:g>
                  <svg:desc>Sheet1.A434:Sheet1.A43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2184">
                <text:p>82184</text:p>
                <draw:g>
                  <svg:desc>Sheet1.A435:Sheet1.A43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8394">
                <text:p>68394</text:p>
                <draw:g>
                  <svg:desc>Sheet1.A436:Sheet1.A43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7365">
                <text:p>57365</text:p>
                <draw:g>
                  <svg:desc>Sheet1.A437:Sheet1.A43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6217">
                <text:p>96217</text:p>
                <draw:g>
                  <svg:desc>Sheet1.A438:Sheet1.A43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4415">
                <text:p>84415</text:p>
                <draw:g>
                  <svg:desc>Sheet1.A439:Sheet1.A43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5136">
                <text:p>75136</text:p>
                <draw:g>
                  <svg:desc>Sheet1.A440:Sheet1.A44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6581">
                <text:p>76581</text:p>
                <draw:g>
                  <svg:desc>Sheet1.A441:Sheet1.A44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7503">
                <text:p>77503</text:p>
                <draw:g>
                  <svg:desc>Sheet1.A442:Sheet1.A44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4134">
                <text:p>74134</text:p>
                <draw:g>
                  <svg:desc>Sheet1.A443:Sheet1.A44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4870">
                <text:p>84870</text:p>
                <draw:g>
                  <svg:desc>Sheet1.A444:Sheet1.A44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4699">
                <text:p>94699</text:p>
                <draw:g>
                  <svg:desc>Sheet1.A445:Sheet1.A44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5152">
                <text:p>95152</text:p>
                <draw:g>
                  <svg:desc>Sheet1.A446:Sheet1.A44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5693">
                <text:p>105693</text:p>
                <draw:g>
                  <svg:desc>Sheet1.A447:Sheet1.A44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0928">
                <text:p>70928</text:p>
                <draw:g>
                  <svg:desc>Sheet1.A448:Sheet1.A44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1330">
                <text:p>71330</text:p>
                <draw:g>
                  <svg:desc>Sheet1.A449:Sheet1.A44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9796">
                <text:p>59796</text:p>
                <draw:g>
                  <svg:desc>Sheet1.A450:Sheet1.A45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8829">
                <text:p>88829</text:p>
                <draw:g>
                  <svg:desc>Sheet1.A451:Sheet1.A45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0399">
                <text:p>60399</text:p>
                <draw:g>
                  <svg:desc>Sheet1.A452:Sheet1.A45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8926">
                <text:p>68926</text:p>
                <draw:g>
                  <svg:desc>Sheet1.A453:Sheet1.A45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0779">
                <text:p>60779</text:p>
                <draw:g>
                  <svg:desc>Sheet1.A454:Sheet1.A45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4464">
                <text:p>74464</text:p>
                <draw:g>
                  <svg:desc>Sheet1.A455:Sheet1.A45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1044">
                <text:p>81044</text:p>
                <draw:g>
                  <svg:desc>Sheet1.A456:Sheet1.A45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0809">
                <text:p>80809</text:p>
                <draw:g>
                  <svg:desc>Sheet1.A457:Sheet1.A45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4326">
                <text:p>74326</text:p>
                <draw:g>
                  <svg:desc>Sheet1.A458:Sheet1.A45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0438">
                <text:p>80438</text:p>
                <draw:g>
                  <svg:desc>Sheet1.A459:Sheet1.A45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1574">
                <text:p>91574</text:p>
                <draw:g>
                  <svg:desc>Sheet1.A460:Sheet1.A46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6051">
                <text:p>66051</text:p>
                <draw:g>
                  <svg:desc>Sheet1.A461:Sheet1.A46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5392">
                <text:p>65392</text:p>
                <draw:g>
                  <svg:desc>Sheet1.A462:Sheet1.A46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8227">
                <text:p>88227</text:p>
                <draw:g>
                  <svg:desc>Sheet1.A463:Sheet1.A46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3408">
                <text:p>73408</text:p>
                <draw:g>
                  <svg:desc>Sheet1.A464:Sheet1.A46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9354">
                <text:p>69354</text:p>
                <draw:g>
                  <svg:desc>Sheet1.A465:Sheet1.A46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9618">
                <text:p>69618</text:p>
                <draw:g>
                  <svg:desc>Sheet1.A466:Sheet1.A46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3387">
                <text:p>73387</text:p>
                <draw:g>
                  <svg:desc>Sheet1.A467:Sheet1.A46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4893">
                <text:p>74893</text:p>
                <draw:g>
                  <svg:desc>Sheet1.A468:Sheet1.A46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0282">
                <text:p>70282</text:p>
                <draw:g>
                  <svg:desc>Sheet1.A469:Sheet1.A46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6819">
                <text:p>66819</text:p>
                <draw:g>
                  <svg:desc>Sheet1.A470:Sheet1.A47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2804">
                <text:p>82804</text:p>
                <draw:g>
                  <svg:desc>Sheet1.A471:Sheet1.A47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4829">
                <text:p>84829</text:p>
                <draw:g>
                  <svg:desc>Sheet1.A472:Sheet1.A47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8299">
                <text:p>88299</text:p>
                <draw:g>
                  <svg:desc>Sheet1.A473:Sheet1.A47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8734">
                <text:p>88734</text:p>
                <draw:g>
                  <svg:desc>Sheet1.A474:Sheet1.A47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8753">
                <text:p>78753</text:p>
                <draw:g>
                  <svg:desc>Sheet1.A475:Sheet1.A47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2451">
                <text:p>72451</text:p>
                <draw:g>
                  <svg:desc>Sheet1.A476:Sheet1.A47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0927">
                <text:p>80927</text:p>
                <draw:g>
                  <svg:desc>Sheet1.A477:Sheet1.A47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9830">
                <text:p>79830</text:p>
                <draw:g>
                  <svg:desc>Sheet1.A478:Sheet1.A47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6709">
                <text:p>76709</text:p>
                <draw:g>
                  <svg:desc>Sheet1.A479:Sheet1.A47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6899">
                <text:p>66899</text:p>
                <draw:g>
                  <svg:desc>Sheet1.A480:Sheet1.A48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3305">
                <text:p>83305</text:p>
                <draw:g>
                  <svg:desc>Sheet1.A481:Sheet1.A48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6392">
                <text:p>76392</text:p>
                <draw:g>
                  <svg:desc>Sheet1.A482:Sheet1.A48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3221">
                <text:p>73221</text:p>
                <draw:g>
                  <svg:desc>Sheet1.A483:Sheet1.A48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6500">
                <text:p>96500</text:p>
                <draw:g>
                  <svg:desc>Sheet1.A484:Sheet1.A48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3089">
                <text:p>73089</text:p>
                <draw:g>
                  <svg:desc>Sheet1.A485:Sheet1.A48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4561">
                <text:p>84561</text:p>
                <draw:g>
                  <svg:desc>Sheet1.A486:Sheet1.A48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6367">
                <text:p>96367</text:p>
                <draw:g>
                  <svg:desc>Sheet1.A487:Sheet1.A48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6873">
                <text:p>76873</text:p>
                <draw:g>
                  <svg:desc>Sheet1.A488:Sheet1.A48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0246">
                <text:p>80246</text:p>
                <draw:g>
                  <svg:desc>Sheet1.A489:Sheet1.A48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6779">
                <text:p>76779</text:p>
                <draw:g>
                  <svg:desc>Sheet1.A490:Sheet1.A49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5034">
                <text:p>105034</text:p>
                <draw:g>
                  <svg:desc>Sheet1.A491:Sheet1.A49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0257">
                <text:p>90257</text:p>
                <draw:g>
                  <svg:desc>Sheet1.A492:Sheet1.A49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6750">
                <text:p>76750</text:p>
                <draw:g>
                  <svg:desc>Sheet1.A493:Sheet1.A49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3912">
                <text:p>83912</text:p>
                <draw:g>
                  <svg:desc>Sheet1.A494:Sheet1.A49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0157">
                <text:p>100157</text:p>
                <draw:g>
                  <svg:desc>Sheet1.A495:Sheet1.A49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6528">
                <text:p>86528</text:p>
                <draw:g>
                  <svg:desc>Sheet1.A496:Sheet1.A49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0422">
                <text:p>70422</text:p>
                <draw:g>
                  <svg:desc>Sheet1.A497:Sheet1.A49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0972">
                <text:p>70972</text:p>
                <draw:g>
                  <svg:desc>Sheet1.A498:Sheet1.A49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8917">
                <text:p>68917</text:p>
                <draw:g>
                  <svg:desc>Sheet1.A499:Sheet1.A49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5748">
                <text:p>85748</text:p>
                <draw:g>
                  <svg:desc>Sheet1.A500:Sheet1.A500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